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page">
        <style:tab-stops>
          <style:tab-stop style:position="1cm"/>
        </style:tab-stops>
      </style:paragraph-properties>
      <style:text-properties style:font-name="Liberation Serif" officeooo:paragraph-rsid="0008c47f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fo:font-weight="bold" officeooo:rsid="0008c47f" officeooo:paragraph-rsid="0008c47f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break-before="page">
        <style:tab-stops>
          <style:tab-stop style:position="1cm"/>
        </style:tab-stops>
      </style:paragraph-properties>
      <style:text-properties style:font-name="Liberation Serif" fo:font-size="14pt" fo:language="ru" fo:country="RU" fo:font-weight="bold" officeooo:rsid="0008c47f" officeooo:paragraph-rsid="0008c47f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font-weight="bold" officeooo:paragraph-rsid="0008c47f" style:font-size-asian="14pt" style:font-weight-asian="bold" style:font-name-complex="Times New Roman" style:font-size-complex="14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font-weight="bold" officeooo:paragraph-rsid="0008c47f" style:font-size-asian="14pt" style:font-weight-asian="bold" style:font-name-complex="Times New Roman" style:font-size-complex="14pt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center" style:writing-mode="lr-tb"/>
    </style:style>
    <style:style style:name="P8" style:family="paragraph">
      <style:paragraph-properties fo:margin-top="0cm" fo:margin-bottom="0cm" fo:line-height="100%" fo:text-align="end" style:writing-mode="lr-tb"/>
    </style:style>
    <style:style style:name="P9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top="0cm" fo:margin-bottom="0.353cm" fo:line-height="115%" fo:text-align="center" style:writing-mode="lr-tb"/>
    </style:style>
    <style:style style:name="P12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P13" style:family="paragraph">
      <style:paragraph-properties fo:margin-top="0cm" fo:margin-bottom="0.353cm" fo:line-height="115%" style:writing-mode="lr-tb"/>
    </style:style>
    <style:style style:name="P14" style:family="paragraph">
      <loext:graphic-properties draw:fill="none" draw:fill-color="#ffffff"/>
      <style:paragraph-properties fo:margin-top="0cm" fo:margin-bottom="0.353cm" fo:line-height="115%" style:writing-mode="lr-tb"/>
    </style:style>
    <style:style style:name="P15" style:family="paragraph">
      <style:paragraph-properties fo:margin-top="0cm" fo:margin-bottom="0cm" fo:line-height="100%" style:writing-mode="lr-tb"/>
    </style:style>
    <style:style style:name="P16" style:family="paragraph">
      <loext:graphic-properties draw:fill="solid" draw:fill-color="#ffffff"/>
      <style:paragraph-properties fo:margin-top="0cm" fo:margin-bottom="0cm" fo:line-height="100%" style:writing-mode="lr-tb"/>
    </style:style>
    <style:style style:name="P17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PT Astra Serif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font-size="14pt" fo:font-weight="bold" officeooo:rsid="0008c47f" style:font-size-asian="14pt" style:font-weight-asian="bold" style:font-name-complex="Times New Roman" style:font-size-complex="14pt"/>
    </style:style>
    <style:style style:name="T3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4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5" style:family="text">
      <style:text-properties style:use-window-font-color="true" loext:opacity="0%" style:font-name="PT Astra Serif" fo:font-size="6pt" fo:letter-spacing="-0.004cm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6" style:family="text">
      <style:text-properties style:use-window-font-color="true" loext:opacity="0%" style:font-name="PT Astra Serif" fo:font-size="5pt" fo:letter-spacing="-0.004cm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9" style:family="text">
      <style:text-properties style:use-window-font-color="true" loext:opacity="0%" style:font-name="Times New Roman" fo:font-size="18pt" fo:language="ru" fo:country="RU" style:font-name-asian="Calibri" style:font-size-asian="18pt" style:font-name-complex="Times New Roman" style:font-size-complex="11pt" style:language-complex="ar" style:country-complex="SA"/>
    </style:style>
    <style:style style:name="T10" style:family="text">
      <style:text-properties style:use-window-font-color="true" loext:opacity="0%" style:font-name="Times New Roman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11" style:family="text">
      <style:text-properties style:use-window-font-color="true" loext:opacity="0%" style:font-name="Times New Roman" fo:font-size="5pt" fo:language="ru" fo:country="RU" style:font-name-asian="Calibri" style:font-size-asian="5pt" style:font-name-complex="Times New Roman" style:font-size-complex="11pt" style:language-complex="ar" style:country-complex="SA"/>
    </style:style>
    <style:style style:name="T12" style:family="text">
      <style:text-properties style:use-window-font-color="true" loext:opacity="0%" style:font-name="Times New Roman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13" style:family="text">
      <style:text-properties style:use-window-font-color="true" loext:opacity="0%" style:font-name="Times New Roman" fo:font-size="5.5pt" fo:letter-spacing="-0.006cm" fo:language="ru" fo:country="RU" fo:font-weight="bold" style:font-name-asian="Calibri" style:font-size-asian="5.5pt" style:font-weight-asian="bold" style:font-name-complex="Times New Roman" style:font-size-complex="5.5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7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9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53cm" svg:stroke-color="#000000" draw:stroke-linejoin="miter" draw:fill="solid" draw:fill-color="#ffffff" draw:textarea-horizontal-align="left" draw:textarea-vertical-align="top" draw:auto-grow-height="false" fo:min-height="6.315cm" fo:min-width="6.641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8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56cm" fo:min-width="0cm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53cm" fo:min-width="0cm" fo:padding-top="0.229cm" fo:padding-bottom="0.229cm" fo:padding-left="0.441cm" fo:padding-right="0.441cm" fo:wrap-option="wrap" draw:shadow-color="#808080" style:run-through="foreground"/>
    </style:style>
    <style:style style:name="gr11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47cm" fo:min-width="0.004cm" fo:padding-top="0.229cm" fo:padding-bottom="0.229cm" fo:padding-left="0.441cm" fo:padding-right="0.441cm" fo:wrap-option="wrap" draw:shadow-color="#808080" style:run-through="foreground"/>
    </style:style>
    <style:style style:name="gr1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cm" fo:min-width="0cm" fo:padding-top="0.229cm" fo:padding-bottom="0.229cm" fo:padding-left="0.441cm" fo:padding-right="0.441cm" fo:wrap-option="wrap" draw:shadow-color="#808080" style:run-through="foreground"/>
    </style:style>
    <style:style style:name="gr13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37cm" fo:min-width="0cm" fo:padding-top="0.229cm" fo:padding-bottom="0.229cm" fo:padding-left="0.441cm" fo:padding-right="0.441cm" fo:wrap-option="wrap" draw:shadow-color="#808080" style:run-through="foreground"/>
    </style:style>
    <style:style style:name="gr14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1cm" fo:min-width="0.014cm" fo:padding-top="0.229cm" fo:padding-bottom="0.229cm" fo:padding-left="0.441cm" fo:padding-right="0.441cm" fo:wrap-option="wrap" draw:shadow-color="#808080" style:run-through="foreground"/>
    </style:style>
    <style:style style:name="gr15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cm" fo:min-width="0.016cm" fo:padding-top="0.229cm" fo:padding-bottom="0.229cm" fo:padding-left="0.441cm" fo:padding-right="0.441cm" fo:wrap-option="wrap" draw:shadow-color="#808080" style:run-through="foreground"/>
    </style:style>
    <style:style style:name="gr16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1cm" fo:min-width="0.016cm" fo:padding-top="0.229cm" fo:padding-bottom="0.229cm" fo:padding-left="0.441cm" fo:padding-right="0.441cm" fo:wrap-option="wrap" draw:shadow-color="#808080" style:run-through="foreground"/>
    </style:style>
    <style:style style:name="gr17" style:family="graphic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0.344cm" fo:min-width="0cm" fo:padding-top="0.229cm" fo:padding-bottom="0.229cm" fo:padding-left="0.441cm" fo:padding-right="0.441cm" fo:wrap-option="wrap" draw:shadow-color="#808080" style:run-through="foreground"/>
    </style:style>
    <style:style style:name="gr18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cm" fo:min-width="0.014cm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главие 1</text:p>
      <text:p text:style-name="P4"><draw:g text:anchor-type="char" draw:z-index="0" draw:name="Фигура1" draw:style-name="gr8"><draw:custom-shape draw:style-name="gr12" draw:text-style-name="P6" svg:width="1.269cm" svg:height="1.269cm" draw:transform="rotate (1.5707963267949) translate (2.95098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2.975cm" svg:y="1.455cm"><draw:text-box><text:p text:style-name="P7"><text:span text:style-name="T3">TVS43-94</text:span></text:p><text:p text:style-name="P8"><text:span text:style-name="T4">AR43-94</text:span></text:p></draw:text-box></draw:frame><draw:custom-shape draw:style-name="gr12" draw:text-style-name="P6" svg:width="1.269cm" svg:height="1.269cm" draw:transform="rotate (1.5707963267949) translate (4.333875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4.358cm" svg:y="1.455cm"><draw:text-box><text:p text:style-name="P7"><text:span text:style-name="T3">TVS43-96</text:span></text:p><text:p text:style-name="P8"><text:span text:style-name="T4">AR43-96</text:span></text:p></draw:text-box></draw:frame><draw:custom-shape draw:style-name="gr12" draw:text-style-name="P6" svg:width="1.269cm" svg:height="1.269cm" draw:transform="rotate (1.5707963267949) translate (5.720291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745cm" svg:y="1.455cm"><draw:text-box><text:p text:style-name="P7"><text:span text:style-name="T3">TVS43-98</text:span></text:p><text:p text:style-name="P8"><text:span text:style-name="T4">AR43-98</text:span></text:p></draw:text-box></draw:frame><draw:custom-shape draw:style-name="gr12" draw:text-style-name="P6" svg:width="1.269cm" svg:height="1.269cm" draw:transform="rotate (1.5707963267949) translate (7.101416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126cm" svg:y="1.455cm"><draw:text-box><text:p text:style-name="P7"><text:span text:style-name="T3">TVS43-100</text:span></text:p><text:p text:style-name="P8"><text:span text:style-name="T4">AR43-100</text:span></text:p></draw:text-box></draw:frame><draw:custom-shape draw:style-name="gr12" draw:text-style-name="P6" svg:width="1.269cm" svg:height="1.269cm" draw:transform="rotate (1.5707963267949) translate (8.48430555555555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8.507cm" svg:y="1.455cm"><draw:text-box><text:p text:style-name="P7"><text:span text:style-name="T3">TVS43-102</text:span></text:p><text:p text:style-name="P8"><text:span text:style-name="T4">AR43-102</text:span></text:p></draw:text-box></draw:frame><draw:custom-shape draw:style-name="gr12" draw:text-style-name="P6" svg:width="1.269cm" svg:height="1.269cm" draw:transform="rotate (1.5707963267949) translate (9.86895833333333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893cm" svg:y="1.455cm"><draw:text-box><text:p text:style-name="P7"><text:span text:style-name="T3">TVS43-104</text:span></text:p><text:p text:style-name="P8"><text:span text:style-name="T4">AR43-104</text:span></text:p></draw:text-box></draw:frame><draw:custom-shape draw:style-name="gr12" draw:text-style-name="P6" svg:width="1.269cm" svg:height="1.269cm" draw:transform="rotate (1.5707963267949) translate (11.2518472222222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1.274cm" svg:y="1.455cm"><draw:text-box><text:p text:style-name="P7"><text:span text:style-name="T3">TVS43-106</text:span></text:p><text:p text:style-name="P8"><text:span text:style-name="T4">AR43-106</text:span></text:p></draw:text-box></draw:frame><draw:custom-shape draw:style-name="gr12" draw:text-style-name="P6" svg:width="1.269cm" svg:height="1.269cm" draw:transform="rotate (1.5707963267949) translate (12.6823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2.707cm" svg:y="1.455cm"><draw:text-box><text:p text:style-name="P7"><text:span text:style-name="T3">TVS43-108</text:span></text:p><text:p text:style-name="P8"><text:span text:style-name="T4">AR43-108</text:span></text:p></draw:text-box></draw:frame><draw:custom-shape draw:style-name="gr13" draw:text-style-name="P6" svg:width="1.269cm" svg:height="1.265cm" draw:transform="rotate (1.5707963267949) translate (15.0318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5.058cm" svg:y="1.455cm"><draw:text-box><text:p text:style-name="P7"><text:span text:style-name="T3">TVS43-110</text:span></text:p><text:p text:style-name="P8"><text:span text:style-name="T4">AR43-110</text:span></text:p></draw:text-box></draw:frame><draw:custom-shape draw:style-name="gr12" draw:text-style-name="P6" svg:width="1.269cm" svg:height="1.269cm" draw:transform="rotate (1.5707963267949) translate (16.4182777777778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6.443cm" svg:y="1.455cm"><draw:text-box><text:p text:style-name="P7"><text:span text:style-name="T3">TVS43-112</text:span></text:p><text:p text:style-name="P8"><text:span text:style-name="T4">AR43-112</text:span></text:p></draw:text-box></draw:frame><draw:custom-shape draw:style-name="gr12" draw:text-style-name="P6" svg:width="1.269cm" svg:height="1.269cm" draw:transform="rotate (1.5707963267949) translate (17.80116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7.824cm" svg:y="1.455cm"><draw:text-box><text:p text:style-name="P7"><text:span text:style-name="T3">TVS43-114</text:span></text:p><text:p text:style-name="P8"><text:span text:style-name="T4">AR43-114</text:span></text:p></draw:text-box></draw:frame><draw:custom-shape draw:style-name="gr12" draw:text-style-name="P6" svg:width="1.269cm" svg:height="1.269cm" draw:transform="rotate (1.5707963267949) translate (19.1858194444444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9.208cm" svg:y="1.455cm"><draw:text-box><text:p text:style-name="P7"><text:span text:style-name="T3">TVS43-116</text:span></text:p><text:p text:style-name="P8"><text:span text:style-name="T4">AR43-116</text:span></text:p></draw:text-box></draw:frame><draw:custom-shape draw:style-name="gr12" draw:text-style-name="P6" svg:width="1.269cm" svg:height="1.269cm" draw:transform="rotate (1.5707963267949) translate (20.5669444444444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20.591cm" svg:y="1.455cm"><draw:text-box><text:p text:style-name="P7"><text:span text:style-name="T3">TVS43-118</text:span></text:p><text:p text:style-name="P8"><text:span text:style-name="T4">AR43-118</text:span></text:p></draw:text-box></draw:frame><draw:custom-shape draw:style-name="gr12" draw:text-style-name="P6" svg:width="1.269cm" svg:height="1.269cm" draw:transform="rotate (1.5707963267949) translate (3.64243055555556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3.667cm" svg:y="2.485cm"><draw:text-box><text:p text:style-name="P7"><text:span text:style-name="T3">TVS44-95</text:span></text:p><text:p text:style-name="P8"><text:span text:style-name="T4">AR44-95</text:span></text:p></draw:text-box></draw:frame><draw:custom-shape draw:style-name="gr12" draw:text-style-name="P6" svg:width="1.269cm" svg:height="1.269cm" draw:transform="rotate (1.5707963267949) translate (5.0270833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051cm" svg:y="2.485cm"><draw:text-box><text:p text:style-name="P7"><text:span text:style-name="T3">TVS44-97</text:span></text:p><text:p text:style-name="P8"><text:span text:style-name="T4">AR44-97</text:span></text:p></draw:text-box></draw:frame><draw:custom-shape draw:style-name="gr12" draw:text-style-name="P6" svg:width="1.269cm" svg:height="1.269cm" draw:transform="rotate (1.5707963267949) translate (6.4082083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6.433cm" svg:y="2.485cm"><draw:text-box><text:p text:style-name="P7"><text:span text:style-name="T3">TVS44-99</text:span></text:p><text:p text:style-name="P8"><text:span text:style-name="T4">AR44-99</text:span></text:p></draw:text-box></draw:frame><draw:custom-shape draw:style-name="gr12" draw:text-style-name="P6" svg:width="1.269cm" svg:height="1.269cm" draw:transform="rotate (1.5707963267949) translate (7.79286111111111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819cm" svg:y="2.485cm"><draw:text-box><text:p text:style-name="P7"><text:span text:style-name="T3">TVS44-101</text:span></text:p><text:p text:style-name="P8"><text:span text:style-name="T4">AR44-101</text:span></text:p></draw:text-box></draw:frame><draw:custom-shape draw:style-name="gr12" draw:text-style-name="P6" svg:width="1.269cm" svg:height="1.269cm" draw:transform="rotate (1.5707963267949) translate (9.17398611111111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2cm" svg:y="2.485cm"><draw:text-box><text:p text:style-name="P7"><text:span text:style-name="T3">TVS44-103</text:span></text:p><text:p text:style-name="P8"><text:span text:style-name="T4">AR44-103</text:span></text:p></draw:text-box></draw:frame><draw:custom-shape draw:style-name="gr12" draw:text-style-name="P6" svg:width="1.269cm" svg:height="1.269cm" draw:transform="rotate (1.5707963267949) translate (10.56040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0.585cm" svg:y="2.485cm"><draw:text-box><text:p text:style-name="P7"><text:span text:style-name="T3">TVS44-105</text:span></text:p><text:p text:style-name="P8"><text:span text:style-name="T4">AR44-105</text:span></text:p></draw:text-box></draw:frame><draw:custom-shape draw:style-name="gr12" draw:text-style-name="P6" svg:width="1.269cm" svg:height="1.269cm" draw:transform="rotate (1.5707963267949) translate (11.98915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2.014cm" svg:y="2.485cm"><draw:text-box><text:p text:style-name="P7"><text:span text:style-name="T3">TVS44-107</text:span></text:p><text:p text:style-name="P8"><text:span text:style-name="T4">AR44-107</text:span></text:p></draw:text-box></draw:frame><draw:custom-shape draw:style-name="gr12" draw:text-style-name="P6" svg:width="1.269cm" svg:height="1.269cm" draw:transform="rotate (1.5707963267949) translate (14.3439444444444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4.368cm" svg:y="2.485cm"><draw:text-box><text:p text:style-name="P7"><text:span text:style-name="T3">TVS44-109</text:span></text:p><text:p text:style-name="P8"><text:span text:style-name="T4">AR44-109</text:span></text:p></draw:text-box></draw:frame><draw:custom-shape draw:style-name="gr12" draw:text-style-name="P6" svg:width="1.269cm" svg:height="1.269cm" draw:transform="rotate (1.5707963267949) translate (15.7250694444444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5.751cm" svg:y="2.485cm"><draw:text-box><text:p text:style-name="P7"><text:span text:style-name="T3">TVS44-111</text:span></text:p><text:p text:style-name="P8"><text:span text:style-name="T4">AR44-111</text:span></text:p></draw:text-box></draw:frame><draw:custom-shape draw:style-name="gr12" draw:text-style-name="P6" svg:width="1.269cm" svg:height="1.269cm" draw:transform="rotate (1.5707963267949) translate (17.107958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7.132cm" svg:y="2.485cm"><draw:text-box><text:p text:style-name="P7"><text:span text:style-name="T3">TVS44-113</text:span></text:p><text:p text:style-name="P8"><text:span text:style-name="T4">AR44-113</text:span></text:p></draw:text-box></draw:frame><draw:custom-shape draw:style-name="gr12" draw:text-style-name="P6" svg:width="1.269cm" svg:height="1.269cm" draw:transform="rotate (1.5707963267949) translate (18.4908472222222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8.517cm" svg:y="2.485cm"><draw:text-box><text:p text:style-name="P7"><text:span text:style-name="T3">TVS44-115</text:span></text:p><text:p text:style-name="P8"><text:span text:style-name="T4">AR44-115</text:span></text:p></draw:text-box></draw:frame><draw:custom-shape draw:style-name="gr12" draw:text-style-name="P6" svg:width="1.269cm" svg:height="1.269cm" draw:transform="rotate (1.5707963267949) translate (19.8719722222222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9.9cm" svg:y="2.485cm"><draw:text-box><text:p text:style-name="P7"><text:span text:style-name="T3">TVS44-117</text:span></text:p><text:p text:style-name="P8"><text:span text:style-name="T4">AR44-117</text:span></text:p></draw:text-box></draw:frame><draw:custom-shape draw:style-name="gr12" draw:text-style-name="P6" svg:width="1.269cm" svg:height="1.269cm" draw:transform="rotate (1.5707963267949) translate (21.26015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1.285cm" svg:y="2.485cm"><draw:text-box><text:p text:style-name="P7"><text:span text:style-name="T3">TVS44-119</text:span></text:p><text:p text:style-name="P8"><text:span text:style-name="T4">AR44-119</text:span></text:p></draw:text-box></draw:frame><draw:custom-shape draw:style-name="gr12" draw:text-style-name="P6" svg:width="1.267cm" svg:height="1.269cm" draw:transform="rotate (1.5707963267949) translate (2.95098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2.975cm" svg:y="3.514cm"><draw:text-box><text:p text:style-name="P7"><text:span text:style-name="T3">TVS45-94</text:span></text:p><text:p text:style-name="P8"><text:span text:style-name="T4">AR45-94</text:span></text:p></draw:text-box></draw:frame><draw:custom-shape draw:style-name="gr12" draw:text-style-name="P6" svg:width="1.267cm" svg:height="1.269cm" draw:transform="rotate (1.5707963267949) translate (4.333875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4.358cm" svg:y="3.514cm"><draw:text-box><text:p text:style-name="P7"><text:span text:style-name="T3">TVS45-96</text:span></text:p><text:p text:style-name="P8"><text:span text:style-name="T4">AR45-96</text:span></text:p></draw:text-box></draw:frame><draw:custom-shape draw:style-name="gr12" draw:text-style-name="P6" svg:width="1.267cm" svg:height="1.269cm" draw:transform="rotate (1.5707963267949) translate (5.720291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5.745cm" svg:y="3.514cm"><draw:text-box><text:p text:style-name="P7"><text:span text:style-name="T3">TVS45-98</text:span></text:p><text:p text:style-name="P8"><text:span text:style-name="T4">AR45-98</text:span></text:p></draw:text-box></draw:frame><draw:custom-shape draw:style-name="gr12" draw:text-style-name="P6" svg:width="1.267cm" svg:height="1.269cm" draw:transform="rotate (1.5707963267949) translate (7.101416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7.126cm" svg:y="3.514cm"><draw:text-box><text:p text:style-name="P7"><text:span text:style-name="T3">TVS45-100</text:span></text:p><text:p text:style-name="P8"><text:span text:style-name="T4">AR45-100</text:span></text:p></draw:text-box></draw:frame><draw:custom-shape draw:style-name="gr12" draw:text-style-name="P6" svg:width="1.267cm" svg:height="1.269cm" draw:transform="rotate (1.5707963267949) translate (8.48430555555555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8.507cm" svg:y="3.514cm"><draw:text-box><text:p text:style-name="P7"><text:span text:style-name="T3">TVS45-102</text:span></text:p><text:p text:style-name="P8"><text:span text:style-name="T4">AR45-102</text:span></text:p></draw:text-box></draw:frame><draw:custom-shape draw:style-name="gr12" draw:text-style-name="P6" svg:width="1.267cm" svg:height="1.269cm" draw:transform="rotate (1.5707963267949) translate (9.86895833333333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9.893cm" svg:y="3.514cm"><draw:text-box><text:p text:style-name="P7"><text:span text:style-name="T3">TVS45-104</text:span></text:p><text:p text:style-name="P8"><text:span text:style-name="T4">AR45-104</text:span></text:p></draw:text-box></draw:frame><draw:custom-shape draw:style-name="gr12" draw:text-style-name="P6" svg:width="1.267cm" svg:height="1.269cm" draw:transform="rotate (1.5707963267949) translate (11.2518472222222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1.274cm" svg:y="3.514cm"><draw:text-box><text:p text:style-name="P7"><text:span text:style-name="T3">TVS45-106</text:span></text:p><text:p text:style-name="P8"><text:span text:style-name="T4">AR45-106</text:span></text:p></draw:text-box></draw:frame><draw:custom-shape draw:style-name="gr12" draw:text-style-name="P6" svg:width="1.267cm" svg:height="1.269cm" draw:transform="rotate (1.5707963267949) translate (12.6823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2.707cm" svg:y="3.514cm"><draw:text-box><text:p text:style-name="P7"><text:span text:style-name="T3">TVS45-108</text:span></text:p><text:p text:style-name="P8"><text:span text:style-name="T4">AR45-108</text:span></text:p></draw:text-box></draw:frame><draw:custom-shape draw:style-name="gr13" draw:text-style-name="P6" svg:width="1.267cm" svg:height="1.265cm" draw:transform="rotate (1.5707963267949) translate (15.0318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5.058cm" svg:y="3.514cm"><draw:text-box><text:p text:style-name="P7"><text:span text:style-name="T3">TVS45-110</text:span></text:p><text:p text:style-name="P8"><text:span text:style-name="T4">AR45-110</text:span></text:p></draw:text-box></draw:frame><draw:custom-shape draw:style-name="gr12" draw:text-style-name="P6" svg:width="1.267cm" svg:height="1.269cm" draw:transform="rotate (1.5707963267949) translate (16.4182777777778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6.443cm" svg:y="3.514cm"><draw:text-box><text:p text:style-name="P7"><text:span text:style-name="T3">TVS45-112</text:span></text:p><text:p text:style-name="P8"><text:span text:style-name="T4">AR45-112</text:span></text:p></draw:text-box></draw:frame><draw:custom-shape draw:style-name="gr12" draw:text-style-name="P6" svg:width="1.267cm" svg:height="1.269cm" draw:transform="rotate (1.5707963267949) translate (17.80116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7.824cm" svg:y="3.514cm"><draw:text-box><text:p text:style-name="P7"><text:span text:style-name="T3">TVS45-114</text:span></text:p><text:p text:style-name="P8"><text:span text:style-name="T4">AR45-114</text:span></text:p></draw:text-box></draw:frame><draw:custom-shape draw:style-name="gr12" draw:text-style-name="P6" svg:width="1.267cm" svg:height="1.269cm" draw:transform="rotate (1.5707963267949) translate (19.1858194444444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9.208cm" svg:y="3.514cm"><draw:text-box><text:p text:style-name="P7"><text:span text:style-name="T3">TVS45-116</text:span></text:p><text:p text:style-name="P8"><text:span text:style-name="T4">AR45-116</text:span></text:p></draw:text-box></draw:frame><draw:custom-shape draw:style-name="gr12" draw:text-style-name="P6" svg:width="1.267cm" svg:height="1.269cm" draw:transform="rotate (1.5707963267949) translate (20.5669444444444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20.591cm" svg:y="3.514cm"><draw:text-box><text:p text:style-name="P7"><text:span text:style-name="T3">TVS45-118</text:span></text:p><text:p text:style-name="P8"><text:span text:style-name="T4">AR45-118</text:span></text:p></draw:text-box></draw:frame><draw:custom-shape draw:style-name="gr14" draw:text-style-name="P6" svg:width="1.267cm" svg:height="1.627cm" draw:transform="rotate (1.5707963267949) translate (22.9623055555556cm 2.6140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15cm" svg:y="1.683cm"><draw:text-box><text:p text:style-name="P7"><text:span text:style-name="T10">ГП № 1</text:span></text:p><text:p text:style-name="P7"><text:span text:style-name="T11"/></text:p></draw:text-box></draw:frame><draw:custom-shape draw:style-name="gr12" draw:text-style-name="P6" svg:width="1.269cm" svg:height="1.269cm" draw:transform="rotate (1.5707963267949) translate (0.874888888888889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0.899cm" svg:y="4.544cm"><draw:text-box><text:p text:style-name="P7"><text:span text:style-name="T3">TVS46-91</text:span></text:p><text:p text:style-name="P8"><text:span text:style-name="T4">AR46-91</text:span></text:p></draw:text-box></draw:frame><draw:custom-shape draw:style-name="gr12" draw:text-style-name="P6" svg:width="1.269cm" svg:height="1.269cm" draw:transform="rotate (1.5707963267949) translate (2.25601388888889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2.284cm" svg:y="4.544cm"><draw:text-box><text:p text:style-name="P7"><text:span text:style-name="T3">TVS46-93</text:span></text:p><text:p text:style-name="P8"><text:span text:style-name="T4">AR46-93</text:span></text:p></draw:text-box></draw:frame><draw:custom-shape draw:style-name="gr12" draw:text-style-name="P6" svg:width="1.269cm" svg:height="1.269cm" draw:transform="rotate (1.5707963267949) translate (3.64243055555556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3.667cm" svg:y="4.544cm"><draw:text-box><text:p text:style-name="P7"><text:span text:style-name="T3">TVS46-95</text:span></text:p><text:p text:style-name="P8"><text:span text:style-name="T4">AR46-95</text:span></text:p></draw:text-box></draw:frame><draw:custom-shape draw:style-name="gr12" draw:text-style-name="P6" svg:width="1.269cm" svg:height="1.269cm" draw:transform="rotate (1.5707963267949) translate (5.0270833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5.051cm" svg:y="4.544cm"><draw:text-box><text:p text:style-name="P7"><text:span text:style-name="T3">TVS46-97</text:span></text:p><text:p text:style-name="P8"><text:span text:style-name="T4">AR46-97</text:span></text:p></draw:text-box></draw:frame><draw:custom-shape draw:style-name="gr12" draw:text-style-name="P6" svg:width="1.269cm" svg:height="1.269cm" draw:transform="rotate (1.5707963267949) translate (6.4082083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6.433cm" svg:y="4.544cm"><draw:text-box><text:p text:style-name="P7"><text:span text:style-name="T3">TVS46-99</text:span></text:p><text:p text:style-name="P8"><text:span text:style-name="T4">AR46-99</text:span></text:p></draw:text-box></draw:frame><draw:custom-shape draw:style-name="gr12" draw:text-style-name="P6" svg:width="1.269cm" svg:height="1.269cm" draw:transform="rotate (1.5707963267949) translate (7.79286111111111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7.819cm" svg:y="4.544cm"><draw:text-box><text:p text:style-name="P7"><text:span text:style-name="T3">TVS46-101</text:span></text:p><text:p text:style-name="P8"><text:span text:style-name="T4">AR46-101</text:span></text:p></draw:text-box></draw:frame><draw:custom-shape draw:style-name="gr12" draw:text-style-name="P6" svg:width="1.269cm" svg:height="1.269cm" draw:transform="rotate (1.5707963267949) translate (9.17398611111111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9.2cm" svg:y="4.544cm"><draw:text-box><text:p text:style-name="P7"><text:span text:style-name="T3">TVS46-103</text:span></text:p><text:p text:style-name="P8"><text:span text:style-name="T4">AR46-103</text:span></text:p></draw:text-box></draw:frame><draw:custom-shape draw:style-name="gr12" draw:text-style-name="P6" svg:width="1.269cm" svg:height="1.269cm" draw:transform="rotate (1.5707963267949) translate (10.56040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0.585cm" svg:y="4.544cm"><draw:text-box><text:p text:style-name="P7"><text:span text:style-name="T3">TVS46-105</text:span></text:p><text:p text:style-name="P8"><text:span text:style-name="T4">AR46-105</text:span></text:p></draw:text-box></draw:frame><draw:custom-shape draw:style-name="gr12" draw:text-style-name="P6" svg:width="1.269cm" svg:height="1.269cm" draw:transform="rotate (1.5707963267949) translate (11.98915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2.014cm" svg:y="4.544cm"><draw:text-box><text:p text:style-name="P7"><text:span text:style-name="T3">TVS46-107</text:span></text:p><text:p text:style-name="P8"><text:span text:style-name="T4">AR46-107</text:span></text:p></draw:text-box></draw:frame><draw:custom-shape draw:style-name="gr12" draw:text-style-name="P6" svg:width="1.269cm" svg:height="1.269cm" draw:transform="rotate (1.5707963267949) translate (14.3439444444444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4.368cm" svg:y="4.544cm"><draw:text-box><text:p text:style-name="P7"><text:span text:style-name="T3">TVS46-109</text:span></text:p><text:p text:style-name="P8"><text:span text:style-name="T4">AR46-109</text:span></text:p></draw:text-box></draw:frame><draw:custom-shape draw:style-name="gr12" draw:text-style-name="P6" svg:width="1.269cm" svg:height="1.269cm" draw:transform="rotate (1.5707963267949) translate (15.7250694444444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5.751cm" svg:y="4.544cm"><draw:text-box><text:p text:style-name="P7"><text:span text:style-name="T3">TVS46-111</text:span></text:p><text:p text:style-name="P8"><text:span text:style-name="T4">AR46-111</text:span></text:p></draw:text-box></draw:frame><draw:custom-shape draw:style-name="gr12" draw:text-style-name="P6" svg:width="1.269cm" svg:height="1.269cm" draw:transform="rotate (1.5707963267949) translate (17.107958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7.132cm" svg:y="4.544cm"><draw:text-box><text:p text:style-name="P7"><text:span text:style-name="T3">TVS46-113</text:span></text:p><text:p text:style-name="P8"><text:span text:style-name="T4">AR46-113</text:span></text:p></draw:text-box></draw:frame><draw:custom-shape draw:style-name="gr12" draw:text-style-name="P6" svg:width="1.269cm" svg:height="1.269cm" draw:transform="rotate (1.5707963267949) translate (18.4908472222222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8.517cm" svg:y="4.544cm"><draw:text-box><text:p text:style-name="P7"><text:span text:style-name="T3">TVS46-115</text:span></text:p><text:p text:style-name="P8"><text:span text:style-name="T4">AR46-115</text:span></text:p></draw:text-box></draw:frame><draw:custom-shape draw:style-name="gr12" draw:text-style-name="P6" svg:width="1.269cm" svg:height="1.269cm" draw:transform="rotate (1.5707963267949) translate (19.8719722222222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9.9cm" svg:y="4.544cm"><draw:text-box><text:p text:style-name="P7"><text:span text:style-name="T3">TVS46-117</text:span></text:p><text:p text:style-name="P8"><text:span text:style-name="T4">AR46-117</text:span></text:p></draw:text-box></draw:frame><draw:custom-shape draw:style-name="gr12" draw:text-style-name="P6" svg:width="1.269cm" svg:height="1.269cm" draw:transform="rotate (1.5707963267949) translate (21.26015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21.285cm" svg:y="4.544cm"><draw:text-box><text:p text:style-name="P7"><text:span text:style-name="T3">TVS46-119</text:span></text:p><text:p text:style-name="P8"><text:span text:style-name="T4">AR46-119</text:span></text:p></draw:text-box></draw:frame><draw:custom-shape draw:style-name="gr14" draw:text-style-name="P6" svg:width="1.267cm" svg:height="1.627cm" draw:transform="rotate (1.5707963267949) translate (22.9623055555556cm 4.18747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15cm" svg:y="3.256cm"><draw:text-box><text:p text:style-name="P7"><text:span text:style-name="T10">Ячейка для</text:span></text:p><text:p text:style-name="P7"><text:span text:style-name="T10">ГП № 2</text:span></text:p><text:p text:style-name="P7"><text:span text:style-name="T11"/></text:p></draw:text-box></draw:frame><draw:custom-shape draw:style-name="gr12" draw:text-style-name="P6" svg:width="1.267cm" svg:height="1.269cm" draw:transform="rotate (1.5707963267949) translate (1.56809722222222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.591cm" svg:y="5.555cm"><draw:text-box><text:p text:style-name="P7"><text:span text:style-name="T3">TVS47-92</text:span></text:p><text:p text:style-name="P8"><text:span text:style-name="T4">AR47-92</text:span></text:p></draw:text-box></draw:frame><draw:custom-shape draw:style-name="gr12" draw:text-style-name="P6" svg:width="1.267cm" svg:height="1.269cm" draw:transform="rotate (1.5707963267949) translate (2.95098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2.975cm" svg:y="5.555cm"><draw:text-box><text:p text:style-name="P7"><text:span text:style-name="T3">TVS47-94</text:span></text:p><text:p text:style-name="P8"><text:span text:style-name="T4">AR47-94</text:span></text:p></draw:text-box></draw:frame><draw:custom-shape draw:style-name="gr12" draw:text-style-name="P6" svg:width="1.267cm" svg:height="1.269cm" draw:transform="rotate (1.5707963267949) translate (4.333875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4.358cm" svg:y="5.555cm"><draw:text-box><text:p text:style-name="P7"><text:span text:style-name="T3">TVS47-96</text:span></text:p><text:p text:style-name="P8"><text:span text:style-name="T4">AR47-96</text:span></text:p></draw:text-box></draw:frame><draw:custom-shape draw:style-name="gr12" draw:text-style-name="P6" svg:width="1.267cm" svg:height="1.269cm" draw:transform="rotate (1.5707963267949) translate (5.720291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5.745cm" svg:y="5.555cm"><draw:text-box><text:p text:style-name="P7"><text:span text:style-name="T3">TVS47-98</text:span></text:p><text:p text:style-name="P8"><text:span text:style-name="T4">AR47-98</text:span></text:p></draw:text-box></draw:frame><draw:custom-shape draw:style-name="gr12" draw:text-style-name="P6" svg:width="1.267cm" svg:height="1.269cm" draw:transform="rotate (1.5707963267949) translate (7.101416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7.126cm" svg:y="5.555cm"><draw:text-box><text:p text:style-name="P7"><text:span text:style-name="T3">TVS47-100</text:span></text:p><text:p text:style-name="P8"><text:span text:style-name="T4">AR47-100</text:span></text:p></draw:text-box></draw:frame><draw:custom-shape draw:style-name="gr12" draw:text-style-name="P6" svg:width="1.267cm" svg:height="1.269cm" draw:transform="rotate (1.5707963267949) translate (8.48430555555555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8.507cm" svg:y="5.555cm"><draw:text-box><text:p text:style-name="P7"><text:span text:style-name="T3">TVS47-102</text:span></text:p><text:p text:style-name="P8"><text:span text:style-name="T4">AR47-102</text:span></text:p></draw:text-box></draw:frame><draw:custom-shape draw:style-name="gr12" draw:text-style-name="P6" svg:width="1.267cm" svg:height="1.269cm" draw:transform="rotate (1.5707963267949) translate (9.86895833333333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9.893cm" svg:y="5.555cm"><draw:text-box><text:p text:style-name="P7"><text:span text:style-name="T3">TVS47-104</text:span></text:p><text:p text:style-name="P8"><text:span text:style-name="T4">AR47-104</text:span></text:p></draw:text-box></draw:frame><draw:custom-shape draw:style-name="gr12" draw:text-style-name="P6" svg:width="1.267cm" svg:height="1.269cm" draw:transform="rotate (1.5707963267949) translate (11.2518472222222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1.274cm" svg:y="5.555cm"><draw:text-box><text:p text:style-name="P7"><text:span text:style-name="T3">TVS47-106</text:span></text:p><text:p text:style-name="P8"><text:span text:style-name="T4">AR47-106</text:span></text:p></draw:text-box></draw:frame><draw:custom-shape draw:style-name="gr12" draw:text-style-name="P6" svg:width="1.267cm" svg:height="1.269cm" draw:transform="rotate (1.5707963267949) translate (12.6823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2.707cm" svg:y="5.555cm"><draw:text-box><text:p text:style-name="P7"><text:span text:style-name="T3">TVS47-108</text:span></text:p><text:p text:style-name="P8"><text:span text:style-name="T4">AR47-108</text:span></text:p></draw:text-box></draw:frame><draw:custom-shape draw:style-name="gr13" draw:text-style-name="P6" svg:width="1.267cm" svg:height="1.265cm" draw:transform="rotate (1.5707963267949) translate (15.0318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5.058cm" svg:y="5.555cm"><draw:text-box><text:p text:style-name="P7"><text:span text:style-name="T3">TVS47-110</text:span></text:p><text:p text:style-name="P8"><text:span text:style-name="T4">AR47-110</text:span></text:p></draw:text-box></draw:frame><draw:custom-shape draw:style-name="gr12" draw:text-style-name="P6" svg:width="1.267cm" svg:height="1.269cm" draw:transform="rotate (1.5707963267949) translate (16.4182777777778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6.443cm" svg:y="5.555cm"><draw:text-box><text:p text:style-name="P7"><text:span text:style-name="T3">TVS47-112</text:span></text:p><text:p text:style-name="P8"><text:span text:style-name="T4">AR47-112</text:span></text:p></draw:text-box></draw:frame><draw:custom-shape draw:style-name="gr12" draw:text-style-name="P6" svg:width="1.267cm" svg:height="1.269cm" draw:transform="rotate (1.5707963267949) translate (17.80116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7.824cm" svg:y="5.555cm"><draw:text-box><text:p text:style-name="P7"><text:span text:style-name="T3">TVS47-114</text:span></text:p><text:p text:style-name="P8"><text:span text:style-name="T4">AR47-114</text:span></text:p></draw:text-box></draw:frame><draw:custom-shape draw:style-name="gr12" draw:text-style-name="P6" svg:width="1.267cm" svg:height="1.269cm" draw:transform="rotate (1.5707963267949) translate (19.1858194444444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9.208cm" svg:y="5.555cm"><draw:text-box><text:p text:style-name="P7"><text:span text:style-name="T3">TVS47-116</text:span></text:p><text:p text:style-name="P8"><text:span text:style-name="T4">AR47-116</text:span></text:p></draw:text-box></draw:frame><draw:custom-shape draw:style-name="gr12" draw:text-style-name="P6" svg:width="1.267cm" svg:height="1.269cm" draw:transform="rotate (1.5707963267949) translate (20.5669444444444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20.591cm" svg:y="5.555cm"><draw:text-box><text:p text:style-name="P7"><text:span text:style-name="T3">TVS47-118</text:span></text:p><text:p text:style-name="P8"><text:span text:style-name="T4">AR47-118</text:span></text:p></draw:text-box></draw:frame><draw:custom-shape draw:style-name="gr14" draw:text-style-name="P6" svg:width="1.267cm" svg:height="1.627cm" draw:transform="rotate (1.5707963267949) translate (22.9623055555556cm 5.760861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15cm" svg:y="4.83cm"><draw:text-box><text:p text:style-name="P7"><text:span text:style-name="T10">Ячейка для</text:span></text:p><text:p text:style-name="P7"><text:span text:style-name="T10">ГП № 3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4.590375cm 6.508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4.641cm" svg:y="5.581cm"><draw:text-box><text:p text:style-name="P7"><text:span text:style-name="T10">Ячейка для</text:span></text:p><text:p text:style-name="P7"><text:span text:style-name="T10">ГП № 11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6.4671527777778cm 6.544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6.518cm" svg:y="5.618cm"><draw:text-box><text:p text:style-name="P7"><text:span text:style-name="T10">ГП № 19</text:span></text:p><text:p text:style-name="P7"><text:span text:style-name="T11"/></text:p></draw:text-box></draw:frame><draw:custom-shape draw:style-name="gr12" draw:text-style-name="P6" svg:width="1.269cm" svg:height="1.269cm" draw:transform="rotate (1.5707963267949) translate (0.874888888888889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0.899cm" svg:y="6.608cm"><draw:text-box><text:p text:style-name="P7"><text:span text:style-name="T3">TVS48-91</text:span></text:p><text:p text:style-name="P8"><text:span text:style-name="T4">AR48-91</text:span></text:p></draw:text-box></draw:frame><draw:custom-shape draw:style-name="gr12" draw:text-style-name="P6" svg:width="1.269cm" svg:height="1.269cm" draw:transform="rotate (1.5707963267949) translate (2.25601388888889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.284cm" svg:y="6.608cm"><draw:text-box><text:p text:style-name="P7"><text:span text:style-name="T3">TVS48-93</text:span></text:p><text:p text:style-name="P8"><text:span text:style-name="T4">AR48-93</text:span></text:p></draw:text-box></draw:frame><draw:custom-shape draw:style-name="gr12" draw:text-style-name="P6" svg:width="1.269cm" svg:height="1.269cm" draw:transform="rotate (1.5707963267949) translate (3.64243055555556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3.667cm" svg:y="6.608cm"><draw:text-box><text:p text:style-name="P7"><text:span text:style-name="T3">TVS48-95</text:span></text:p><text:p text:style-name="P8"><text:span text:style-name="T4">AR48-95</text:span></text:p></draw:text-box></draw:frame><draw:custom-shape draw:style-name="gr12" draw:text-style-name="P6" svg:width="1.269cm" svg:height="1.269cm" draw:transform="rotate (1.5707963267949) translate (5.0270833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051cm" svg:y="6.608cm"><draw:text-box><text:p text:style-name="P7"><text:span text:style-name="T3">TVS48-97</text:span></text:p><text:p text:style-name="P8"><text:span text:style-name="T4">AR48-97</text:span></text:p></draw:text-box></draw:frame><draw:custom-shape draw:style-name="gr12" draw:text-style-name="P6" svg:width="1.269cm" svg:height="1.269cm" draw:transform="rotate (1.5707963267949) translate (6.4082083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6.433cm" svg:y="6.608cm"><draw:text-box><text:p text:style-name="P7"><text:span text:style-name="T3">TVS48-99</text:span></text:p><text:p text:style-name="P8"><text:span text:style-name="T4">AR48-99</text:span></text:p></draw:text-box></draw:frame><draw:custom-shape draw:style-name="gr12" draw:text-style-name="P6" svg:width="1.269cm" svg:height="1.269cm" draw:transform="rotate (1.5707963267949) translate (7.79286111111111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819cm" svg:y="6.608cm"><draw:text-box><text:p text:style-name="P7"><text:span text:style-name="T3">TVS48-101</text:span></text:p><text:p text:style-name="P8"><text:span text:style-name="T4">AR48-101</text:span></text:p></draw:text-box></draw:frame><draw:custom-shape draw:style-name="gr12" draw:text-style-name="P6" svg:width="1.269cm" svg:height="1.269cm" draw:transform="rotate (1.5707963267949) translate (9.17398611111111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2cm" svg:y="6.608cm"><draw:text-box><text:p text:style-name="P7"><text:span text:style-name="T3">TVS48-103</text:span></text:p><text:p text:style-name="P8"><text:span text:style-name="T4">AR48-103</text:span></text:p></draw:text-box></draw:frame><draw:custom-shape draw:style-name="gr12" draw:text-style-name="P6" svg:width="1.269cm" svg:height="1.269cm" draw:transform="rotate (1.5707963267949) translate (10.56040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0.585cm" svg:y="6.608cm"><draw:text-box><text:p text:style-name="P7"><text:span text:style-name="T3">TVS48-105</text:span></text:p><text:p text:style-name="P8"><text:span text:style-name="T4">AR48-105</text:span></text:p></draw:text-box></draw:frame><draw:custom-shape draw:style-name="gr12" draw:text-style-name="P6" svg:width="1.269cm" svg:height="1.269cm" draw:transform="rotate (1.5707963267949) translate (11.98915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2.014cm" svg:y="6.608cm"><draw:text-box><text:p text:style-name="P7"><text:span text:style-name="T3">TVS48-107</text:span></text:p><text:p text:style-name="P8"><text:span text:style-name="T4">AR48-107</text:span></text:p></draw:text-box></draw:frame><draw:custom-shape draw:style-name="gr12" draw:text-style-name="P6" svg:width="1.269cm" svg:height="1.269cm" draw:transform="rotate (1.5707963267949) translate (14.3439444444444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4.368cm" svg:y="6.608cm"><draw:text-box><text:p text:style-name="P7"><text:span text:style-name="T3">TVS48-109</text:span></text:p><text:p text:style-name="P8"><text:span text:style-name="T4">AR48-109</text:span></text:p></draw:text-box></draw:frame><draw:custom-shape draw:style-name="gr12" draw:text-style-name="P6" svg:width="1.269cm" svg:height="1.269cm" draw:transform="rotate (1.5707963267949) translate (15.7250694444444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5.751cm" svg:y="6.608cm"><draw:text-box><text:p text:style-name="P7"><text:span text:style-name="T3">TVS48-111</text:span></text:p><text:p text:style-name="P8"><text:span text:style-name="T4">AR48-111</text:span></text:p></draw:text-box></draw:frame><draw:custom-shape draw:style-name="gr12" draw:text-style-name="P6" svg:width="1.269cm" svg:height="1.269cm" draw:transform="rotate (1.5707963267949) translate (17.107958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7.132cm" svg:y="6.608cm"><draw:text-box><text:p text:style-name="P7"><text:span text:style-name="T3">TVS48-113</text:span></text:p><text:p text:style-name="P8"><text:span text:style-name="T4">AR48-113</text:span></text:p></draw:text-box></draw:frame><draw:custom-shape draw:style-name="gr12" draw:text-style-name="P6" svg:width="1.269cm" svg:height="1.269cm" draw:transform="rotate (1.5707963267949) translate (18.4908472222222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8.517cm" svg:y="6.608cm"><draw:text-box><text:p text:style-name="P7"><text:span text:style-name="T3">TVS48-115</text:span></text:p><text:p text:style-name="P8"><text:span text:style-name="T4">AR48-115</text:span></text:p></draw:text-box></draw:frame><draw:custom-shape draw:style-name="gr12" draw:text-style-name="P6" svg:width="1.269cm" svg:height="1.269cm" draw:transform="rotate (1.5707963267949) translate (19.8719722222222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9.9cm" svg:y="6.608cm"><draw:text-box><text:p text:style-name="P7"><text:span text:style-name="T3">TVS48-117</text:span></text:p><text:p text:style-name="P8"><text:span text:style-name="T4">AR48-117</text:span></text:p></draw:text-box></draw:frame><draw:custom-shape draw:style-name="gr12" draw:text-style-name="P6" svg:width="1.269cm" svg:height="1.269cm" draw:transform="rotate (1.5707963267949) translate (21.26015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1.285cm" svg:y="6.608cm"><draw:text-box><text:p text:style-name="P7"><text:span text:style-name="T3">TVS48-119</text:span></text:p><text:p text:style-name="P8"><text:span text:style-name="T4">AR48-119</text:span></text:p></draw:text-box></draw:frame><draw:custom-shape draw:style-name="gr14" draw:text-style-name="P6" svg:width="1.267cm" svg:height="1.627cm" draw:transform="rotate (1.5707963267949) translate (22.9623055555556cm 7.334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15cm" svg:y="6.403cm"><draw:text-box><text:p text:style-name="P7"><text:span text:style-name="T10">ГП № 4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4.590375cm 8.082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4.641cm" svg:y="7.154cm"><draw:text-box><text:p text:style-name="P7"><text:span text:style-name="T10">Ячейка для</text:span></text:p><text:p text:style-name="P7"><text:span text:style-name="T10">ГП № 12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6.4671527777778cm 8.117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6.518cm" svg:y="7.191cm"><draw:text-box><text:p text:style-name="P7"><text:span text:style-name="T10">ГП № 20</text:span></text:p><text:p text:style-name="P7"><text:span text:style-name="T11"/></text:p></draw:text-box></draw:frame><draw:custom-shape draw:style-name="gr12" draw:text-style-name="P6" svg:width="1.267cm" svg:height="1.269cm" draw:transform="rotate (1.5707963267949) translate (1.56809722222222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.591cm" svg:y="7.636cm"><draw:text-box><text:p text:style-name="P7"><text:span text:style-name="T3">TVS49-92</text:span></text:p><text:p text:style-name="P8"><text:span text:style-name="T4">AR49-92</text:span></text:p></draw:text-box></draw:frame><draw:custom-shape draw:style-name="gr12" draw:text-style-name="P6" svg:width="1.267cm" svg:height="1.269cm" draw:transform="rotate (1.5707963267949) translate (2.95098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2.975cm" svg:y="7.636cm"><draw:text-box><text:p text:style-name="P7"><text:span text:style-name="T3">TVS49-94</text:span></text:p><text:p text:style-name="P8"><text:span text:style-name="T4">AR49-94</text:span></text:p></draw:text-box></draw:frame><draw:custom-shape draw:style-name="gr12" draw:text-style-name="P6" svg:width="1.267cm" svg:height="1.269cm" draw:transform="rotate (1.5707963267949) translate (4.333875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4.358cm" svg:y="7.636cm"><draw:text-box><text:p text:style-name="P7"><text:span text:style-name="T3">TVS49-96</text:span></text:p><text:p text:style-name="P8"><text:span text:style-name="T4">AR49-96</text:span></text:p></draw:text-box></draw:frame><draw:custom-shape draw:style-name="gr12" draw:text-style-name="P6" svg:width="1.267cm" svg:height="1.269cm" draw:transform="rotate (1.5707963267949) translate (5.720291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5.745cm" svg:y="7.636cm"><draw:text-box><text:p text:style-name="P7"><text:span text:style-name="T3">TVS49-98</text:span></text:p><text:p text:style-name="P8"><text:span text:style-name="T4">AR49-98</text:span></text:p></draw:text-box></draw:frame><draw:custom-shape draw:style-name="gr12" draw:text-style-name="P6" svg:width="1.267cm" svg:height="1.269cm" draw:transform="rotate (1.5707963267949) translate (7.101416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7.126cm" svg:y="7.636cm"><draw:text-box><text:p text:style-name="P7"><text:span text:style-name="T3">TVS49-100</text:span></text:p><text:p text:style-name="P8"><text:span text:style-name="T4">AR49-100</text:span></text:p></draw:text-box></draw:frame><draw:custom-shape draw:style-name="gr12" draw:text-style-name="P6" svg:width="1.267cm" svg:height="1.269cm" draw:transform="rotate (1.5707963267949) translate (8.48430555555555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8.507cm" svg:y="7.636cm"><draw:text-box><text:p text:style-name="P7"><text:span text:style-name="T3">TVS49-102</text:span></text:p><text:p text:style-name="P8"><text:span text:style-name="T4">AR49-102</text:span></text:p></draw:text-box></draw:frame><draw:custom-shape draw:style-name="gr12" draw:text-style-name="P6" svg:width="1.267cm" svg:height="1.269cm" draw:transform="rotate (1.5707963267949) translate (9.86895833333333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9.893cm" svg:y="7.636cm"><draw:text-box><text:p text:style-name="P7"><text:span text:style-name="T3">TVS49-104</text:span></text:p><text:p text:style-name="P8"><text:span text:style-name="T4">AR49-104</text:span></text:p></draw:text-box></draw:frame><draw:custom-shape draw:style-name="gr12" draw:text-style-name="P6" svg:width="1.267cm" svg:height="1.269cm" draw:transform="rotate (1.5707963267949) translate (11.2518472222222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1.274cm" svg:y="7.636cm"><draw:text-box><text:p text:style-name="P7"><text:span text:style-name="T3">TVS49-106</text:span></text:p><text:p text:style-name="P8"><text:span text:style-name="T4">AR49-106</text:span></text:p></draw:text-box></draw:frame><draw:custom-shape draw:style-name="gr12" draw:text-style-name="P6" svg:width="1.267cm" svg:height="1.269cm" draw:transform="rotate (1.5707963267949) translate (12.6823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2.707cm" svg:y="7.636cm"><draw:text-box><text:p text:style-name="P7"><text:span text:style-name="T3">TVS49-108</text:span></text:p><text:p text:style-name="P8"><text:span text:style-name="T4">AR49-108</text:span></text:p></draw:text-box></draw:frame><draw:custom-shape draw:style-name="gr13" draw:text-style-name="P6" svg:width="1.267cm" svg:height="1.265cm" draw:transform="rotate (1.5707963267949) translate (15.0318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5.058cm" svg:y="7.636cm"><draw:text-box><text:p text:style-name="P7"><text:span text:style-name="T3">TVS49-110</text:span></text:p><text:p text:style-name="P8"><text:span text:style-name="T4">AR49-110</text:span></text:p></draw:text-box></draw:frame><draw:custom-shape draw:style-name="gr12" draw:text-style-name="P6" svg:width="1.267cm" svg:height="1.269cm" draw:transform="rotate (1.5707963267949) translate (16.4182777777778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6.443cm" svg:y="7.636cm"><draw:text-box><text:p text:style-name="P7"><text:span text:style-name="T3">TVS49-112</text:span></text:p><text:p text:style-name="P8"><text:span text:style-name="T4">AR49-112</text:span></text:p></draw:text-box></draw:frame><draw:custom-shape draw:style-name="gr12" draw:text-style-name="P6" svg:width="1.267cm" svg:height="1.269cm" draw:transform="rotate (1.5707963267949) translate (17.80116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7.824cm" svg:y="7.636cm"><draw:text-box><text:p text:style-name="P7"><text:span text:style-name="T3">TVS49-114</text:span></text:p><text:p text:style-name="P8"><text:span text:style-name="T4">AR49-114</text:span></text:p></draw:text-box></draw:frame><draw:custom-shape draw:style-name="gr12" draw:text-style-name="P6" svg:width="1.267cm" svg:height="1.269cm" draw:transform="rotate (1.5707963267949) translate (19.1858194444444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9.208cm" svg:y="7.636cm"><draw:text-box><text:p text:style-name="P7"><text:span text:style-name="T3">TVS49-116</text:span></text:p><text:p text:style-name="P8"><text:span text:style-name="T4">AR49-116</text:span></text:p></draw:text-box></draw:frame><draw:custom-shape draw:style-name="gr12" draw:text-style-name="P6" svg:width="1.267cm" svg:height="1.269cm" draw:transform="rotate (1.5707963267949) translate (20.5669444444444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20.591cm" svg:y="7.636cm"><draw:text-box><text:p text:style-name="P7"><text:span text:style-name="T3">TVS49-118</text:span></text:p><text:p text:style-name="P8"><text:span text:style-name="T4">AR49-118</text:span></text:p></draw:text-box></draw:frame><draw:custom-shape draw:style-name="gr16" draw:text-style-name="P6" svg:width="1.269cm" svg:height="1.627cm" draw:transform="rotate (1.5707963267949) translate (22.9623055555556cm 8.9058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15cm" svg:y="7.976cm"><draw:text-box><text:p text:style-name="P7"><text:span text:style-name="T10">ГП № 5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4.590375cm 9.6555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4.641cm" svg:y="8.728cm"><draw:text-box><text:p text:style-name="P7"><text:span text:style-name="T10">ГП № 13</text:span></text:p><text:p text:style-name="P7"><text:span text:style-name="T11"/></text:p></draw:text-box></draw:frame><draw:custom-shape draw:style-name="gr17" draw:text-style-name="P6" svg:width="1.271cm" svg:height="1.276cm" draw:transform="rotate (1.5707963267949) translate (26.6964583333333cm 9.6943333333333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6.724cm" svg:y="8.765cm"><draw:text-box><text:p text:style-name="P7"><text:span text:style-name="T10">СОДС-1</text:span></text:p><text:p text:style-name="P7"><text:span text:style-name="T11"/></text:p></draw:text-box></draw:frame><draw:custom-shape draw:style-name="gr12" draw:text-style-name="P6" svg:width="1.269cm" svg:height="1.269cm" draw:transform="rotate (1.5707963267949) translate (0.874888888888889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0.899cm" svg:y="8.67cm"><draw:text-box><text:p text:style-name="P7"><text:span text:style-name="T3">TVS50-91</text:span></text:p><text:p text:style-name="P8"><text:span text:style-name="T4">AR50-91</text:span></text:p></draw:text-box></draw:frame><draw:custom-shape draw:style-name="gr12" draw:text-style-name="P6" svg:width="1.269cm" svg:height="1.269cm" draw:transform="rotate (1.5707963267949) translate (2.25601388888889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.284cm" svg:y="8.67cm"><draw:text-box><text:p text:style-name="P7"><text:span text:style-name="T3">TVS50-93</text:span></text:p><text:p text:style-name="P8"><text:span text:style-name="T4">AR50-93</text:span></text:p></draw:text-box></draw:frame><draw:custom-shape draw:style-name="gr12" draw:text-style-name="P6" svg:width="1.269cm" svg:height="1.269cm" draw:transform="rotate (1.5707963267949) translate (3.64243055555556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3.667cm" svg:y="8.67cm"><draw:text-box><text:p text:style-name="P7"><text:span text:style-name="T3">TVS50-95</text:span></text:p><text:p text:style-name="P8"><text:span text:style-name="T4">AR50-95</text:span></text:p></draw:text-box></draw:frame><draw:custom-shape draw:style-name="gr12" draw:text-style-name="P6" svg:width="1.269cm" svg:height="1.269cm" draw:transform="rotate (1.5707963267949) translate (5.0270833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051cm" svg:y="8.67cm"><draw:text-box><text:p text:style-name="P7"><text:span text:style-name="T3">TVS50-97</text:span></text:p><text:p text:style-name="P8"><text:span text:style-name="T4">AR50-97</text:span></text:p></draw:text-box></draw:frame><draw:custom-shape draw:style-name="gr12" draw:text-style-name="P6" svg:width="1.269cm" svg:height="1.269cm" draw:transform="rotate (1.5707963267949) translate (6.4082083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6.433cm" svg:y="8.67cm"><draw:text-box><text:p text:style-name="P7"><text:span text:style-name="T3">TVS50-99</text:span></text:p><text:p text:style-name="P8"><text:span text:style-name="T4">AR50-99</text:span></text:p></draw:text-box></draw:frame><draw:custom-shape draw:style-name="gr12" draw:text-style-name="P6" svg:width="1.269cm" svg:height="1.269cm" draw:transform="rotate (1.5707963267949) translate (7.79286111111111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819cm" svg:y="8.67cm"><draw:text-box><text:p text:style-name="P7"><text:span text:style-name="T3">TVS50-101</text:span></text:p><text:p text:style-name="P8"><text:span text:style-name="T4">AR50-101</text:span></text:p></draw:text-box></draw:frame><draw:custom-shape draw:style-name="gr12" draw:text-style-name="P6" svg:width="1.269cm" svg:height="1.269cm" draw:transform="rotate (1.5707963267949) translate (9.17398611111111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2cm" svg:y="8.67cm"><draw:text-box><text:p text:style-name="P7"><text:span text:style-name="T3">TVS50-103</text:span></text:p><text:p text:style-name="P8"><text:span text:style-name="T4">AR50-103</text:span></text:p></draw:text-box></draw:frame><draw:custom-shape draw:style-name="gr12" draw:text-style-name="P6" svg:width="1.269cm" svg:height="1.269cm" draw:transform="rotate (1.5707963267949) translate (10.56040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0.585cm" svg:y="8.67cm"><draw:text-box><text:p text:style-name="P7"><text:span text:style-name="T3">TVS50-105</text:span></text:p><text:p text:style-name="P8"><text:span text:style-name="T4">AR50-105</text:span></text:p></draw:text-box></draw:frame><draw:custom-shape draw:style-name="gr12" draw:text-style-name="P6" svg:width="1.269cm" svg:height="1.269cm" draw:transform="rotate (1.5707963267949) translate (11.98915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2.014cm" svg:y="8.67cm"><draw:text-box><text:p text:style-name="P7"><text:span text:style-name="T3">TVS50-107</text:span></text:p><text:p text:style-name="P8"><text:span text:style-name="T4">AR50-107</text:span></text:p></draw:text-box></draw:frame><draw:custom-shape draw:style-name="gr12" draw:text-style-name="P6" svg:width="1.269cm" svg:height="1.269cm" draw:transform="rotate (1.5707963267949) translate (14.3439444444444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4.368cm" svg:y="8.67cm"><draw:text-box><text:p text:style-name="P7"><text:span text:style-name="T3">TVS50-109</text:span></text:p><text:p text:style-name="P8"><text:span text:style-name="T4">AR50-109</text:span></text:p></draw:text-box></draw:frame><draw:custom-shape draw:style-name="gr12" draw:text-style-name="P6" svg:width="1.269cm" svg:height="1.269cm" draw:transform="rotate (1.5707963267949) translate (15.7250694444444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5.751cm" svg:y="8.67cm"><draw:text-box><text:p text:style-name="P7"><text:span text:style-name="T3">TVS50-111</text:span></text:p><text:p text:style-name="P8"><text:span text:style-name="T4">AR50-111</text:span></text:p></draw:text-box></draw:frame><draw:custom-shape draw:style-name="gr12" draw:text-style-name="P6" svg:width="1.269cm" svg:height="1.269cm" draw:transform="rotate (1.5707963267949) translate (17.107958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7.132cm" svg:y="8.67cm"><draw:text-box><text:p text:style-name="P7"><text:span text:style-name="T3">TVS50-113</text:span></text:p><text:p text:style-name="P8"><text:span text:style-name="T4">AR50-113</text:span></text:p></draw:text-box></draw:frame><draw:custom-shape draw:style-name="gr12" draw:text-style-name="P6" svg:width="1.269cm" svg:height="1.269cm" draw:transform="rotate (1.5707963267949) translate (18.4908472222222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8.517cm" svg:y="8.67cm"><draw:text-box><text:p text:style-name="P7"><text:span text:style-name="T3">TVS50-115</text:span></text:p><text:p text:style-name="P8"><text:span text:style-name="T4">AR50-115</text:span></text:p></draw:text-box></draw:frame><draw:custom-shape draw:style-name="gr12" draw:text-style-name="P6" svg:width="1.269cm" svg:height="1.269cm" draw:transform="rotate (1.5707963267949) translate (19.8719722222222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9.9cm" svg:y="8.67cm"><draw:text-box><text:p text:style-name="P7"><text:span text:style-name="T3">TVS50-117</text:span></text:p><text:p text:style-name="P8"><text:span text:style-name="T4">AR50-117</text:span></text:p></draw:text-box></draw:frame><draw:custom-shape draw:style-name="gr12" draw:text-style-name="P6" svg:width="1.269cm" svg:height="1.269cm" draw:transform="rotate (1.5707963267949) translate (21.26015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1.285cm" svg:y="8.67cm"><draw:text-box><text:p text:style-name="P7"><text:span text:style-name="T3">TVS50-119</text:span></text:p><text:p text:style-name="P8"><text:span text:style-name="T4">AR50-119</text:span></text:p></draw:text-box></draw:frame><draw:custom-shape draw:style-name="gr16" draw:text-style-name="P6" svg:width="1.269cm" svg:height="1.627cm" draw:transform="rotate (1.5707963267949) translate (22.9623055555556cm 10.479263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15cm" svg:y="9.55cm"><draw:text-box><text:p text:style-name="P7"><text:span text:style-name="T10">ГП № 6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4.590375cm 11.2289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4.641cm" svg:y="10.301cm"><draw:text-box><text:p text:style-name="P7"><text:span text:style-name="T10">ГП № 14</text:span></text:p><text:p text:style-name="P7"><text:span text:style-name="T11"/></text:p></draw:text-box></draw:frame><draw:custom-shape draw:style-name="gr17" draw:text-style-name="P6" svg:width="1.271cm" svg:height="1.276cm" draw:transform="rotate (1.5707963267949) translate (26.6964583333333cm 11.267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6.724cm" svg:y="10.338cm"><draw:text-box><text:p text:style-name="P7"><text:span text:style-name="T10">СОДС-2</text:span></text:p><text:p text:style-name="P7"><text:span text:style-name="T11"/></text:p></draw:text-box></draw:frame><draw:custom-shape draw:style-name="gr12" draw:text-style-name="P6" svg:width="1.269cm" svg:height="1.269cm" draw:transform="rotate (1.5707963267949) translate (1.56809722222222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.591cm" svg:y="9.698cm"><draw:text-box><text:p text:style-name="P7"><text:span text:style-name="T3">TVS51-92</text:span></text:p><text:p text:style-name="P8"><text:span text:style-name="T4">AR51-92</text:span></text:p></draw:text-box></draw:frame><draw:custom-shape draw:style-name="gr12" draw:text-style-name="P6" svg:width="1.269cm" svg:height="1.269cm" draw:transform="rotate (1.5707963267949) translate (2.95098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2.975cm" svg:y="9.698cm"><draw:text-box><text:p text:style-name="P7"><text:span text:style-name="T3">TVS51-94</text:span></text:p><text:p text:style-name="P8"><text:span text:style-name="T4">AR51-94</text:span></text:p></draw:text-box></draw:frame><draw:custom-shape draw:style-name="gr12" draw:text-style-name="P6" svg:width="1.269cm" svg:height="1.269cm" draw:transform="rotate (1.5707963267949) translate (4.333875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4.358cm" svg:y="9.698cm"><draw:text-box><text:p text:style-name="P7"><text:span text:style-name="T3">TVS51-96</text:span></text:p><text:p text:style-name="P8"><text:span text:style-name="T4">AR51-96</text:span></text:p></draw:text-box></draw:frame><draw:custom-shape draw:style-name="gr12" draw:text-style-name="P6" svg:width="1.269cm" svg:height="1.269cm" draw:transform="rotate (1.5707963267949) translate (5.720291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745cm" svg:y="9.698cm"><draw:text-box><text:p text:style-name="P7"><text:span text:style-name="T3">TVS51-98</text:span></text:p><text:p text:style-name="P8"><text:span text:style-name="T4">AR51-98</text:span></text:p></draw:text-box></draw:frame><draw:custom-shape draw:style-name="gr12" draw:text-style-name="P6" svg:width="1.269cm" svg:height="1.269cm" draw:transform="rotate (1.5707963267949) translate (7.101416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126cm" svg:y="9.698cm"><draw:text-box><text:p text:style-name="P7"><text:span text:style-name="T3">TVS51-100</text:span></text:p><text:p text:style-name="P8"><text:span text:style-name="T4">AR51-100</text:span></text:p></draw:text-box></draw:frame><draw:custom-shape draw:style-name="gr12" draw:text-style-name="P6" svg:width="1.269cm" svg:height="1.269cm" draw:transform="rotate (1.5707963267949) translate (8.48430555555555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8.507cm" svg:y="9.698cm"><draw:text-box><text:p text:style-name="P7"><text:span text:style-name="T3">TVS51-102</text:span></text:p><text:p text:style-name="P8"><text:span text:style-name="T4">AR51-102</text:span></text:p></draw:text-box></draw:frame><draw:custom-shape draw:style-name="gr12" draw:text-style-name="P6" svg:width="1.269cm" svg:height="1.269cm" draw:transform="rotate (1.5707963267949) translate (9.86895833333333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893cm" svg:y="9.698cm"><draw:text-box><text:p text:style-name="P7"><text:span text:style-name="T3">TVS51-104</text:span></text:p><text:p text:style-name="P8"><text:span text:style-name="T4">AR51-104</text:span></text:p></draw:text-box></draw:frame><draw:custom-shape draw:style-name="gr12" draw:text-style-name="P6" svg:width="1.269cm" svg:height="1.269cm" draw:transform="rotate (1.5707963267949) translate (11.2518472222222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1.274cm" svg:y="9.698cm"><draw:text-box><text:p text:style-name="P7"><text:span text:style-name="T3">TVS51-106</text:span></text:p><text:p text:style-name="P8"><text:span text:style-name="T4">AR51-106</text:span></text:p></draw:text-box></draw:frame><draw:custom-shape draw:style-name="gr12" draw:text-style-name="P6" svg:width="1.269cm" svg:height="1.269cm" draw:transform="rotate (1.5707963267949) translate (12.6823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2.707cm" svg:y="9.698cm"><draw:text-box><text:p text:style-name="P7"><text:span text:style-name="T3">TVS51-108</text:span></text:p><text:p text:style-name="P8"><text:span text:style-name="T4">AR51-108</text:span></text:p></draw:text-box></draw:frame><draw:custom-shape draw:style-name="gr13" draw:text-style-name="P6" svg:width="1.269cm" svg:height="1.265cm" draw:transform="rotate (1.5707963267949) translate (15.0318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5.058cm" svg:y="9.698cm"><draw:text-box><text:p text:style-name="P7"><text:span text:style-name="T3">TVS51-110</text:span></text:p><text:p text:style-name="P8"><text:span text:style-name="T4">AR51-110</text:span></text:p></draw:text-box></draw:frame><draw:custom-shape draw:style-name="gr12" draw:text-style-name="P6" svg:width="1.269cm" svg:height="1.269cm" draw:transform="rotate (1.5707963267949) translate (16.4182777777778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6.443cm" svg:y="9.698cm"><draw:text-box><text:p text:style-name="P7"><text:span text:style-name="T3">TVS51-112</text:span></text:p><text:p text:style-name="P8"><text:span text:style-name="T4">AR51-112</text:span></text:p></draw:text-box></draw:frame><draw:custom-shape draw:style-name="gr12" draw:text-style-name="P6" svg:width="1.269cm" svg:height="1.269cm" draw:transform="rotate (1.5707963267949) translate (17.80116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7.824cm" svg:y="9.698cm"><draw:text-box><text:p text:style-name="P7"><text:span text:style-name="T3">TVS51-114</text:span></text:p><text:p text:style-name="P8"><text:span text:style-name="T4">AR51-114</text:span></text:p></draw:text-box></draw:frame><draw:custom-shape draw:style-name="gr12" draw:text-style-name="P6" svg:width="1.269cm" svg:height="1.269cm" draw:transform="rotate (1.5707963267949) translate (19.1858194444444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9.208cm" svg:y="9.698cm"><draw:text-box><text:p text:style-name="P7"><text:span text:style-name="T3">TVS51-116</text:span></text:p><text:p text:style-name="P8"><text:span text:style-name="T4">AR51-116</text:span></text:p></draw:text-box></draw:frame><draw:custom-shape draw:style-name="gr12" draw:text-style-name="P6" svg:width="1.269cm" svg:height="1.269cm" draw:transform="rotate (1.5707963267949) translate (20.5669444444444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20.591cm" svg:y="9.698cm"><draw:text-box><text:p text:style-name="P7"><text:span text:style-name="T3">TVS51-118</text:span></text:p><text:p text:style-name="P8"><text:span text:style-name="T4">AR51-118</text:span></text:p></draw:text-box></draw:frame><draw:custom-shape draw:style-name="gr16" draw:text-style-name="P6" svg:width="1.269cm" svg:height="1.627cm" draw:transform="rotate (1.5707963267949) translate (22.9623055555556cm 12.052652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15cm" svg:y="11.123cm"><draw:text-box><text:p text:style-name="P7"><text:span text:style-name="T10">ГП № 7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4.590375cm 12.802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4.641cm" svg:y="11.875cm"><draw:text-box><text:p text:style-name="P7"><text:span text:style-name="T10">ГП № 15</text:span></text:p><text:p text:style-name="P7"><text:span text:style-name="T11"/></text:p></draw:text-box></draw:frame><draw:custom-shape draw:style-name="gr17" draw:text-style-name="P6" svg:width="1.271cm" svg:height="1.276cm" draw:transform="rotate (1.5707963267949) translate (26.6964583333333cm 12.84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6.724cm" svg:y="11.912cm"><draw:text-box><text:p text:style-name="P7"><text:span text:style-name="T10">СОДС-3</text:span></text:p><text:p text:style-name="P7"><text:span text:style-name="T11"/></text:p></draw:text-box></draw:frame><draw:custom-shape draw:style-name="gr12" draw:text-style-name="P6" svg:width="1.267cm" svg:height="1.269cm" draw:transform="rotate (1.5707963267949) translate (0.874888888888889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0.899cm" svg:y="10.726cm"><draw:text-box><text:p text:style-name="P7"><text:span text:style-name="T3">TVS52-91</text:span></text:p><text:p text:style-name="P8"><text:span text:style-name="T4">AR52-91</text:span></text:p></draw:text-box></draw:frame><draw:custom-shape draw:style-name="gr12" draw:text-style-name="P6" svg:width="1.267cm" svg:height="1.269cm" draw:transform="rotate (1.5707963267949) translate (2.25601388888889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2.284cm" svg:y="10.726cm"><draw:text-box><text:p text:style-name="P7"><text:span text:style-name="T3">TVS52-93</text:span></text:p><text:p text:style-name="P8"><text:span text:style-name="T4">AR52-93</text:span></text:p></draw:text-box></draw:frame><draw:custom-shape draw:style-name="gr12" draw:text-style-name="P6" svg:width="1.267cm" svg:height="1.269cm" draw:transform="rotate (1.5707963267949) translate (3.64243055555556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3.667cm" svg:y="10.726cm"><draw:text-box><text:p text:style-name="P7"><text:span text:style-name="T3">TVS52-95</text:span></text:p><text:p text:style-name="P8"><text:span text:style-name="T4">AR52-95</text:span></text:p></draw:text-box></draw:frame><draw:custom-shape draw:style-name="gr12" draw:text-style-name="P6" svg:width="1.267cm" svg:height="1.269cm" draw:transform="rotate (1.5707963267949) translate (5.0270833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5.051cm" svg:y="10.726cm"><draw:text-box><text:p text:style-name="P7"><text:span text:style-name="T3">TVS52-97</text:span></text:p><text:p text:style-name="P8"><text:span text:style-name="T4">AR52-97</text:span></text:p></draw:text-box></draw:frame><draw:custom-shape draw:style-name="gr12" draw:text-style-name="P6" svg:width="1.267cm" svg:height="1.269cm" draw:transform="rotate (1.5707963267949) translate (6.4082083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6.433cm" svg:y="10.726cm"><draw:text-box><text:p text:style-name="P7"><text:span text:style-name="T3">TVS52-99</text:span></text:p><text:p text:style-name="P8"><text:span text:style-name="T4">AR52-99</text:span></text:p></draw:text-box></draw:frame><draw:custom-shape draw:style-name="gr12" draw:text-style-name="P6" svg:width="1.267cm" svg:height="1.269cm" draw:transform="rotate (1.5707963267949) translate (7.79286111111111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7.819cm" svg:y="10.726cm"><draw:text-box><text:p text:style-name="P7"><text:span text:style-name="T3">TVS52-101</text:span></text:p><text:p text:style-name="P8"><text:span text:style-name="T4">AR52-101</text:span></text:p></draw:text-box></draw:frame><draw:custom-shape draw:style-name="gr12" draw:text-style-name="P6" svg:width="1.267cm" svg:height="1.269cm" draw:transform="rotate (1.5707963267949) translate (9.17398611111111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9.2cm" svg:y="10.726cm"><draw:text-box><text:p text:style-name="P7"><text:span text:style-name="T3">TVS52-103</text:span></text:p><text:p text:style-name="P8"><text:span text:style-name="T4">AR52-103</text:span></text:p></draw:text-box></draw:frame><draw:custom-shape draw:style-name="gr12" draw:text-style-name="P6" svg:width="1.267cm" svg:height="1.269cm" draw:transform="rotate (1.5707963267949) translate (10.56040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0.585cm" svg:y="10.726cm"><draw:text-box><text:p text:style-name="P7"><text:span text:style-name="T3">TVS52-105</text:span></text:p><text:p text:style-name="P8"><text:span text:style-name="T4">AR52-105</text:span></text:p></draw:text-box></draw:frame><draw:custom-shape draw:style-name="gr12" draw:text-style-name="P6" svg:width="1.267cm" svg:height="1.269cm" draw:transform="rotate (1.5707963267949) translate (11.98915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2.014cm" svg:y="10.726cm"><draw:text-box><text:p text:style-name="P7"><text:span text:style-name="T3">TVS52-107</text:span></text:p><text:p text:style-name="P8"><text:span text:style-name="T4">AR52-107</text:span></text:p></draw:text-box></draw:frame><draw:custom-shape draw:style-name="gr12" draw:text-style-name="P6" svg:width="1.267cm" svg:height="1.269cm" draw:transform="rotate (1.5707963267949) translate (14.3439444444444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4.368cm" svg:y="10.726cm"><draw:text-box><text:p text:style-name="P7"><text:span text:style-name="T3">TVS52-109</text:span></text:p><text:p text:style-name="P8"><text:span text:style-name="T4">AR52-109</text:span></text:p></draw:text-box></draw:frame><draw:custom-shape draw:style-name="gr12" draw:text-style-name="P6" svg:width="1.267cm" svg:height="1.269cm" draw:transform="rotate (1.5707963267949) translate (15.7250694444444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5.751cm" svg:y="10.726cm"><draw:text-box><text:p text:style-name="P7"><text:span text:style-name="T3">TVS52-111</text:span></text:p><text:p text:style-name="P8"><text:span text:style-name="T4">AR52-111</text:span></text:p></draw:text-box></draw:frame><draw:custom-shape draw:style-name="gr12" draw:text-style-name="P6" svg:width="1.267cm" svg:height="1.269cm" draw:transform="rotate (1.5707963267949) translate (17.107958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7.132cm" svg:y="10.726cm"><draw:text-box><text:p text:style-name="P7"><text:span text:style-name="T3">TVS52-113</text:span></text:p><text:p text:style-name="P8"><text:span text:style-name="T4">AR52-113</text:span></text:p></draw:text-box></draw:frame><draw:custom-shape draw:style-name="gr12" draw:text-style-name="P6" svg:width="1.267cm" svg:height="1.269cm" draw:transform="rotate (1.5707963267949) translate (18.4908472222222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8.517cm" svg:y="10.726cm"><draw:text-box><text:p text:style-name="P7"><text:span text:style-name="T3">TVS52-115</text:span></text:p><text:p text:style-name="P8"><text:span text:style-name="T4">AR52-115</text:span></text:p></draw:text-box></draw:frame><draw:custom-shape draw:style-name="gr12" draw:text-style-name="P6" svg:width="1.267cm" svg:height="1.269cm" draw:transform="rotate (1.5707963267949) translate (19.8719722222222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9.9cm" svg:y="10.726cm"><draw:text-box><text:p text:style-name="P7"><text:span text:style-name="T3">TVS52-117</text:span></text:p><text:p text:style-name="P8"><text:span text:style-name="T4">AR52-117</text:span></text:p></draw:text-box></draw:frame><draw:custom-shape draw:style-name="gr12" draw:text-style-name="P6" svg:width="1.267cm" svg:height="1.269cm" draw:transform="rotate (1.5707963267949) translate (21.26015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21.285cm" svg:y="10.726cm"><draw:text-box><text:p text:style-name="P7"><text:span text:style-name="T3">TVS52-119</text:span></text:p><text:p text:style-name="P8"><text:span text:style-name="T4">AR52-119</text:span></text:p></draw:text-box></draw:frame><draw:custom-shape draw:style-name="gr16" draw:text-style-name="P6" svg:width="1.269cm" svg:height="1.627cm" draw:transform="rotate (1.5707963267949) translate (22.9728888888889cm 13.626041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27cm" svg:y="12.697cm"><draw:text-box><text:p text:style-name="P7"><text:span text:style-name="T10">ГП № 8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4.590375cm 14.377458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4.641cm" svg:y="13.448cm"><draw:text-box><text:p text:style-name="P7"><text:span text:style-name="T10">ГП № 16</text:span></text:p><text:p text:style-name="P7"><text:span text:style-name="T11"/></text:p></draw:text-box></draw:frame><draw:custom-shape draw:style-name="gr17" draw:text-style-name="P6" svg:width="1.271cm" svg:height="1.276cm" draw:transform="rotate (1.5707963267949) translate (26.6964583333333cm 14.41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26.724cm" svg:y="13.481cm"><draw:text-box><text:p text:style-name="P7"><text:span text:style-name="T10">СОДС-4</text:span></text:p><text:p text:style-name="P7"><text:span text:style-name="T11"/></text:p></draw:text-box></draw:frame><draw:custom-shape draw:style-name="gr12" draw:text-style-name="P6" svg:width="1.269cm" svg:height="1.269cm" draw:transform="rotate (1.5707963267949) translate (1.56809722222222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.591cm" svg:y="11.76cm"><draw:text-box><text:p text:style-name="P7"><text:span text:style-name="T3">TVS53-92</text:span></text:p><text:p text:style-name="P8"><text:span text:style-name="T4">AR53-92</text:span></text:p></draw:text-box></draw:frame><draw:custom-shape draw:style-name="gr12" draw:text-style-name="P6" svg:width="1.269cm" svg:height="1.269cm" draw:transform="rotate (1.5707963267949) translate (2.95098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2.975cm" svg:y="11.76cm"><draw:text-box><text:p text:style-name="P7"><text:span text:style-name="T3">TVS53-94</text:span></text:p><text:p text:style-name="P8"><text:span text:style-name="T4">AR53-94</text:span></text:p></draw:text-box></draw:frame><draw:custom-shape draw:style-name="gr12" draw:text-style-name="P6" svg:width="1.269cm" svg:height="1.269cm" draw:transform="rotate (1.5707963267949) translate (4.333875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4.358cm" svg:y="11.76cm"><draw:text-box><text:p text:style-name="P7"><text:span text:style-name="T3">TVS53-96</text:span></text:p><text:p text:style-name="P8"><text:span text:style-name="T4">AR53-96</text:span></text:p></draw:text-box></draw:frame><draw:custom-shape draw:style-name="gr12" draw:text-style-name="P6" svg:width="1.269cm" svg:height="1.269cm" draw:transform="rotate (1.5707963267949) translate (5.720291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745cm" svg:y="11.76cm"><draw:text-box><text:p text:style-name="P7"><text:span text:style-name="T3">TVS53-98</text:span></text:p><text:p text:style-name="P8"><text:span text:style-name="T4">AR53-98</text:span></text:p></draw:text-box></draw:frame><draw:custom-shape draw:style-name="gr12" draw:text-style-name="P6" svg:width="1.269cm" svg:height="1.269cm" draw:transform="rotate (1.5707963267949) translate (7.101416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126cm" svg:y="11.76cm"><draw:text-box><text:p text:style-name="P7"><text:span text:style-name="T3">TVS53-100</text:span></text:p><text:p text:style-name="P8"><text:span text:style-name="T4">AR53-100</text:span></text:p></draw:text-box></draw:frame><draw:custom-shape draw:style-name="gr12" draw:text-style-name="P6" svg:width="1.269cm" svg:height="1.269cm" draw:transform="rotate (1.5707963267949) translate (8.48430555555555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8.507cm" svg:y="11.76cm"><draw:text-box><text:p text:style-name="P7"><text:span text:style-name="T3">TVS53-102</text:span></text:p><text:p text:style-name="P8"><text:span text:style-name="T4">AR53-102</text:span></text:p></draw:text-box></draw:frame><draw:custom-shape draw:style-name="gr12" draw:text-style-name="P6" svg:width="1.269cm" svg:height="1.269cm" draw:transform="rotate (1.5707963267949) translate (9.86895833333333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893cm" svg:y="11.76cm"><draw:text-box><text:p text:style-name="P7"><text:span text:style-name="T3">TVS53-104</text:span></text:p><text:p text:style-name="P8"><text:span text:style-name="T4">AR53-104</text:span></text:p></draw:text-box></draw:frame><draw:custom-shape draw:style-name="gr12" draw:text-style-name="P6" svg:width="1.269cm" svg:height="1.269cm" draw:transform="rotate (1.5707963267949) translate (11.2518472222222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1.274cm" svg:y="11.76cm"><draw:text-box><text:p text:style-name="P7"><text:span text:style-name="T3">TVS53-106</text:span></text:p><text:p text:style-name="P8"><text:span text:style-name="T4">AR53-106</text:span></text:p></draw:text-box></draw:frame><draw:custom-shape draw:style-name="gr12" draw:text-style-name="P6" svg:width="1.269cm" svg:height="1.269cm" draw:transform="rotate (1.5707963267949) translate (12.6823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2.707cm" svg:y="11.76cm"><draw:text-box><text:p text:style-name="P7"><text:span text:style-name="T3">TVS53-108</text:span></text:p><text:p text:style-name="P8"><text:span text:style-name="T4">AR53-108</text:span></text:p></draw:text-box></draw:frame><draw:custom-shape draw:style-name="gr13" draw:text-style-name="P6" svg:width="1.269cm" svg:height="1.265cm" draw:transform="rotate (1.5707963267949) translate (15.0318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5.058cm" svg:y="11.76cm"><draw:text-box><text:p text:style-name="P7"><text:span text:style-name="T3">TVS53-110</text:span></text:p><text:p text:style-name="P8"><text:span text:style-name="T4">AR53-110</text:span></text:p></draw:text-box></draw:frame><draw:custom-shape draw:style-name="gr12" draw:text-style-name="P6" svg:width="1.269cm" svg:height="1.269cm" draw:transform="rotate (1.5707963267949) translate (16.4182777777778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6.443cm" svg:y="11.76cm"><draw:text-box><text:p text:style-name="P7"><text:span text:style-name="T3">TVS53-112</text:span></text:p><text:p text:style-name="P8"><text:span text:style-name="T4">AR53-112</text:span></text:p></draw:text-box></draw:frame><draw:custom-shape draw:style-name="gr12" draw:text-style-name="P6" svg:width="1.269cm" svg:height="1.269cm" draw:transform="rotate (1.5707963267949) translate (17.80116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7.824cm" svg:y="11.76cm"><draw:text-box><text:p text:style-name="P7"><text:span text:style-name="T3">TVS53-114</text:span></text:p><text:p text:style-name="P8"><text:span text:style-name="T4">AR53-114</text:span></text:p></draw:text-box></draw:frame><draw:custom-shape draw:style-name="gr12" draw:text-style-name="P6" svg:width="1.269cm" svg:height="1.269cm" draw:transform="rotate (1.5707963267949) translate (19.1858194444444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9.208cm" svg:y="11.76cm"><draw:text-box><text:p text:style-name="P7"><text:span text:style-name="T3">TVS53-116</text:span></text:p><text:p text:style-name="P8"><text:span text:style-name="T4">AR53-116</text:span></text:p></draw:text-box></draw:frame><draw:custom-shape draw:style-name="gr12" draw:text-style-name="P6" svg:width="1.269cm" svg:height="1.269cm" draw:transform="rotate (1.5707963267949) translate (20.5669444444444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20.591cm" svg:y="11.76cm"><draw:text-box><text:p text:style-name="P7"><text:span text:style-name="T3">TVS53-118</text:span></text:p><text:p text:style-name="P8"><text:span text:style-name="T4">AR53-118</text:span></text:p></draw:text-box></draw:frame><draw:custom-shape draw:style-name="gr14" draw:text-style-name="P6" svg:width="1.267cm" svg:height="1.627cm" draw:transform="rotate (1.5707963267949) translate (23.0310972222222cm 15.243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84cm" svg:y="14.314cm"><draw:text-box><text:p text:style-name="P7"><text:span text:style-name="T10">ГП № 9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4.590375cm 15.9490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4.641cm" svg:y="15.021cm"><draw:text-box><text:p text:style-name="P7"><text:span text:style-name="T10">ГП № 17</text:span></text:p><text:p text:style-name="P7"><text:span text:style-name="T11"/></text:p></draw:text-box></draw:frame><draw:custom-shape draw:style-name="gr18" draw:text-style-name="P6" svg:width="1.267cm" svg:height="1.625cm" draw:transform="rotate (1.5707963267949) translate (26.4671527777778cm 15.984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6" svg:width="1.218cm" svg:height="0.595cm" svg:x="26.518cm" svg:y="15.055cm"><draw:text-box><text:p text:style-name="P15"><text:span text:style-name="T13">Необсл. ячейка для ГП № 21</text:span></text:p></draw:text-box></draw:frame><draw:custom-shape draw:style-name="gr12" draw:text-style-name="P6" svg:width="1.269cm" svg:height="1.269cm" draw:transform="rotate (1.5707963267949) translate (0.874888888888889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0.899cm" svg:y="12.79cm"><draw:text-box><text:p text:style-name="P7"><text:span text:style-name="T3">TVS54-91</text:span></text:p><text:p text:style-name="P8"><text:span text:style-name="T4">AR54-91</text:span></text:p></draw:text-box></draw:frame><draw:custom-shape draw:style-name="gr12" draw:text-style-name="P6" svg:width="1.269cm" svg:height="1.269cm" draw:transform="rotate (1.5707963267949) translate (2.25601388888889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.284cm" svg:y="12.79cm"><draw:text-box><text:p text:style-name="P7"><text:span text:style-name="T3">TVS54-93</text:span></text:p><text:p text:style-name="P8"><text:span text:style-name="T4">AR54-93</text:span></text:p></draw:text-box></draw:frame><draw:custom-shape draw:style-name="gr12" draw:text-style-name="P6" svg:width="1.269cm" svg:height="1.269cm" draw:transform="rotate (1.5707963267949) translate (3.64243055555556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3.667cm" svg:y="12.79cm"><draw:text-box><text:p text:style-name="P7"><text:span text:style-name="T3">TVS54-95</text:span></text:p><text:p text:style-name="P8"><text:span text:style-name="T4">AR54-95</text:span></text:p></draw:text-box></draw:frame><draw:custom-shape draw:style-name="gr12" draw:text-style-name="P6" svg:width="1.269cm" svg:height="1.269cm" draw:transform="rotate (1.5707963267949) translate (5.0270833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051cm" svg:y="12.79cm"><draw:text-box><text:p text:style-name="P7"><text:span text:style-name="T3">TVS54-97</text:span></text:p><text:p text:style-name="P8"><text:span text:style-name="T4">AR54-97</text:span></text:p></draw:text-box></draw:frame><draw:custom-shape draw:style-name="gr12" draw:text-style-name="P6" svg:width="1.269cm" svg:height="1.269cm" draw:transform="rotate (1.5707963267949) translate (6.4082083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6.433cm" svg:y="12.79cm"><draw:text-box><text:p text:style-name="P7"><text:span text:style-name="T3">TVS54-99</text:span></text:p><text:p text:style-name="P8"><text:span text:style-name="T4">AR54-99</text:span></text:p></draw:text-box></draw:frame><draw:custom-shape draw:style-name="gr12" draw:text-style-name="P6" svg:width="1.269cm" svg:height="1.269cm" draw:transform="rotate (1.5707963267949) translate (7.79286111111111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819cm" svg:y="12.79cm"><draw:text-box><text:p text:style-name="P7"><text:span text:style-name="T3">TVS54-101</text:span></text:p><text:p text:style-name="P8"><text:span text:style-name="T4">AR54-101</text:span></text:p></draw:text-box></draw:frame><draw:custom-shape draw:style-name="gr12" draw:text-style-name="P6" svg:width="1.269cm" svg:height="1.269cm" draw:transform="rotate (1.5707963267949) translate (9.17398611111111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2cm" svg:y="12.79cm"><draw:text-box><text:p text:style-name="P7"><text:span text:style-name="T3">TVS54-103</text:span></text:p><text:p text:style-name="P8"><text:span text:style-name="T4">AR54-103</text:span></text:p></draw:text-box></draw:frame><draw:custom-shape draw:style-name="gr12" draw:text-style-name="P6" svg:width="1.269cm" svg:height="1.269cm" draw:transform="rotate (1.5707963267949) translate (10.56040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0.585cm" svg:y="12.79cm"><draw:text-box><text:p text:style-name="P7"><text:span text:style-name="T3">TVS54-105</text:span></text:p><text:p text:style-name="P8"><text:span text:style-name="T4">AR54-105</text:span></text:p></draw:text-box></draw:frame><draw:custom-shape draw:style-name="gr12" draw:text-style-name="P6" svg:width="1.269cm" svg:height="1.269cm" draw:transform="rotate (1.5707963267949) translate (11.98915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2.014cm" svg:y="12.79cm"><draw:text-box><text:p text:style-name="P7"><text:span text:style-name="T3">TVS54-107</text:span></text:p><text:p text:style-name="P8"><text:span text:style-name="T4">AR54-107</text:span></text:p></draw:text-box></draw:frame><draw:custom-shape draw:style-name="gr12" draw:text-style-name="P6" svg:width="1.269cm" svg:height="1.269cm" draw:transform="rotate (1.5707963267949) translate (14.3439444444444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4.368cm" svg:y="12.79cm"><draw:text-box><text:p text:style-name="P7"><text:span text:style-name="T3">TVS54-109</text:span></text:p><text:p text:style-name="P8"><text:span text:style-name="T4">AR54-109</text:span></text:p></draw:text-box></draw:frame><draw:custom-shape draw:style-name="gr12" draw:text-style-name="P6" svg:width="1.269cm" svg:height="1.269cm" draw:transform="rotate (1.5707963267949) translate (15.7250694444444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5.751cm" svg:y="12.79cm"><draw:text-box><text:p text:style-name="P7"><text:span text:style-name="T3">TVS54-111</text:span></text:p><text:p text:style-name="P8"><text:span text:style-name="T4">AR54-111</text:span></text:p></draw:text-box></draw:frame><draw:custom-shape draw:style-name="gr12" draw:text-style-name="P6" svg:width="1.269cm" svg:height="1.269cm" draw:transform="rotate (1.5707963267949) translate (17.107958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7.132cm" svg:y="12.79cm"><draw:text-box><text:p text:style-name="P7"><text:span text:style-name="T3">TVS54-113</text:span></text:p><text:p text:style-name="P8"><text:span text:style-name="T4">AR54-113</text:span></text:p></draw:text-box></draw:frame><draw:custom-shape draw:style-name="gr12" draw:text-style-name="P6" svg:width="1.269cm" svg:height="1.269cm" draw:transform="rotate (1.5707963267949) translate (18.4908472222222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8.517cm" svg:y="12.79cm"><draw:text-box><text:p text:style-name="P7"><text:span text:style-name="T3">TVS54-115</text:span></text:p><text:p text:style-name="P8"><text:span text:style-name="T4">AR54-115</text:span></text:p></draw:text-box></draw:frame><draw:custom-shape draw:style-name="gr12" draw:text-style-name="P6" svg:width="1.269cm" svg:height="1.269cm" draw:transform="rotate (1.5707963267949) translate (19.8719722222222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9.9cm" svg:y="12.79cm"><draw:text-box><text:p text:style-name="P7"><text:span text:style-name="T3">TVS54-117</text:span></text:p><text:p text:style-name="P8"><text:span text:style-name="T4">AR54-117</text:span></text:p></draw:text-box></draw:frame><draw:custom-shape draw:style-name="gr12" draw:text-style-name="P6" svg:width="1.269cm" svg:height="1.269cm" draw:transform="rotate (1.5707963267949) translate (21.26015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1.285cm" svg:y="12.79cm"><draw:text-box><text:p text:style-name="P7"><text:span text:style-name="T3">TVS54-119</text:span></text:p><text:p text:style-name="P8"><text:span text:style-name="T4">AR54-119</text:span></text:p></draw:text-box></draw:frame><draw:custom-shape draw:style-name="gr16" draw:text-style-name="P6" svg:width="1.269cm" svg:height="1.627cm" draw:transform="rotate (1.5707963267949) translate (23.0310972222222cm 16.82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6cm" svg:height="0.595cm" svg:x="23.084cm" svg:y="15.898cm"><draw:text-box><text:p text:style-name="P7"><text:span text:style-name="T10">ГП № 10</text:span></text:p><text:p text:style-name="P7"><text:span text:style-name="T11"/></text:p></draw:text-box></draw:frame><draw:custom-shape draw:style-name="gr15" draw:text-style-name="P6" svg:width="1.269cm" svg:height="1.625cm" draw:transform="rotate (1.5707963267949) translate (24.590375cm 17.534819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18cm" svg:height="0.593cm" svg:x="24.641cm" svg:y="16.607cm"><draw:text-box><text:p text:style-name="P7"><text:span text:style-name="T10">ГП № 18</text:span></text:p><text:p text:style-name="P7"><text:span text:style-name="T11"/></text:p></draw:text-box></draw:frame><draw:custom-shape draw:style-name="gr12" draw:text-style-name="P6" svg:width="1.269cm" svg:height="1.269cm" draw:transform="rotate (1.5707963267949) translate (1.56809722222222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.591cm" svg:y="13.818cm"><draw:text-box><text:p text:style-name="P7"><text:span text:style-name="T3">TVS55-92</text:span></text:p><text:p text:style-name="P8"><text:span text:style-name="T4">AR55-92</text:span></text:p></draw:text-box></draw:frame><draw:custom-shape draw:style-name="gr12" draw:text-style-name="P6" svg:width="1.269cm" svg:height="1.269cm" draw:transform="rotate (1.5707963267949) translate (2.95098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2.975cm" svg:y="13.818cm"><draw:text-box><text:p text:style-name="P7"><text:span text:style-name="T3">TVS55-94</text:span></text:p><text:p text:style-name="P8"><text:span text:style-name="T4">AR55-94</text:span></text:p></draw:text-box></draw:frame><draw:custom-shape draw:style-name="gr12" draw:text-style-name="P6" svg:width="1.269cm" svg:height="1.269cm" draw:transform="rotate (1.5707963267949) translate (4.333875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4.358cm" svg:y="13.818cm"><draw:text-box><text:p text:style-name="P7"><text:span text:style-name="T3">TVS55-96</text:span></text:p><text:p text:style-name="P8"><text:span text:style-name="T4">AR55-96</text:span></text:p></draw:text-box></draw:frame><draw:custom-shape draw:style-name="gr12" draw:text-style-name="P6" svg:width="1.269cm" svg:height="1.269cm" draw:transform="rotate (1.5707963267949) translate (5.720291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5.745cm" svg:y="13.818cm"><draw:text-box><text:p text:style-name="P7"><text:span text:style-name="T3">TVS55-98</text:span></text:p><text:p text:style-name="P8"><text:span text:style-name="T4">AR55-98</text:span></text:p></draw:text-box></draw:frame><draw:custom-shape draw:style-name="gr12" draw:text-style-name="P6" svg:width="1.269cm" svg:height="1.269cm" draw:transform="rotate (1.5707963267949) translate (7.101416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7.126cm" svg:y="13.818cm"><draw:text-box><text:p text:style-name="P7"><text:span text:style-name="T3">TVS55-100</text:span></text:p><text:p text:style-name="P8"><text:span text:style-name="T4">AR55-100</text:span></text:p></draw:text-box></draw:frame><draw:custom-shape draw:style-name="gr12" draw:text-style-name="P6" svg:width="1.269cm" svg:height="1.269cm" draw:transform="rotate (1.5707963267949) translate (8.48430555555555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8.507cm" svg:y="13.818cm"><draw:text-box><text:p text:style-name="P7"><text:span text:style-name="T3">TVS55-102</text:span></text:p><text:p text:style-name="P8"><text:span text:style-name="T4">AR55-102</text:span></text:p></draw:text-box></draw:frame><draw:custom-shape draw:style-name="gr12" draw:text-style-name="P6" svg:width="1.269cm" svg:height="1.269cm" draw:transform="rotate (1.5707963267949) translate (9.86895833333333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9.893cm" svg:y="13.818cm"><draw:text-box><text:p text:style-name="P7"><text:span text:style-name="T3">TVS55-104</text:span></text:p><text:p text:style-name="P8"><text:span text:style-name="T4">AR55-104</text:span></text:p></draw:text-box></draw:frame><draw:custom-shape draw:style-name="gr12" draw:text-style-name="P6" svg:width="1.269cm" svg:height="1.269cm" draw:transform="rotate (1.5707963267949) translate (11.2518472222222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1.274cm" svg:y="13.818cm"><draw:text-box><text:p text:style-name="P7"><text:span text:style-name="T3">TVS55-106</text:span></text:p><text:p text:style-name="P8"><text:span text:style-name="T4">AR55-106</text:span></text:p></draw:text-box></draw:frame><draw:custom-shape draw:style-name="gr12" draw:text-style-name="P6" svg:width="1.269cm" svg:height="1.269cm" draw:transform="rotate (1.5707963267949) translate (12.6823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2.707cm" svg:y="13.818cm"><draw:text-box><text:p text:style-name="P7"><text:span text:style-name="T3">TVS55-108</text:span></text:p><text:p text:style-name="P8"><text:span text:style-name="T4">AR55-108</text:span></text:p></draw:text-box></draw:frame><draw:custom-shape draw:style-name="gr13" draw:text-style-name="P6" svg:width="1.269cm" svg:height="1.265cm" draw:transform="rotate (1.5707963267949) translate (15.0318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5.058cm" svg:y="13.818cm"><draw:text-box><text:p text:style-name="P7"><text:span text:style-name="T3">TVS55-110</text:span></text:p><text:p text:style-name="P8"><text:span text:style-name="T4">AR55-110</text:span></text:p></draw:text-box></draw:frame><draw:custom-shape draw:style-name="gr12" draw:text-style-name="P6" svg:width="1.269cm" svg:height="1.269cm" draw:transform="rotate (1.5707963267949) translate (16.4182777777778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6.443cm" svg:y="13.818cm"><draw:text-box><text:p text:style-name="P7"><text:span text:style-name="T3">TVS55-112</text:span></text:p><text:p text:style-name="P8"><text:span text:style-name="T4">AR55-112</text:span></text:p></draw:text-box></draw:frame><draw:custom-shape draw:style-name="gr12" draw:text-style-name="P6" svg:width="1.269cm" svg:height="1.269cm" draw:transform="rotate (1.5707963267949) translate (17.80116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7.824cm" svg:y="13.818cm"><draw:text-box><text:p text:style-name="P7"><text:span text:style-name="T3">TVS55-114</text:span></text:p><text:p text:style-name="P8"><text:span text:style-name="T4">AR55-114</text:span></text:p></draw:text-box></draw:frame><draw:custom-shape draw:style-name="gr12" draw:text-style-name="P6" svg:width="1.269cm" svg:height="1.269cm" draw:transform="rotate (1.5707963267949) translate (19.1858194444444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9.208cm" svg:y="13.818cm"><draw:text-box><text:p text:style-name="P7"><text:span text:style-name="T3">TVS55-116</text:span></text:p><text:p text:style-name="P8"><text:span text:style-name="T4">AR55-116</text:span></text:p></draw:text-box></draw:frame><draw:custom-shape draw:style-name="gr12" draw:text-style-name="P6" svg:width="1.269cm" svg:height="1.269cm" draw:transform="rotate (1.5707963267949) translate (20.5669444444444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20.591cm" svg:y="13.818cm"><draw:text-box><text:p text:style-name="P7"><text:span text:style-name="T3">TVS55-118</text:span></text:p><text:p text:style-name="P8"><text:span text:style-name="T4">AR55-118</text:span></text:p></draw:text-box></draw:frame><draw:custom-shape draw:style-name="gr12" draw:text-style-name="P6" svg:width="1.267cm" svg:height="1.269cm" draw:transform="rotate (1.5707963267949) translate (0.874888888888889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0.899cm" svg:y="14.848cm"><draw:text-box><text:p text:style-name="P7"><text:span text:style-name="T3">TVS56-91</text:span></text:p><text:p text:style-name="P8"><text:span text:style-name="T4">AR56-91</text:span></text:p></draw:text-box></draw:frame><draw:custom-shape draw:style-name="gr12" draw:text-style-name="P6" svg:width="1.267cm" svg:height="1.269cm" draw:transform="rotate (1.5707963267949) translate (2.25601388888889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2.284cm" svg:y="14.848cm"><draw:text-box><text:p text:style-name="P7"><text:span text:style-name="T3">TVS56-93</text:span></text:p><text:p text:style-name="P8"><text:span text:style-name="T4">AR56-93</text:span></text:p></draw:text-box></draw:frame><draw:custom-shape draw:style-name="gr12" draw:text-style-name="P6" svg:width="1.267cm" svg:height="1.269cm" draw:transform="rotate (1.5707963267949) translate (3.64243055555556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7" svg:width="1.218cm" svg:height="0.595cm" svg:x="3.667cm" svg:y="14.848cm"><draw:text-box><text:p text:style-name="P7"><text:span text:style-name="T3">TVS56-95</text:span></text:p><text:p text:style-name="P8"><text:span text:style-name="T4">AR56-95</text:span></text:p></draw:text-box></draw:frame><draw:custom-shape draw:style-name="gr12" draw:text-style-name="P6" svg:width="1.267cm" svg:height="1.269cm" draw:transform="rotate (1.5707963267949) translate (5.0270833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5.051cm" svg:y="14.848cm"><draw:text-box><text:p text:style-name="P7"><text:span text:style-name="T3">TVS56-97</text:span></text:p><text:p text:style-name="P8"><text:span text:style-name="T4">AR56-97</text:span></text:p></draw:text-box></draw:frame><draw:custom-shape draw:style-name="gr12" draw:text-style-name="P6" svg:width="1.267cm" svg:height="1.269cm" draw:transform="rotate (1.5707963267949) translate (6.4082083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6.433cm" svg:y="14.848cm"><draw:text-box><text:p text:style-name="P7"><text:span text:style-name="T3">TVS56-99</text:span></text:p><text:p text:style-name="P8"><text:span text:style-name="T4">AR56-99</text:span></text:p></draw:text-box></draw:frame><draw:custom-shape draw:style-name="gr12" draw:text-style-name="P6" svg:width="1.267cm" svg:height="1.269cm" draw:transform="rotate (1.5707963267949) translate (7.79286111111111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7.819cm" svg:y="14.848cm"><draw:text-box><text:p text:style-name="P7"><text:span text:style-name="T3">TVS56-101</text:span></text:p><text:p text:style-name="P8"><text:span text:style-name="T4">AR56-101</text:span></text:p></draw:text-box></draw:frame><draw:custom-shape draw:style-name="gr12" draw:text-style-name="P6" svg:width="1.267cm" svg:height="1.269cm" draw:transform="rotate (1.5707963267949) translate (9.17398611111111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9.2cm" svg:y="14.848cm"><draw:text-box><text:p text:style-name="P7"><text:span text:style-name="T3">TVS56-103</text:span></text:p><text:p text:style-name="P8"><text:span text:style-name="T4">AR56-103</text:span></text:p></draw:text-box></draw:frame><draw:custom-shape draw:style-name="gr12" draw:text-style-name="P6" svg:width="1.267cm" svg:height="1.269cm" draw:transform="rotate (1.5707963267949) translate (10.56040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0.585cm" svg:y="14.848cm"><draw:text-box><text:p text:style-name="P7"><text:span text:style-name="T3">TVS56-105</text:span></text:p><text:p text:style-name="P8"><text:span text:style-name="T4">AR56-105</text:span></text:p></draw:text-box></draw:frame><draw:custom-shape draw:style-name="gr12" draw:text-style-name="P6" svg:width="1.267cm" svg:height="1.269cm" draw:transform="rotate (1.5707963267949) translate (11.98915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5cm" svg:x="12.014cm" svg:y="14.848cm"><draw:text-box><text:p text:style-name="P7"><text:span text:style-name="T3">TVS56-107</text:span></text:p><text:p text:style-name="P8"><text:span text:style-name="T4">AR56-107</text:span></text:p></draw:text-box></draw:frame><draw:custom-shape draw:style-name="gr12" draw:text-style-name="P6" svg:width="1.267cm" svg:height="1.269cm" draw:transform="rotate (1.5707963267949) translate (14.3439444444444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4.368cm" svg:y="14.848cm"><draw:text-box><text:p text:style-name="P7"><text:span text:style-name="T3">TVS56-109</text:span></text:p><text:p text:style-name="P8"><text:span text:style-name="T4">AR56-109</text:span></text:p></draw:text-box></draw:frame><draw:custom-shape draw:style-name="gr12" draw:text-style-name="P6" svg:width="1.267cm" svg:height="1.269cm" draw:transform="rotate (1.5707963267949) translate (15.7250694444444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5.751cm" svg:y="14.848cm"><draw:text-box><text:p text:style-name="P7"><text:span text:style-name="T3">TVS56-111</text:span></text:p><text:p text:style-name="P8"><text:span text:style-name="T4">AR56-111</text:span></text:p></draw:text-box></draw:frame><draw:custom-shape draw:style-name="gr12" draw:text-style-name="P6" svg:width="1.267cm" svg:height="1.269cm" draw:transform="rotate (1.5707963267949) translate (17.107958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7.132cm" svg:y="14.848cm"><draw:text-box><text:p text:style-name="P7"><text:span text:style-name="T3">TVS56-113</text:span></text:p><text:p text:style-name="P8"><text:span text:style-name="T4">AR56-113</text:span></text:p></draw:text-box></draw:frame><draw:custom-shape draw:style-name="gr12" draw:text-style-name="P6" svg:width="1.267cm" svg:height="1.269cm" draw:transform="rotate (1.5707963267949) translate (18.4908472222222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8.517cm" svg:y="14.848cm"><draw:text-box><text:p text:style-name="P7"><text:span text:style-name="T3">TVS56-115</text:span></text:p><text:p text:style-name="P8"><text:span text:style-name="T4">AR56-115</text:span></text:p></draw:text-box></draw:frame><draw:custom-shape draw:style-name="gr12" draw:text-style-name="P6" svg:width="1.267cm" svg:height="1.269cm" draw:transform="rotate (1.5707963267949) translate (19.8719722222222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19.9cm" svg:y="14.848cm"><draw:text-box><text:p text:style-name="P7"><text:span text:style-name="T3">TVS56-117</text:span></text:p><text:p text:style-name="P8"><text:span text:style-name="T4">AR56-117</text:span></text:p></draw:text-box></draw:frame><draw:custom-shape draw:style-name="gr12" draw:text-style-name="P6" svg:width="1.267cm" svg:height="1.269cm" draw:transform="rotate (1.5707963267949) translate (21.26015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5cm" svg:x="21.285cm" svg:y="14.848cm"><draw:text-box><text:p text:style-name="P7"><text:span text:style-name="T3">TVS56-119</text:span></text:p><text:p text:style-name="P8"><text:span text:style-name="T4">AR56-119</text:span></text:p></draw:text-box></draw:frame><draw:custom-shape draw:style-name="gr12" draw:text-style-name="P6" svg:width="1.269cm" svg:height="1.269cm" draw:transform="rotate (1.5707963267949) translate (1.56809722222222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.591cm" svg:y="15.882cm"><draw:text-box><text:p text:style-name="P7"><text:span text:style-name="T3">TVS57-92</text:span></text:p><text:p text:style-name="P8"><text:span text:style-name="T4">AR57-92</text:span></text:p></draw:text-box></draw:frame><draw:custom-shape draw:style-name="gr12" draw:text-style-name="P6" svg:width="1.269cm" svg:height="1.269cm" draw:transform="rotate (1.5707963267949) translate (2.95098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2.975cm" svg:y="15.882cm"><draw:text-box><text:p text:style-name="P7"><text:span text:style-name="T3">TVS57-94</text:span></text:p><text:p text:style-name="P8"><text:span text:style-name="T4">AR57-94</text:span></text:p></draw:text-box></draw:frame><draw:custom-shape draw:style-name="gr12" draw:text-style-name="P6" svg:width="1.269cm" svg:height="1.269cm" draw:transform="rotate (1.5707963267949) translate (4.333875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4.358cm" svg:y="15.882cm"><draw:text-box><text:p text:style-name="P7"><text:span text:style-name="T3">TVS57-96</text:span></text:p><text:p text:style-name="P8"><text:span text:style-name="T4">AR57-96</text:span></text:p></draw:text-box></draw:frame><draw:custom-shape draw:style-name="gr12" draw:text-style-name="P6" svg:width="1.269cm" svg:height="1.269cm" draw:transform="rotate (1.5707963267949) translate (5.720291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745cm" svg:y="15.882cm"><draw:text-box><text:p text:style-name="P7"><text:span text:style-name="T3">TVS57-98</text:span></text:p><text:p text:style-name="P8"><text:span text:style-name="T4">AR57-98</text:span></text:p></draw:text-box></draw:frame><draw:custom-shape draw:style-name="gr12" draw:text-style-name="P6" svg:width="1.269cm" svg:height="1.269cm" draw:transform="rotate (1.5707963267949) translate (7.101416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126cm" svg:y="15.882cm"><draw:text-box><text:p text:style-name="P7"><text:span text:style-name="T3">TVS57-100</text:span></text:p><text:p text:style-name="P8"><text:span text:style-name="T4">AR57-100</text:span></text:p></draw:text-box></draw:frame><draw:custom-shape draw:style-name="gr12" draw:text-style-name="P6" svg:width="1.269cm" svg:height="1.269cm" draw:transform="rotate (1.5707963267949) translate (8.48430555555555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8.507cm" svg:y="15.882cm"><draw:text-box><text:p text:style-name="P7"><text:span text:style-name="T3">TVS57-102</text:span></text:p><text:p text:style-name="P8"><text:span text:style-name="T4">AR57-102</text:span></text:p></draw:text-box></draw:frame><draw:custom-shape draw:style-name="gr12" draw:text-style-name="P6" svg:width="1.269cm" svg:height="1.269cm" draw:transform="rotate (1.5707963267949) translate (9.86895833333333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893cm" svg:y="15.882cm"><draw:text-box><text:p text:style-name="P7"><text:span text:style-name="T3">TVS57-104</text:span></text:p><text:p text:style-name="P8"><text:span text:style-name="T4">AR57-104</text:span></text:p></draw:text-box></draw:frame><draw:custom-shape draw:style-name="gr12" draw:text-style-name="P6" svg:width="1.269cm" svg:height="1.269cm" draw:transform="rotate (1.5707963267949) translate (11.2518472222222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1.274cm" svg:y="15.882cm"><draw:text-box><text:p text:style-name="P7"><text:span text:style-name="T3">TVS57-106</text:span></text:p><text:p text:style-name="P8"><text:span text:style-name="T4">AR57-106</text:span></text:p></draw:text-box></draw:frame><draw:custom-shape draw:style-name="gr12" draw:text-style-name="P6" svg:width="1.269cm" svg:height="1.269cm" draw:transform="rotate (1.5707963267949) translate (12.6823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2.707cm" svg:y="15.882cm"><draw:text-box><text:p text:style-name="P7"><text:span text:style-name="T3">TVS57-108</text:span></text:p><text:p text:style-name="P8"><text:span text:style-name="T4">AR57-108</text:span></text:p></draw:text-box></draw:frame><draw:custom-shape draw:style-name="gr13" draw:text-style-name="P6" svg:width="1.269cm" svg:height="1.265cm" draw:transform="rotate (1.5707963267949) translate (15.0318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5.058cm" svg:y="15.882cm"><draw:text-box><text:p text:style-name="P7"><text:span text:style-name="T3">TVS57-110</text:span></text:p><text:p text:style-name="P8"><text:span text:style-name="T4">AR57-110</text:span></text:p></draw:text-box></draw:frame><draw:custom-shape draw:style-name="gr12" draw:text-style-name="P6" svg:width="1.269cm" svg:height="1.269cm" draw:transform="rotate (1.5707963267949) translate (16.4182777777778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6.443cm" svg:y="15.882cm"><draw:text-box><text:p text:style-name="P7"><text:span text:style-name="T3">TVS57-112</text:span></text:p><text:p text:style-name="P8"><text:span text:style-name="T4">AR57-112</text:span></text:p></draw:text-box></draw:frame><draw:custom-shape draw:style-name="gr12" draw:text-style-name="P6" svg:width="1.269cm" svg:height="1.269cm" draw:transform="rotate (1.5707963267949) translate (17.80116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7.824cm" svg:y="15.882cm"><draw:text-box><text:p text:style-name="P7"><text:span text:style-name="T3">TVS57-114</text:span></text:p><text:p text:style-name="P8"><text:span text:style-name="T4">AR57-114</text:span></text:p></draw:text-box></draw:frame><draw:custom-shape draw:style-name="gr12" draw:text-style-name="P6" svg:width="1.269cm" svg:height="1.269cm" draw:transform="rotate (1.5707963267949) translate (19.1858194444444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9.208cm" svg:y="15.882cm"><draw:text-box><text:p text:style-name="P7"><text:span text:style-name="T3">TVS57-116</text:span></text:p><text:p text:style-name="P8"><text:span text:style-name="T4">AR57-116</text:span></text:p></draw:text-box></draw:frame><draw:custom-shape draw:style-name="gr12" draw:text-style-name="P6" svg:width="1.269cm" svg:height="1.269cm" draw:transform="rotate (1.5707963267949) translate (20.5669444444444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20.591cm" svg:y="15.882cm"><draw:text-box><text:p text:style-name="P7"><text:span text:style-name="T3">TVS57-118</text:span></text:p><text:p text:style-name="P8"><text:span text:style-name="T4">AR57-118</text:span></text:p></draw:text-box></draw:frame><draw:custom-shape draw:style-name="gr12" draw:text-style-name="P6" svg:width="1.269cm" svg:height="1.269cm" draw:transform="rotate (1.5707963267949) translate (0.874888888888889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0.899cm" svg:y="16.912cm"><draw:text-box><text:p text:style-name="P7"><text:span text:style-name="T3">TVS58-91</text:span></text:p><text:p text:style-name="P8"><text:span text:style-name="T4">AR58-91</text:span></text:p></draw:text-box></draw:frame><draw:custom-shape draw:style-name="gr12" draw:text-style-name="P6" svg:width="1.269cm" svg:height="1.269cm" draw:transform="rotate (1.5707963267949) translate (2.25601388888889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.284cm" svg:y="16.912cm"><draw:text-box><text:p text:style-name="P7"><text:span text:style-name="T3">TVS58-93</text:span></text:p><text:p text:style-name="P8"><text:span text:style-name="T4">AR58-93</text:span></text:p></draw:text-box></draw:frame><draw:custom-shape draw:style-name="gr12" draw:text-style-name="P6" svg:width="1.269cm" svg:height="1.269cm" draw:transform="rotate (1.5707963267949) translate (3.64243055555556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3.667cm" svg:y="16.912cm"><draw:text-box><text:p text:style-name="P7"><text:span text:style-name="T3">TVS58-95</text:span></text:p><text:p text:style-name="P8"><text:span text:style-name="T4">AR58-95</text:span></text:p></draw:text-box></draw:frame><draw:custom-shape draw:style-name="gr12" draw:text-style-name="P6" svg:width="1.269cm" svg:height="1.269cm" draw:transform="rotate (1.5707963267949) translate (5.0270833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5.051cm" svg:y="16.912cm"><draw:text-box><text:p text:style-name="P7"><text:span text:style-name="T3">TVS58-97</text:span></text:p><text:p text:style-name="P8"><text:span text:style-name="T4">AR58-97</text:span></text:p></draw:text-box></draw:frame><draw:custom-shape draw:style-name="gr12" draw:text-style-name="P6" svg:width="1.269cm" svg:height="1.269cm" draw:transform="rotate (1.5707963267949) translate (6.4082083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6.433cm" svg:y="16.912cm"><draw:text-box><text:p text:style-name="P7"><text:span text:style-name="T3">TVS58-99</text:span></text:p><text:p text:style-name="P8"><text:span text:style-name="T4">AR58-99</text:span></text:p></draw:text-box></draw:frame><draw:custom-shape draw:style-name="gr12" draw:text-style-name="P6" svg:width="1.269cm" svg:height="1.269cm" draw:transform="rotate (1.5707963267949) translate (7.79286111111111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7.819cm" svg:y="16.912cm"><draw:text-box><text:p text:style-name="P7"><text:span text:style-name="T3">TVS58-101</text:span></text:p><text:p text:style-name="P8"><text:span text:style-name="T4">AR58-101</text:span></text:p></draw:text-box></draw:frame><draw:custom-shape draw:style-name="gr12" draw:text-style-name="P6" svg:width="1.269cm" svg:height="1.269cm" draw:transform="rotate (1.5707963267949) translate (9.17398611111111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9.2cm" svg:y="16.912cm"><draw:text-box><text:p text:style-name="P7"><text:span text:style-name="T3">TVS58-103</text:span></text:p><text:p text:style-name="P8"><text:span text:style-name="T4">AR58-103</text:span></text:p></draw:text-box></draw:frame><draw:custom-shape draw:style-name="gr12" draw:text-style-name="P6" svg:width="1.269cm" svg:height="1.269cm" draw:transform="rotate (1.5707963267949) translate (10.56040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0.585cm" svg:y="16.912cm"><draw:text-box><text:p text:style-name="P7"><text:span text:style-name="T3">TVS58-105</text:span></text:p><text:p text:style-name="P8"><text:span text:style-name="T4">AR58-105</text:span></text:p></draw:text-box></draw:frame><draw:custom-shape draw:style-name="gr12" draw:text-style-name="P6" svg:width="1.269cm" svg:height="1.269cm" draw:transform="rotate (1.5707963267949) translate (11.98915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6cm" svg:height="0.593cm" svg:x="12.014cm" svg:y="16.912cm"><draw:text-box><text:p text:style-name="P7"><text:span text:style-name="T3">TVS58-107</text:span></text:p><text:p text:style-name="P8"><text:span text:style-name="T4">AR58-107</text:span></text:p></draw:text-box></draw:frame><draw:custom-shape draw:style-name="gr12" draw:text-style-name="P6" svg:width="1.269cm" svg:height="1.269cm" draw:transform="rotate (1.5707963267949) translate (14.3439444444444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4.368cm" svg:y="16.912cm"><draw:text-box><text:p text:style-name="P7"><text:span text:style-name="T3">TVS58-109</text:span></text:p><text:p text:style-name="P8"><text:span text:style-name="T4">AR58-109</text:span></text:p></draw:text-box></draw:frame><draw:custom-shape draw:style-name="gr12" draw:text-style-name="P6" svg:width="1.269cm" svg:height="1.269cm" draw:transform="rotate (1.5707963267949) translate (15.7250694444444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5.751cm" svg:y="16.912cm"><draw:text-box><text:p text:style-name="P7"><text:span text:style-name="T3">TVS58-111</text:span></text:p><text:p text:style-name="P8"><text:span text:style-name="T4">AR58-111</text:span></text:p></draw:text-box></draw:frame><draw:custom-shape draw:style-name="gr12" draw:text-style-name="P6" svg:width="1.269cm" svg:height="1.269cm" draw:transform="rotate (1.5707963267949) translate (17.107958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7.132cm" svg:y="16.912cm"><draw:text-box><text:p text:style-name="P7"><text:span text:style-name="T3">TVS58-113</text:span></text:p><text:p text:style-name="P8"><text:span text:style-name="T4">AR58-113</text:span></text:p></draw:text-box></draw:frame><draw:custom-shape draw:style-name="gr12" draw:text-style-name="P6" svg:width="1.269cm" svg:height="1.269cm" draw:transform="rotate (1.5707963267949) translate (18.4908472222222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8.517cm" svg:y="16.912cm"><draw:text-box><text:p text:style-name="P7"><text:span text:style-name="T3">TVS58-115</text:span></text:p><text:p text:style-name="P8"><text:span text:style-name="T4">AR58-115</text:span></text:p></draw:text-box></draw:frame><draw:custom-shape draw:style-name="gr12" draw:text-style-name="P6" svg:width="1.269cm" svg:height="1.269cm" draw:transform="rotate (1.5707963267949) translate (19.8719722222222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19.9cm" svg:y="16.912cm"><draw:text-box><text:p text:style-name="P7"><text:span text:style-name="T3">TVS58-117</text:span></text:p><text:p text:style-name="P8"><text:span text:style-name="T4">AR58-117</text:span></text:p></draw:text-box></draw:frame><draw:custom-shape draw:style-name="gr12" draw:text-style-name="P6" svg:width="1.269cm" svg:height="1.269cm" draw:transform="rotate (1.5707963267949) translate (21.26015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18cm" svg:height="0.593cm" svg:x="21.285cm" svg:y="16.912cm"><draw:text-box><text:p text:style-name="P7"><text:span text:style-name="T3">TVS58-119</text:span></text:p><text:p text:style-name="P8"><text:span text:style-name="T4">AR58-119</text:span></text:p></draw:text-box></draw:frame><draw:line draw:style-name="gr5" draw:text-style-name="P10" svg:x1="2.159cm" svg:y1="4.318cm" svg:x2="2.159cm" svg:y2="0.688cm"><text:p/></draw:line><draw:line draw:style-name="gr5" draw:text-style-name="P10" svg:x1="2.854cm" svg:y1="4.022cm" svg:x2="2.854cm" svg:y2="0.686cm"><text:p/></draw:line><draw:line draw:style-name="gr5" draw:text-style-name="P10" svg:x1="3.554cm" svg:y1="1.019cm" svg:x2="3.554cm" svg:y2="0.686cm"><text:p/></draw:line><draw:line draw:style-name="gr5" draw:text-style-name="P10" svg:x1="4.235cm" svg:y1="1.327cm" svg:x2="4.235cm" svg:y2="0.688cm"><text:p/></draw:line><draw:line draw:style-name="gr5" draw:text-style-name="P10" svg:x1="4.923cm" svg:y1="1.019cm" svg:x2="4.923cm" svg:y2="0.686cm"><text:p/></draw:line><draw:line draw:style-name="gr5" draw:text-style-name="P10" svg:x1="5.604cm" svg:y1="1.327cm" svg:x2="5.604cm" svg:y2="0.688cm"><text:p/></draw:line><draw:line draw:style-name="gr5" draw:text-style-name="P10" svg:x1="6.32cm" svg:y1="1.019cm" svg:x2="6.32cm" svg:y2="0.686cm"><text:p/></draw:line><draw:line draw:style-name="gr5" draw:text-style-name="P10" svg:x1="7.001cm" svg:y1="1.327cm" svg:x2="7.001cm" svg:y2="0.688cm"><text:p/></draw:line><draw:line draw:style-name="gr5" draw:text-style-name="P10" svg:x1="7.68cm" svg:y1="1.019cm" svg:x2="7.68cm" svg:y2="0.686cm"><text:p/></draw:line><draw:line draw:style-name="gr5" draw:text-style-name="P10" svg:x1="8.378cm" svg:y1="1.327cm" svg:x2="8.378cm" svg:y2="0.688cm"><text:p/></draw:line><draw:line draw:style-name="gr5" draw:text-style-name="P10" svg:x1="9.084cm" svg:y1="1.019cm" svg:x2="9.084cm" svg:y2="0.686cm"><text:p/></draw:line><draw:line draw:style-name="gr5" draw:text-style-name="P10" svg:x1="9.765cm" svg:y1="1.327cm" svg:x2="9.765cm" svg:y2="0.688cm"><text:p/></draw:line><draw:line draw:style-name="gr5" draw:text-style-name="P10" svg:x1="10.479cm" svg:y1="1.019cm" svg:x2="10.479cm" svg:y2="0.686cm"><text:p/></draw:line><draw:line draw:style-name="gr5" draw:text-style-name="P10" svg:x1="11.144cm" svg:y1="1.327cm" svg:x2="11.144cm" svg:y2="0.688cm"><text:p/></draw:line><draw:line draw:style-name="gr5" draw:text-style-name="P10" svg:x1="11.825cm" svg:y1="1.019cm" svg:x2="11.825cm" svg:y2="0.686cm"><text:p/></draw:line><draw:line draw:style-name="gr5" draw:text-style-name="P10" svg:x1="12.555cm" svg:y1="1.327cm" svg:x2="12.555cm" svg:y2="0.688cm"><text:p/></draw:line><draw:line draw:style-name="gr5" draw:text-style-name="P10" svg:x1="13.261cm" svg:y1="1.019cm" svg:x2="13.261cm" svg:y2="0.686cm"><text:p/></draw:line><draw:line draw:style-name="gr5" draw:text-style-name="P10" svg:x1="15.637cm" svg:y1="1.019cm" svg:x2="15.637cm" svg:y2="0.686cm"><text:p/></draw:line><draw:line draw:style-name="gr5" draw:text-style-name="P10" svg:x1="16.332cm" svg:y1="1.327cm" svg:x2="16.332cm" svg:y2="0.688cm"><text:p/></draw:line><draw:line draw:style-name="gr5" draw:text-style-name="P10" svg:x1="16.981cm" svg:y1="1.019cm" svg:x2="16.981cm" svg:y2="0.686cm"><text:p/></draw:line><draw:line draw:style-name="gr5" draw:text-style-name="P10" svg:x1="17.679cm" svg:y1="1.327cm" svg:x2="17.679cm" svg:y2="0.688cm"><text:p/></draw:line><draw:line draw:style-name="gr5" draw:text-style-name="P10" svg:x1="18.401cm" svg:y1="1.019cm" svg:x2="18.401cm" svg:y2="0.686cm"><text:p/></draw:line><draw:line draw:style-name="gr5" draw:text-style-name="P10" svg:x1="19.099cm" svg:y1="1.327cm" svg:x2="19.099cm" svg:y2="0.688cm"><text:p/></draw:line><draw:line draw:style-name="gr5" draw:text-style-name="P10" svg:x1="19.771cm" svg:y1="1.019cm" svg:x2="19.771cm" svg:y2="0.686cm"><text:p/></draw:line><draw:line draw:style-name="gr5" draw:text-style-name="P10" svg:x1="20.47cm" svg:y1="1.327cm" svg:x2="20.47cm" svg:y2="0.688cm"><text:p/></draw:line><draw:line draw:style-name="gr5" draw:text-style-name="P10" svg:x1="21.154cm" svg:y1="1.019cm" svg:x2="21.154cm" svg:y2="0.686cm"><text:p/></draw:line><draw:frame draw:style-name="gr3" draw:text-style-name="P12" svg:width="0.548cm" svg:height="0.311cm" svg:x="1.91cm" svg:y="0.344cm"><draw:text-box><text:p text:style-name="P11"><text:span text:style-name="T8">92</text:span></text:p><text:p text:style-name="P11"><text:span text:style-name="T8"/></text:p></draw:text-box></draw:frame><draw:frame draw:style-name="gr3" draw:text-style-name="P12" svg:width="0.548cm" svg:height="0.311cm" svg:x="2.57cm" svg:y="0.344cm"><draw:text-box><text:p text:style-name="P11"><text:span text:style-name="T8">93</text:span></text:p><text:p text:style-name="P11"><text:span text:style-name="T8"/></text:p></draw:text-box></draw:frame><draw:frame draw:style-name="gr3" draw:text-style-name="P12" svg:width="0.548cm" svg:height="0.311cm" svg:x="3.229cm" svg:y="0.344cm"><draw:text-box><text:p text:style-name="P11"><text:span text:style-name="T8">94</text:span></text:p><text:p text:style-name="P11"><text:span text:style-name="T8"/></text:p></draw:text-box></draw:frame><draw:frame draw:style-name="gr3" draw:text-style-name="P12" svg:width="0.548cm" svg:height="0.311cm" svg:x="3.919cm" svg:y="0.344cm"><draw:text-box><text:p text:style-name="P11"><text:span text:style-name="T8">95</text:span></text:p><text:p text:style-name="P11"><text:span text:style-name="T8"/></text:p></draw:text-box></draw:frame><draw:frame draw:style-name="gr3" draw:text-style-name="P12" svg:width="0.548cm" svg:height="0.311cm" svg:x="4.646cm" svg:y="0.344cm"><draw:text-box><text:p text:style-name="P11"><text:span text:style-name="T8">96</text:span></text:p><text:p text:style-name="P11"><text:span text:style-name="T8"/></text:p></draw:text-box></draw:frame><draw:frame draw:style-name="gr3" draw:text-style-name="P12" svg:width="0.548cm" svg:height="0.311cm" svg:x="5.357cm" svg:y="0.344cm"><draw:text-box><text:p text:style-name="P11"><text:span text:style-name="T8">97</text:span></text:p><text:p text:style-name="P11"><text:span text:style-name="T8"/></text:p></draw:text-box></draw:frame><draw:frame draw:style-name="gr3" draw:text-style-name="P12" svg:width="0.548cm" svg:height="0.311cm" svg:x="6.075cm" svg:y="0.344cm"><draw:text-box><text:p text:style-name="P11"><text:span text:style-name="T8">98</text:span></text:p><text:p text:style-name="P11"><text:span text:style-name="T8"/></text:p></draw:text-box></draw:frame><draw:frame draw:style-name="gr3" draw:text-style-name="P12" svg:width="0.548cm" svg:height="0.311cm" svg:x="6.734cm" svg:y="0.344cm"><draw:text-box><text:p text:style-name="P11"><text:span text:style-name="T8">99</text:span></text:p><text:p text:style-name="P11"><text:span text:style-name="T8"/></text:p></draw:text-box></draw:frame><draw:frame draw:style-name="gr3" draw:text-style-name="P12" svg:width="0.548cm" svg:height="0.311cm" svg:x="7.394cm" svg:y="0.344cm"><draw:text-box><text:p text:style-name="P11"><text:span text:style-name="T8">100</text:span></text:p><text:p text:style-name="P11"><text:span text:style-name="T8"/></text:p></draw:text-box></draw:frame><draw:frame draw:style-name="gr3" draw:text-style-name="P12" svg:width="0.548cm" svg:height="0.311cm" svg:x="8.092cm" svg:y="0.344cm"><draw:text-box><text:p text:style-name="P11"><text:span text:style-name="T8">101</text:span></text:p><text:p text:style-name="P11"><text:span text:style-name="T8"/></text:p></draw:text-box></draw:frame><draw:frame draw:style-name="gr3" draw:text-style-name="P12" svg:width="0.548cm" svg:height="0.311cm" svg:x="8.752cm" svg:y="0.344cm"><draw:text-box><text:p text:style-name="P11"><text:span text:style-name="T8">102</text:span></text:p><text:p text:style-name="P11"><text:span text:style-name="T8"/></text:p></draw:text-box></draw:frame><draw:frame draw:style-name="gr3" draw:text-style-name="P12" svg:width="0.548cm" svg:height="0.311cm" svg:x="9.412cm" svg:y="0.344cm"><draw:text-box><text:p text:style-name="P11"><text:span text:style-name="T8">103</text:span></text:p><text:p text:style-name="P11"><text:span text:style-name="T8"/></text:p></draw:text-box></draw:frame><draw:frame draw:style-name="gr3" draw:text-style-name="P12" svg:width="0.548cm" svg:height="0.311cm" svg:x="10.101cm" svg:y="0.344cm"><draw:text-box><text:p text:style-name="P11"><text:span text:style-name="T8">104</text:span></text:p><text:p text:style-name="P11"><text:span text:style-name="T8"/></text:p></draw:text-box></draw:frame><draw:frame draw:style-name="gr3" draw:text-style-name="P12" svg:width="0.548cm" svg:height="0.311cm" svg:x="10.895cm" svg:y="0.344cm"><draw:text-box><text:p text:style-name="P11"><text:span text:style-name="T8">105</text:span></text:p><text:p text:style-name="P11"><text:span text:style-name="T8"/></text:p></draw:text-box></draw:frame><draw:frame draw:style-name="gr3" draw:text-style-name="P12" svg:width="0.548cm" svg:height="0.311cm" svg:x="11.555cm" svg:y="0.344cm"><draw:text-box><text:p text:style-name="P11"><text:span text:style-name="T8">106</text:span></text:p><text:p text:style-name="P11"><text:span text:style-name="T8"/></text:p></draw:text-box></draw:frame><draw:frame draw:style-name="gr3" draw:text-style-name="P12" svg:width="0.548cm" svg:height="0.311cm" svg:x="12.239cm" svg:y="0.344cm"><draw:text-box><text:p text:style-name="P11"><text:span text:style-name="T8">107</text:span></text:p><text:p text:style-name="P11"><text:span text:style-name="T8"/></text:p></draw:text-box></draw:frame><draw:frame draw:style-name="gr3" draw:text-style-name="P12" svg:width="0.548cm" svg:height="0.311cm" svg:x="12.966cm" svg:y="0.344cm"><draw:text-box><text:p text:style-name="P11"><text:span text:style-name="T8">108</text:span></text:p><text:p text:style-name="P11"><text:span text:style-name="T8"/></text:p></draw:text-box></draw:frame><draw:frame draw:style-name="gr3" draw:text-style-name="P12" svg:width="0.548cm" svg:height="0.311cm" svg:x="14.665cm" svg:y="0.344cm"><draw:text-box><text:p text:style-name="P11"><text:span text:style-name="T8">109</text:span></text:p><text:p text:style-name="P11"><text:span text:style-name="T8"/></text:p></draw:text-box></draw:frame><draw:frame draw:style-name="gr3" draw:text-style-name="P12" svg:width="0.548cm" svg:height="0.311cm" svg:x="15.361cm" svg:y="0.344cm"><draw:text-box><text:p text:style-name="P11"><text:span text:style-name="T8">110</text:span></text:p><text:p text:style-name="P11"><text:span text:style-name="T8"/></text:p></draw:text-box></draw:frame><draw:frame draw:style-name="gr3" draw:text-style-name="P12" svg:width="0.548cm" svg:height="0.311cm" svg:x="16.023cm" svg:y="0.344cm"><draw:text-box><text:p text:style-name="P11"><text:span text:style-name="T8">111</text:span></text:p><text:p text:style-name="P11"><text:span text:style-name="T8"/></text:p></draw:text-box></draw:frame><draw:frame draw:style-name="gr3" draw:text-style-name="P12" svg:width="0.548cm" svg:height="0.311cm" svg:x="16.683cm" svg:y="0.344cm"><draw:text-box><text:p text:style-name="P11"><text:span text:style-name="T8">112</text:span></text:p><text:p text:style-name="P11"><text:span text:style-name="T8"/></text:p></draw:text-box></draw:frame><draw:frame draw:style-name="gr3" draw:text-style-name="P12" svg:width="0.548cm" svg:height="0.311cm" svg:x="17.372cm" svg:y="0.344cm"><draw:text-box><text:p text:style-name="P11"><text:span text:style-name="T8">113</text:span></text:p><text:p text:style-name="P11"><text:span text:style-name="T8"/></text:p></draw:text-box></draw:frame><draw:frame draw:style-name="gr3" draw:text-style-name="P12" svg:width="0.548cm" svg:height="0.311cm" svg:x="18.164cm" svg:y="0.344cm"><draw:text-box><text:p text:style-name="P11"><text:span text:style-name="T8">114</text:span></text:p><text:p text:style-name="P11"><text:span text:style-name="T8"/></text:p></draw:text-box></draw:frame><draw:frame draw:style-name="gr3" draw:text-style-name="P12" svg:width="0.548cm" svg:height="0.311cm" svg:x="18.826cm" svg:y="0.344cm"><draw:text-box><text:p text:style-name="P11"><text:span text:style-name="T8">115</text:span></text:p><text:p text:style-name="P11"><text:span text:style-name="T8"/></text:p></draw:text-box></draw:frame><draw:frame draw:style-name="gr3" draw:text-style-name="P12" svg:width="0.548cm" svg:height="0.311cm" svg:x="19.51cm" svg:y="0.344cm"><draw:text-box><text:p text:style-name="P11"><text:span text:style-name="T8">116</text:span></text:p><text:p text:style-name="P11"><text:span text:style-name="T8"/></text:p></draw:text-box></draw:frame><draw:frame draw:style-name="gr3" draw:text-style-name="P12" svg:width="0.548cm" svg:height="0.311cm" svg:x="20.237cm" svg:y="0.344cm"><draw:text-box><text:p text:style-name="P11"><text:span text:style-name="T8">117</text:span></text:p><text:p text:style-name="P11"><text:span text:style-name="T8"/></text:p></draw:text-box></draw:frame><draw:line draw:style-name="gr5" draw:text-style-name="P10" svg:x1="14.919cm" svg:y1="1.669cm" svg:x2="14.919cm" svg:y2="0.688cm"><text:p/></draw:line><draw:frame draw:style-name="gr3" draw:text-style-name="P12" svg:width="0.548cm" svg:height="0.311cm" svg:x="20.872cm" svg:y="0.344cm"><draw:text-box><text:p text:style-name="P11"><text:span text:style-name="T8">118</text:span></text:p><text:p text:style-name="P11"><text:span text:style-name="T8"/></text:p></draw:text-box></draw:frame><draw:frame draw:style-name="gr3" draw:text-style-name="P12" svg:width="0.548cm" svg:height="0.311cm" svg:x="21.577cm" svg:y="0.344cm"><draw:text-box><text:p text:style-name="P11"><text:span text:style-name="T8">119</text:span></text:p><text:p text:style-name="P11"><text:span text:style-name="T8"/></text:p></draw:text-box></draw:frame><draw:line draw:style-name="gr5" draw:text-style-name="P10" svg:x1="21.835cm" svg:y1="1.669cm" svg:x2="21.835cm" svg:y2="0.688cm"><text:p/></draw:line><draw:line draw:style-name="gr5" draw:text-style-name="P10" svg:x1="1.499cm" svg:y1="4.022cm" svg:x2="1.499cm" svg:y2="0.686cm"><text:p/></draw:line><draw:frame draw:style-name="gr3" draw:text-style-name="P12" svg:width="0.548cm" svg:height="0.311cm" svg:x="1.213cm" svg:y="0.344cm"><draw:text-box><text:p text:style-name="P11"><text:span text:style-name="T8">9</text:span><text:span text:style-name="T7">1</text:span></text:p><text:p text:style-name="P11"><text:span text:style-name="T8"/></text:p></draw:text-box></draw:frame><draw:line draw:style-name="gr5" draw:text-style-name="P10" svg:x1="2.9cm" svg:y1="1.639cm" svg:x2="0.076cm" svg:y2="1.639cm"><text:p/></draw:line><draw:line draw:style-name="gr5" draw:text-style-name="P10" svg:x1="3.606cm" svg:y1="2.69cm" svg:x2="0.076cm" svg:y2="2.69cm"><text:p/></draw:line><draw:line draw:style-name="gr5" draw:text-style-name="P10" svg:x1="3.016cm" svg:y1="3.718cm" svg:x2="0.076cm" svg:y2="3.718cm"><text:p/></draw:line><draw:line draw:style-name="gr5" draw:text-style-name="P10" svg:x1="0.723cm" svg:y1="4.77cm" svg:x2="0.076cm" svg:y2="4.77cm"><text:p/></draw:line><draw:line draw:style-name="gr5" draw:text-style-name="P10" svg:x1="1.429cm" svg:y1="5.775cm" svg:x2="0.076cm" svg:y2="5.775cm"><text:p/></draw:line><draw:line draw:style-name="gr5" draw:text-style-name="P10" svg:x1="0.723cm" svg:y1="6.826cm" svg:x2="0.076cm" svg:y2="6.826cm"><text:p/></draw:line><draw:line draw:style-name="gr5" draw:text-style-name="P10" svg:x1="1.429cm" svg:y1="7.853cm" svg:x2="0.076cm" svg:y2="7.853cm"><text:p/></draw:line><draw:line draw:style-name="gr5" draw:text-style-name="P10" svg:x1="0.723cm" svg:y1="8.904cm" svg:x2="0.076cm" svg:y2="8.904cm"><text:p/></draw:line><draw:line draw:style-name="gr5" draw:text-style-name="P10" svg:x1="1.429cm" svg:y1="9.955cm" svg:x2="0.076cm" svg:y2="9.955cm"><text:p/></draw:line><draw:line draw:style-name="gr5" draw:text-style-name="P10" svg:x1="0.723cm" svg:y1="11.005cm" svg:x2="0.076cm" svg:y2="11.005cm"><text:p/></draw:line><draw:line draw:style-name="gr5" draw:text-style-name="P10" svg:x1="1.429cm" svg:y1="12.033cm" svg:x2="0.076cm" svg:y2="12.033cm"><text:p/></draw:line><draw:line draw:style-name="gr5" draw:text-style-name="P10" svg:x1="0.723cm" svg:y1="13.085cm" svg:x2="0.076cm" svg:y2="13.085cm"><text:p/></draw:line><draw:line draw:style-name="gr5" draw:text-style-name="P10" svg:x1="1.429cm" svg:y1="14.09cm" svg:x2="0.076cm" svg:y2="14.09cm"><text:p/></draw:line><draw:line draw:style-name="gr5" draw:text-style-name="P10" svg:x1="0.774cm" svg:y1="15.141cm" svg:x2="0.127cm" svg:y2="15.141cm"><text:p/></draw:line><draw:line draw:style-name="gr5" draw:text-style-name="P10" svg:x1="1.397cm" svg:y1="16.124cm" svg:x2="0.15cm" svg:y2="16.124cm"><text:p/></draw:line><draw:line draw:style-name="gr5" draw:text-style-name="P10" svg:x1="0.837cm" svg:y1="17.219cm" svg:x2="0.079cm" svg:y2="17.219cm"><text:p/></draw:line><draw:frame draw:style-name="gr3" draw:text-style-name="P12" svg:width="0.548cm" svg:height="0.311cm" svg:x="-0.406cm" svg:y="1.496cm"><draw:text-box><text:p text:style-name="P11"><text:span text:style-name="T8">43</text:span></text:p><text:p text:style-name="P11"><text:span text:style-name="T8"/></text:p></draw:text-box></draw:frame><draw:frame draw:style-name="gr3" draw:text-style-name="P12" svg:width="0.548cm" svg:height="0.311cm" svg:x="-0.406cm" svg:y="2.535cm"><draw:text-box><text:p text:style-name="P11"><text:span text:style-name="T8">44</text:span></text:p><text:p text:style-name="P11"><text:span text:style-name="T8"/></text:p></draw:text-box></draw:frame><draw:frame draw:style-name="gr3" draw:text-style-name="P12" svg:width="0.548cm" svg:height="0.311cm" svg:x="-0.406cm" svg:y="3.553cm"><draw:text-box><text:p text:style-name="P11"><text:span text:style-name="T8">45</text:span></text:p><text:p text:style-name="P11"><text:span text:style-name="T8"/></text:p></draw:text-box></draw:frame><draw:frame draw:style-name="gr3" draw:text-style-name="P12" svg:width="0.548cm" svg:height="0.311cm" svg:x="-0.406cm" svg:y="4.591cm"><draw:text-box><text:p text:style-name="P11"><text:span text:style-name="T8">46</text:span></text:p><text:p text:style-name="P11"><text:span text:style-name="T8"/></text:p></draw:text-box></draw:frame><draw:frame draw:style-name="gr3" draw:text-style-name="P12" svg:width="0.548cm" svg:height="0.311cm" svg:x="-0.406cm" svg:y="5.609cm"><draw:text-box><text:p text:style-name="P11"><text:span text:style-name="T8">47</text:span></text:p><text:p text:style-name="P11"><text:span text:style-name="T8"/></text:p></draw:text-box></draw:frame><draw:frame draw:style-name="gr3" draw:text-style-name="P12" svg:width="0.548cm" svg:height="0.311cm" svg:x="-0.406cm" svg:y="6.646cm"><draw:text-box><text:p text:style-name="P11"><text:span text:style-name="T8">48</text:span></text:p><text:p text:style-name="P11"><text:span text:style-name="T8"/></text:p></draw:text-box></draw:frame><draw:frame draw:style-name="gr3" draw:text-style-name="P12" svg:width="0.548cm" svg:height="0.311cm" svg:x="-0.406cm" svg:y="7.664cm"><draw:text-box><text:p text:style-name="P11"><text:span text:style-name="T8">49</text:span></text:p><text:p text:style-name="P11"><text:span text:style-name="T8"/></text:p></draw:text-box></draw:frame><draw:frame draw:style-name="gr3" draw:text-style-name="P12" svg:width="0.548cm" svg:height="0.311cm" svg:x="-0.406cm" svg:y="8.703cm"><draw:text-box><text:p text:style-name="P11"><text:span text:style-name="T8">50</text:span></text:p><text:p text:style-name="P11"><text:span text:style-name="T8"/></text:p></draw:text-box></draw:frame><draw:frame draw:style-name="gr3" draw:text-style-name="P12" svg:width="0.548cm" svg:height="0.311cm" svg:x="-0.406cm" svg:y="9.804cm"><draw:text-box><text:p text:style-name="P11"><text:span text:style-name="T8">51</text:span></text:p><text:p text:style-name="P11"><text:span text:style-name="T8"/></text:p></draw:text-box></draw:frame><draw:frame draw:style-name="gr3" draw:text-style-name="P12" svg:width="0.548cm" svg:height="0.311cm" svg:x="-0.406cm" svg:y="10.843cm"><draw:text-box><text:p text:style-name="P11"><text:span text:style-name="T8">52</text:span></text:p><text:p text:style-name="P11"><text:span text:style-name="T8"/></text:p></draw:text-box></draw:frame><draw:frame draw:style-name="gr3" draw:text-style-name="P12" svg:width="0.548cm" svg:height="0.311cm" svg:x="-0.406cm" svg:y="11.86cm"><draw:text-box><text:p text:style-name="P11"><text:span text:style-name="T8">53</text:span></text:p><text:p text:style-name="P11"><text:span text:style-name="T8"/></text:p></draw:text-box></draw:frame><draw:frame draw:style-name="gr3" draw:text-style-name="P12" svg:width="0.548cm" svg:height="0.311cm" svg:x="-0.406cm" svg:y="12.899cm"><draw:text-box><text:p text:style-name="P11"><text:span text:style-name="T8">54</text:span></text:p><text:p text:style-name="P11"><text:span text:style-name="T8"/></text:p></draw:text-box></draw:frame><draw:frame draw:style-name="gr3" draw:text-style-name="P12" svg:width="0.548cm" svg:height="0.311cm" svg:x="-0.406cm" svg:y="13.917cm"><draw:text-box><text:p text:style-name="P11"><text:span text:style-name="T8">55</text:span></text:p><text:p text:style-name="P11"><text:span text:style-name="T8"/></text:p></draw:text-box></draw:frame><draw:frame draw:style-name="gr3" draw:text-style-name="P12" svg:width="0.548cm" svg:height="0.311cm" svg:x="-0.406cm" svg:y="14.956cm"><draw:text-box><text:p text:style-name="P11"><text:span text:style-name="T8">56</text:span></text:p><text:p text:style-name="P11"><text:span text:style-name="T8"/></text:p></draw:text-box></draw:frame><draw:frame draw:style-name="gr3" draw:text-style-name="P12" svg:width="0.548cm" svg:height="0.311cm" svg:x="-0.406cm" svg:y="15.974cm"><draw:text-box><text:p text:style-name="P11"><text:span text:style-name="T8">57</text:span></text:p><text:p text:style-name="P11"><text:span text:style-name="T8"/></text:p></draw:text-box></draw:frame><draw:frame draw:style-name="gr3" draw:text-style-name="P12" svg:width="0.548cm" svg:height="0.311cm" svg:x="-0.406cm" svg:y="17.011cm"><draw:text-box><text:p text:style-name="P11"><text:span text:style-name="T8">58</text:span></text:p><text:p text:style-name="P11"><text:span text:style-name="T8"/></text:p></draw:text-box></draw:frame></draw:g></text:p>
      <text:p text:style-name="P3">Заглавие 2</text:p>
      <text:p text:style-name="P5"><draw:g text:anchor-type="char" draw:z-index="1" draw:name="Фигура2" draw:style-name="gr8"><draw:custom-shape draw:style-name="gr9" draw:text-style-name="P6" svg:width="1.253cm" svg:height="1.295cm" draw:transform="rotate (1.5707963267949) translate (1.298222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.323cm" svg:y="1.654cm"><draw:text-box><text:p text:style-name="P7"><text:span text:style-name="T3">TVS60-92</text:span></text:p><text:p text:style-name="P8"><text:span text:style-name="T4">AR60-92</text:span></text:p></draw:text-box></draw:frame><draw:custom-shape draw:style-name="gr10" draw:text-style-name="P6" svg:width="1.253cm" svg:height="1.292cm" draw:transform="rotate (1.5707963267949) translate (2.711097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.736cm" svg:y="1.654cm"><draw:text-box><text:p text:style-name="P7"><text:span text:style-name="T3">TVS60-94</text:span></text:p><text:p text:style-name="P8"><text:span text:style-name="T4">AR60-94</text:span></text:p></draw:text-box></draw:frame><draw:custom-shape draw:style-name="gr10" draw:text-style-name="P6" svg:width="1.253cm" svg:height="1.292cm" draw:transform="rotate (1.5707963267949) translate (4.12044444444445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145cm" svg:y="1.654cm"><draw:text-box><text:p text:style-name="P7"><text:span text:style-name="T3">TVS60-96</text:span></text:p><text:p text:style-name="P8"><text:span text:style-name="T4">AR60-96</text:span></text:p></draw:text-box></draw:frame><draw:custom-shape draw:style-name="gr9" draw:text-style-name="P6" svg:width="1.253cm" svg:height="1.295cm" draw:transform="rotate (1.5707963267949) translate (5.52979166666667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5.56cm" svg:y="1.654cm"><draw:text-box><text:p text:style-name="P7"><text:span text:style-name="T3">TVS60-98</text:span></text:p><text:p text:style-name="P8"><text:span text:style-name="T4">AR60-98</text:span></text:p></draw:text-box></draw:frame><draw:custom-shape draw:style-name="gr10" draw:text-style-name="P6" svg:width="1.253cm" svg:height="1.292cm" draw:transform="rotate (1.5707963267949) translate (6.94443055555556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969cm" svg:y="1.654cm"><draw:text-box><text:p text:style-name="P7"><text:span text:style-name="T3">TVS60-100</text:span></text:p><text:p text:style-name="P8"><text:span text:style-name="T4">AR60-100</text:span></text:p></draw:text-box></draw:frame><draw:custom-shape draw:style-name="gr10" draw:text-style-name="P6" svg:width="1.253cm" svg:height="1.292cm" draw:transform="rotate (1.5707963267949) translate (8.35377777777778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8.378cm" svg:y="1.654cm"><draw:text-box><text:p text:style-name="P7"><text:span text:style-name="T3">TVS60-102</text:span></text:p><text:p text:style-name="P8"><text:span text:style-name="T4">AR60-102</text:span></text:p></draw:text-box></draw:frame><draw:custom-shape draw:style-name="gr9" draw:text-style-name="P6" svg:width="1.253cm" svg:height="1.295cm" draw:transform="rotate (1.5707963267949) translate (9.76488888888889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6cm" svg:x="9.793cm" svg:y="1.654cm"><draw:text-box><text:p text:style-name="P7"><text:span text:style-name="T3">TVS60-104</text:span></text:p><text:p text:style-name="P8"><text:span text:style-name="T4">AR60-104</text:span></text:p></draw:text-box></draw:frame><draw:custom-shape draw:style-name="gr10" draw:text-style-name="P6" svg:width="1.253cm" svg:height="1.292cm" draw:transform="rotate (1.5707963267949) translate (11.176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202cm" svg:y="1.654cm"><draw:text-box><text:p text:style-name="P7"><text:span text:style-name="T3">TVS60-106</text:span></text:p><text:p text:style-name="P8"><text:span text:style-name="T4">AR60-106</text:span></text:p></draw:text-box></draw:frame><draw:custom-shape draw:style-name="gr10" draw:text-style-name="P6" svg:width="1.253cm" svg:height="1.292cm" draw:transform="rotate (1.5707963267949) translate (12.634736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2.659cm" svg:y="1.654cm"><draw:text-box><text:p text:style-name="P7"><text:span text:style-name="T3">TVS60-108</text:span></text:p><text:p text:style-name="P8"><text:span text:style-name="T4">AR60-108</text:span></text:p></draw:text-box></draw:frame><draw:custom-shape draw:style-name="gr10" draw:text-style-name="P6" svg:width="1.253cm" svg:height="1.292cm" draw:transform="rotate (1.5707963267949) translate (15.031861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06cm" svg:y="1.654cm"><draw:text-box><text:p text:style-name="P7"><text:span text:style-name="T3">TVS60-110</text:span></text:p><text:p text:style-name="P8"><text:span text:style-name="T4">AR60-110</text:span></text:p></draw:text-box></draw:frame><draw:custom-shape draw:style-name="gr10" draw:text-style-name="P6" svg:width="1.253cm" svg:height="1.292cm" draw:transform="rotate (1.5707963267949) translate (16.444736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6.471cm" svg:y="1.654cm"><draw:text-box><text:p text:style-name="P7"><text:span text:style-name="T3">TVS60-112</text:span></text:p><text:p text:style-name="P8"><text:span text:style-name="T4">AR60-112</text:span></text:p></draw:text-box></draw:frame><draw:custom-shape draw:style-name="gr9" draw:text-style-name="P6" svg:width="1.253cm" svg:height="1.295cm" draw:transform="rotate (1.5707963267949) translate (17.8540833333333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88cm" svg:y="1.654cm"><draw:text-box><text:p text:style-name="P7"><text:span text:style-name="T3">TVS60-114</text:span></text:p><text:p text:style-name="P8"><text:span text:style-name="T4">AR60-114</text:span></text:p></draw:text-box></draw:frame><draw:custom-shape draw:style-name="gr10" draw:text-style-name="P6" svg:width="1.253cm" svg:height="1.292cm" draw:transform="rotate (1.5707963267949) translate (19.26872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293cm" svg:y="1.654cm"><draw:text-box><text:p text:style-name="P7"><text:span text:style-name="T3">TVS60-116</text:span></text:p><text:p text:style-name="P8"><text:span text:style-name="T4">AR60-116</text:span></text:p></draw:text-box></draw:frame><draw:custom-shape draw:style-name="gr10" draw:text-style-name="P6" svg:width="1.253cm" svg:height="1.292cm" draw:transform="rotate (1.5707963267949) translate (20.6780694444444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0.703cm" svg:y="1.654cm"><draw:text-box><text:p text:style-name="P7"><text:span text:style-name="T3">TVS60-118</text:span></text:p><text:p text:style-name="P8"><text:span text:style-name="T4">AR60-118</text:span></text:p></draw:text-box></draw:frame><draw:custom-shape draw:style-name="gr10" draw:text-style-name="P6" svg:width="1.253cm" svg:height="1.292cm" draw:transform="rotate (1.5707963267949) translate (0.59090277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0.617cm" svg:y="2.674cm"><draw:text-box><text:p text:style-name="P7"><text:span text:style-name="T3">TVS61-91</text:span></text:p><text:p text:style-name="P8"><text:span text:style-name="T4">AR61-91</text:span></text:p></draw:text-box></draw:frame><draw:custom-shape draw:style-name="gr9" draw:text-style-name="P6" svg:width="1.253cm" svg:height="1.295cm" draw:transform="rotate (1.5707963267949) translate (2.0037777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.03cm" svg:y="2.674cm"><draw:text-box><text:p text:style-name="P7"><text:span text:style-name="T3">TVS61-93</text:span></text:p><text:p text:style-name="P8"><text:span text:style-name="T4">AR61-93</text:span></text:p></draw:text-box></draw:frame><draw:custom-shape draw:style-name="gr10" draw:text-style-name="P6" svg:width="1.253cm" svg:height="1.292cm" draw:transform="rotate (1.5707963267949) translate (3.41488888888889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3.439cm" svg:y="2.674cm"><draw:text-box><text:p text:style-name="P7"><text:span text:style-name="T3">TVS61-95</text:span></text:p><text:p text:style-name="P8"><text:span text:style-name="T4">AR61-95</text:span></text:p></draw:text-box></draw:frame><draw:custom-shape draw:style-name="gr10" draw:text-style-name="P6" svg:width="1.253cm" svg:height="1.292cm" draw:transform="rotate (1.5707963267949) translate (4.82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852cm" svg:y="2.674cm"><draw:text-box><text:p text:style-name="P7"><text:span text:style-name="T3">TVS61-97</text:span></text:p><text:p text:style-name="P8"><text:span text:style-name="T4">AR61-97</text:span></text:p></draw:text-box></draw:frame><draw:custom-shape draw:style-name="gr9" draw:text-style-name="P6" svg:width="1.253cm" svg:height="1.295cm" draw:transform="rotate (1.5707963267949) translate (6.23534722222222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263cm" svg:y="2.674cm"><draw:text-box><text:p text:style-name="P7"><text:span text:style-name="T3">TVS61-99</text:span></text:p><text:p text:style-name="P8"><text:span text:style-name="T4">AR61-99</text:span></text:p></draw:text-box></draw:frame><draw:custom-shape draw:style-name="gr10" draw:text-style-name="P6" svg:width="1.253cm" svg:height="1.292cm" draw:transform="rotate (1.5707963267949) translate (7.64998611111111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7.675cm" svg:y="2.674cm"><draw:text-box><text:p text:style-name="P7"><text:span text:style-name="T3">TVS61-101</text:span></text:p><text:p text:style-name="P8"><text:span text:style-name="T4">AR61-101</text:span></text:p></draw:text-box></draw:frame><draw:custom-shape draw:style-name="gr10" draw:text-style-name="P6" svg:width="1.253cm" svg:height="1.292cm" draw:transform="rotate (1.5707963267949) translate (9.05933333333334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9.084cm" svg:y="2.674cm"><draw:text-box><text:p text:style-name="P7"><text:span text:style-name="T3">TVS61-103</text:span></text:p><text:p text:style-name="P8"><text:span text:style-name="T4">AR61-103</text:span></text:p></draw:text-box></draw:frame><draw:custom-shape draw:style-name="gr10" draw:text-style-name="P6" svg:width="1.253cm" svg:height="1.292cm" draw:transform="rotate (1.5707963267949) translate (10.4722083333333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0.499cm" svg:y="2.674cm"><draw:text-box><text:p text:style-name="P7"><text:span text:style-name="T3">TVS61-105</text:span></text:p><text:p text:style-name="P8"><text:span text:style-name="T4">AR61-105</text:span></text:p></draw:text-box></draw:frame><draw:custom-shape draw:style-name="gr10" draw:text-style-name="P6" svg:width="1.253cm" svg:height="1.292cm" draw:transform="rotate (1.5707963267949) translate (11.929180555555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954cm" svg:y="2.674cm"><draw:text-box><text:p text:style-name="P7"><text:span text:style-name="T3">TVS61-107</text:span></text:p><text:p text:style-name="P8"><text:span text:style-name="T4">AR61-107</text:span></text:p></draw:text-box></draw:frame><draw:custom-shape draw:style-name="gr10" draw:text-style-name="P6" svg:width="1.253cm" svg:height="1.292cm" draw:transform="rotate (1.5707963267949) translate (14.3298333333333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4.356cm" svg:y="2.674cm"><draw:text-box><text:p text:style-name="P7"><text:span text:style-name="T3">TVS61-109</text:span></text:p><text:p text:style-name="P8"><text:span text:style-name="T4">AR61-109</text:span></text:p></draw:text-box></draw:frame><draw:custom-shape draw:style-name="gr10" draw:text-style-name="P6" svg:width="1.253cm" svg:height="1.292cm" draw:transform="rotate (1.5707963267949) translate (15.739180555555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766cm" svg:y="2.674cm"><draw:text-box><text:p text:style-name="P7"><text:span text:style-name="T3">TVS61-111</text:span></text:p><text:p text:style-name="P8"><text:span text:style-name="T4">AR61-111</text:span></text:p></draw:text-box></draw:frame><draw:custom-shape draw:style-name="gr10" draw:text-style-name="P6" svg:width="1.253cm" svg:height="1.292cm" draw:transform="rotate (1.5707963267949) translate (17.1467638888889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175cm" svg:y="2.674cm"><draw:text-box><text:p text:style-name="P7"><text:span text:style-name="T3">TVS61-113</text:span></text:p><text:p text:style-name="P8"><text:span text:style-name="T4">AR61-113</text:span></text:p></draw:text-box></draw:frame><draw:custom-shape draw:style-name="gr9" draw:text-style-name="P6" svg:width="1.253cm" svg:height="1.295cm" draw:transform="rotate (1.5707963267949) translate (18.561402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8.588cm" svg:y="2.674cm"><draw:text-box><text:p text:style-name="P7"><text:span text:style-name="T3">TVS61-115</text:span></text:p><text:p text:style-name="P8"><text:span text:style-name="T4">AR61-115</text:span></text:p></draw:text-box></draw:frame><draw:custom-shape draw:style-name="gr10" draw:text-style-name="P6" svg:width="1.253cm" svg:height="1.292cm" draw:transform="rotate (1.5707963267949) translate (19.97075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997cm" svg:y="2.674cm"><draw:text-box><text:p text:style-name="P7"><text:span text:style-name="T3">TVS61-117</text:span></text:p><text:p text:style-name="P8"><text:span text:style-name="T4">AR61-117</text:span></text:p></draw:text-box></draw:frame><draw:custom-shape draw:style-name="gr9" draw:text-style-name="P6" svg:width="1.253cm" svg:height="1.295cm" draw:transform="rotate (1.5707963267949) translate (21.3818611111111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1.41cm" svg:y="2.674cm"><draw:text-box><text:p text:style-name="P7"><text:span text:style-name="T3">TVS61-119</text:span></text:p><text:p text:style-name="P8"><text:span text:style-name="T4">AR61-119</text:span></text:p></draw:text-box></draw:frame><draw:custom-shape draw:style-name="gr9" draw:text-style-name="P6" svg:width="1.253cm" svg:height="1.295cm" draw:transform="rotate (1.5707963267949) translate (1.298222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.323cm" svg:y="3.692cm"><draw:text-box><text:p text:style-name="P7"><text:span text:style-name="T3">TVS62-92</text:span></text:p><text:p text:style-name="P8"><text:span text:style-name="T4">AR62-92</text:span></text:p></draw:text-box></draw:frame><draw:custom-shape draw:style-name="gr10" draw:text-style-name="P6" svg:width="1.253cm" svg:height="1.292cm" draw:transform="rotate (1.5707963267949) translate (2.711097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.736cm" svg:y="3.692cm"><draw:text-box><text:p text:style-name="P7"><text:span text:style-name="T3">TVS62-94</text:span></text:p><text:p text:style-name="P8"><text:span text:style-name="T4">AR62-94</text:span></text:p></draw:text-box></draw:frame><draw:custom-shape draw:style-name="gr10" draw:text-style-name="P6" svg:width="1.253cm" svg:height="1.292cm" draw:transform="rotate (1.5707963267949) translate (4.12044444444445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145cm" svg:y="3.692cm"><draw:text-box><text:p text:style-name="P7"><text:span text:style-name="T3">TVS62-96</text:span></text:p><text:p text:style-name="P8"><text:span text:style-name="T4">AR62-96</text:span></text:p></draw:text-box></draw:frame><draw:custom-shape draw:style-name="gr9" draw:text-style-name="P6" svg:width="1.253cm" svg:height="1.295cm" draw:transform="rotate (1.5707963267949) translate (5.52979166666667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5.56cm" svg:y="3.692cm"><draw:text-box><text:p text:style-name="P7"><text:span text:style-name="T3">TVS62-98</text:span></text:p><text:p text:style-name="P8"><text:span text:style-name="T4">AR62-98</text:span></text:p></draw:text-box></draw:frame><draw:custom-shape draw:style-name="gr10" draw:text-style-name="P6" svg:width="1.253cm" svg:height="1.292cm" draw:transform="rotate (1.5707963267949) translate (6.94443055555556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969cm" svg:y="3.692cm"><draw:text-box><text:p text:style-name="P7"><text:span text:style-name="T3">TVS62-100</text:span></text:p><text:p text:style-name="P8"><text:span text:style-name="T4">AR62-100</text:span></text:p></draw:text-box></draw:frame><draw:custom-shape draw:style-name="gr10" draw:text-style-name="P6" svg:width="1.253cm" svg:height="1.292cm" draw:transform="rotate (1.5707963267949) translate (8.35377777777778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8.378cm" svg:y="3.692cm"><draw:text-box><text:p text:style-name="P7"><text:span text:style-name="T3">TVS62-102</text:span></text:p><text:p text:style-name="P8"><text:span text:style-name="T4">AR62-102</text:span></text:p></draw:text-box></draw:frame><draw:custom-shape draw:style-name="gr9" draw:text-style-name="P6" svg:width="1.253cm" svg:height="1.295cm" draw:transform="rotate (1.5707963267949) translate (9.76488888888889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6cm" svg:x="9.793cm" svg:y="3.692cm"><draw:text-box><text:p text:style-name="P7"><text:span text:style-name="T3">TVS62-104</text:span></text:p><text:p text:style-name="P8"><text:span text:style-name="T4">AR62-104</text:span></text:p></draw:text-box></draw:frame><draw:custom-shape draw:style-name="gr10" draw:text-style-name="P6" svg:width="1.253cm" svg:height="1.292cm" draw:transform="rotate (1.5707963267949) translate (11.176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202cm" svg:y="3.692cm"><draw:text-box><text:p text:style-name="P7"><text:span text:style-name="T3">TVS62-106</text:span></text:p><text:p text:style-name="P8"><text:span text:style-name="T4">AR62-106</text:span></text:p></draw:text-box></draw:frame><draw:custom-shape draw:style-name="gr10" draw:text-style-name="P6" svg:width="1.253cm" svg:height="1.292cm" draw:transform="rotate (1.5707963267949) translate (12.634736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2.659cm" svg:y="3.692cm"><draw:text-box><text:p text:style-name="P7"><text:span text:style-name="T3">TVS62-108</text:span></text:p><text:p text:style-name="P8"><text:span text:style-name="T4">AR62-108</text:span></text:p></draw:text-box></draw:frame><draw:custom-shape draw:style-name="gr10" draw:text-style-name="P6" svg:width="1.253cm" svg:height="1.292cm" draw:transform="rotate (1.5707963267949) translate (15.031861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06cm" svg:y="3.692cm"><draw:text-box><text:p text:style-name="P7"><text:span text:style-name="T3">TVS62-110</text:span></text:p><text:p text:style-name="P8"><text:span text:style-name="T4">AR62-110</text:span></text:p></draw:text-box></draw:frame><draw:custom-shape draw:style-name="gr10" draw:text-style-name="P6" svg:width="1.253cm" svg:height="1.292cm" draw:transform="rotate (1.5707963267949) translate (16.444736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6.471cm" svg:y="3.692cm"><draw:text-box><text:p text:style-name="P7"><text:span text:style-name="T3">TVS62-112</text:span></text:p><text:p text:style-name="P8"><text:span text:style-name="T4">AR62-112</text:span></text:p></draw:text-box></draw:frame><draw:custom-shape draw:style-name="gr9" draw:text-style-name="P6" svg:width="1.253cm" svg:height="1.295cm" draw:transform="rotate (1.5707963267949) translate (17.8540833333333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88cm" svg:y="3.692cm"><draw:text-box><text:p text:style-name="P7"><text:span text:style-name="T3">TVS62-114</text:span></text:p><text:p text:style-name="P8"><text:span text:style-name="T4">AR62-114</text:span></text:p></draw:text-box></draw:frame><draw:custom-shape draw:style-name="gr10" draw:text-style-name="P6" svg:width="1.253cm" svg:height="1.292cm" draw:transform="rotate (1.5707963267949) translate (19.26872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293cm" svg:y="3.692cm"><draw:text-box><text:p text:style-name="P7"><text:span text:style-name="T3">TVS62-116</text:span></text:p><text:p text:style-name="P8"><text:span text:style-name="T4">AR62-116</text:span></text:p></draw:text-box></draw:frame><draw:custom-shape draw:style-name="gr10" draw:text-style-name="P6" svg:width="1.253cm" svg:height="1.292cm" draw:transform="rotate (1.5707963267949) translate (20.6780694444444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0.703cm" svg:y="3.692cm"><draw:text-box><text:p text:style-name="P7"><text:span text:style-name="T3">TVS62-118</text:span></text:p><text:p text:style-name="P8"><text:span text:style-name="T4">AR62-118</text:span></text:p></draw:text-box></draw:frame><draw:custom-shape draw:style-name="gr10" draw:text-style-name="P6" svg:width="1.253cm" svg:height="1.292cm" draw:transform="rotate (1.5707963267949) translate (0.59090277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0.617cm" svg:y="4.706cm"><draw:text-box><text:p text:style-name="P7"><text:span text:style-name="T3">TVS63-91</text:span></text:p><text:p text:style-name="P8"><text:span text:style-name="T4">AR63-91</text:span></text:p></draw:text-box></draw:frame><draw:custom-shape draw:style-name="gr9" draw:text-style-name="P6" svg:width="1.253cm" svg:height="1.295cm" draw:transform="rotate (1.5707963267949) translate (2.0037777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.03cm" svg:y="4.706cm"><draw:text-box><text:p text:style-name="P7"><text:span text:style-name="T3">TVS63-93</text:span></text:p><text:p text:style-name="P8"><text:span text:style-name="T4">AR63-93</text:span></text:p></draw:text-box></draw:frame><draw:custom-shape draw:style-name="gr10" draw:text-style-name="P6" svg:width="1.253cm" svg:height="1.292cm" draw:transform="rotate (1.5707963267949) translate (3.41488888888889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3.439cm" svg:y="4.706cm"><draw:text-box><text:p text:style-name="P7"><text:span text:style-name="T3">TVS63-95</text:span></text:p><text:p text:style-name="P8"><text:span text:style-name="T4">AR63-95</text:span></text:p></draw:text-box></draw:frame><draw:custom-shape draw:style-name="gr10" draw:text-style-name="P6" svg:width="1.253cm" svg:height="1.292cm" draw:transform="rotate (1.5707963267949) translate (4.82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4.852cm" svg:y="4.706cm"><draw:text-box><text:p text:style-name="P7"><text:span text:style-name="T3">TVS63-97</text:span></text:p><text:p text:style-name="P8"><text:span text:style-name="T4">AR63-97</text:span></text:p></draw:text-box></draw:frame><draw:custom-shape draw:style-name="gr9" draw:text-style-name="P6" svg:width="1.253cm" svg:height="1.295cm" draw:transform="rotate (1.5707963267949) translate (6.23534722222222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6.263cm" svg:y="4.706cm"><draw:text-box><text:p text:style-name="P7"><text:span text:style-name="T3">TVS63-99</text:span></text:p><text:p text:style-name="P8"><text:span text:style-name="T4">AR63-99</text:span></text:p></draw:text-box></draw:frame><draw:custom-shape draw:style-name="gr10" draw:text-style-name="P6" svg:width="1.253cm" svg:height="1.292cm" draw:transform="rotate (1.5707963267949) translate (7.64998611111111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7.675cm" svg:y="4.706cm"><draw:text-box><text:p text:style-name="P7"><text:span text:style-name="T3">TVS63-101</text:span></text:p><text:p text:style-name="P8"><text:span text:style-name="T4">AR63-101</text:span></text:p></draw:text-box></draw:frame><draw:custom-shape draw:style-name="gr10" draw:text-style-name="P6" svg:width="1.253cm" svg:height="1.292cm" draw:transform="rotate (1.5707963267949) translate (9.05933333333334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9.084cm" svg:y="4.706cm"><draw:text-box><text:p text:style-name="P7"><text:span text:style-name="T3">TVS63-103</text:span></text:p><text:p text:style-name="P8"><text:span text:style-name="T4">AR63-103</text:span></text:p></draw:text-box></draw:frame><draw:custom-shape draw:style-name="gr10" draw:text-style-name="P6" svg:width="1.253cm" svg:height="1.292cm" draw:transform="rotate (1.5707963267949) translate (10.4722083333333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0.499cm" svg:y="4.706cm"><draw:text-box><text:p text:style-name="P7"><text:span text:style-name="T3">TVS63-105</text:span></text:p><text:p text:style-name="P8"><text:span text:style-name="T4">AR63-105</text:span></text:p></draw:text-box></draw:frame><draw:custom-shape draw:style-name="gr10" draw:text-style-name="P6" svg:width="1.253cm" svg:height="1.292cm" draw:transform="rotate (1.5707963267949) translate (11.929180555555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1.954cm" svg:y="4.706cm"><draw:text-box><text:p text:style-name="P7"><text:span text:style-name="T3">TVS63-107</text:span></text:p><text:p text:style-name="P8"><text:span text:style-name="T4">AR63-107</text:span></text:p></draw:text-box></draw:frame><draw:custom-shape draw:style-name="gr10" draw:text-style-name="P6" svg:width="1.253cm" svg:height="1.292cm" draw:transform="rotate (1.5707963267949) translate (14.3298333333333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4.356cm" svg:y="4.706cm"><draw:text-box><text:p text:style-name="P7"><text:span text:style-name="T3">TVS63-109</text:span></text:p><text:p text:style-name="P8"><text:span text:style-name="T4">AR63-109</text:span></text:p></draw:text-box></draw:frame><draw:custom-shape draw:style-name="gr10" draw:text-style-name="P6" svg:width="1.253cm" svg:height="1.292cm" draw:transform="rotate (1.5707963267949) translate (15.739180555555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5.766cm" svg:y="4.706cm"><draw:text-box><text:p text:style-name="P7"><text:span text:style-name="T3">TVS63-111</text:span></text:p><text:p text:style-name="P8"><text:span text:style-name="T4">AR63-111</text:span></text:p></draw:text-box></draw:frame><draw:custom-shape draw:style-name="gr10" draw:text-style-name="P6" svg:width="1.253cm" svg:height="1.292cm" draw:transform="rotate (1.5707963267949) translate (17.1467638888889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7.175cm" svg:y="4.706cm"><draw:text-box><text:p text:style-name="P7"><text:span text:style-name="T3">TVS63-113</text:span></text:p><text:p text:style-name="P8"><text:span text:style-name="T4">AR63-113</text:span></text:p></draw:text-box></draw:frame><draw:custom-shape draw:style-name="gr9" draw:text-style-name="P6" svg:width="1.253cm" svg:height="1.295cm" draw:transform="rotate (1.5707963267949) translate (18.561402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8.588cm" svg:y="4.706cm"><draw:text-box><text:p text:style-name="P7"><text:span text:style-name="T3">TVS63-115</text:span></text:p><text:p text:style-name="P8"><text:span text:style-name="T4">AR63-115</text:span></text:p></draw:text-box></draw:frame><draw:custom-shape draw:style-name="gr10" draw:text-style-name="P6" svg:width="1.253cm" svg:height="1.292cm" draw:transform="rotate (1.5707963267949) translate (19.97075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9.997cm" svg:y="4.706cm"><draw:text-box><text:p text:style-name="P7"><text:span text:style-name="T3">TVS63-117</text:span></text:p><text:p text:style-name="P8"><text:span text:style-name="T4">AR63-117</text:span></text:p></draw:text-box></draw:frame><draw:custom-shape draw:style-name="gr9" draw:text-style-name="P6" svg:width="1.253cm" svg:height="1.295cm" draw:transform="rotate (1.5707963267949) translate (21.3818611111111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2" svg:width="1.243cm" svg:height="0.588cm" svg:x="21.41cm" svg:y="4.706cm"><draw:text-box><text:p text:style-name="P7"><text:span text:style-name="T3">TVS63-119</text:span></text:p><text:p text:style-name="P8"><text:span text:style-name="T4">AR63-119</text:span></text:p></draw:text-box></draw:frame><draw:custom-shape draw:style-name="gr11" draw:text-style-name="P6" svg:width="1.253cm" svg:height="1.562cm" draw:transform="rotate (1.5707963267949) translate (23.0893055555556cm 2.838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3.117cm" svg:y="1.919cm"><draw:text-box><text:p text:style-name="P7"><text:span text:style-name="T10">ГП № 22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4.7350138888889cm 3.5436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4.761cm" svg:y="2.624cm"><draw:text-box><text:p text:style-name="P7"><text:span text:style-name="T10">ГП № 32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6.38425cm 2.8786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6.411cm" svg:y="1.958cm"><draw:text-box><text:p text:style-name="P7"><text:span text:style-name="T10">ГП № 42</text:span></text:p><text:p text:style-name="P7"><text:span text:style-name="T11"/></text:p></draw:text-box></draw:frame><draw:custom-shape draw:style-name="gr9" draw:text-style-name="P6" svg:width="1.255cm" svg:height="1.295cm" draw:transform="rotate (1.5707963267949) translate (1.298222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.323cm" svg:y="5.724cm"><draw:text-box><text:p text:style-name="P7"><text:span text:style-name="T3">TVS64-92</text:span></text:p><text:p text:style-name="P8"><text:span text:style-name="T4">AR64-92</text:span></text:p></draw:text-box></draw:frame><draw:custom-shape draw:style-name="gr10" draw:text-style-name="P6" svg:width="1.255cm" svg:height="1.292cm" draw:transform="rotate (1.5707963267949) translate (2.711097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.736cm" svg:y="5.724cm"><draw:text-box><text:p text:style-name="P7"><text:span text:style-name="T3">TVS64-94</text:span></text:p><text:p text:style-name="P8"><text:span text:style-name="T4">AR64-94</text:span></text:p></draw:text-box></draw:frame><draw:custom-shape draw:style-name="gr10" draw:text-style-name="P6" svg:width="1.255cm" svg:height="1.292cm" draw:transform="rotate (1.5707963267949) translate (4.12044444444445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4.145cm" svg:y="5.724cm"><draw:text-box><text:p text:style-name="P7"><text:span text:style-name="T3">TVS64-96</text:span></text:p><text:p text:style-name="P8"><text:span text:style-name="T4">AR64-96</text:span></text:p></draw:text-box></draw:frame><draw:custom-shape draw:style-name="gr9" draw:text-style-name="P6" svg:width="1.255cm" svg:height="1.295cm" draw:transform="rotate (1.5707963267949) translate (5.52979166666667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5.56cm" svg:y="5.724cm"><draw:text-box><text:p text:style-name="P7"><text:span text:style-name="T3">TVS64-98</text:span></text:p><text:p text:style-name="P8"><text:span text:style-name="T4">AR64-98</text:span></text:p></draw:text-box></draw:frame><draw:custom-shape draw:style-name="gr10" draw:text-style-name="P6" svg:width="1.255cm" svg:height="1.292cm" draw:transform="rotate (1.5707963267949) translate (6.94443055555556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6.969cm" svg:y="5.724cm"><draw:text-box><text:p text:style-name="P7"><text:span text:style-name="T3">TVS64-100</text:span></text:p><text:p text:style-name="P8"><text:span text:style-name="T4">AR64-100</text:span></text:p></draw:text-box></draw:frame><draw:custom-shape draw:style-name="gr10" draw:text-style-name="P6" svg:width="1.255cm" svg:height="1.292cm" draw:transform="rotate (1.5707963267949) translate (8.35377777777778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8.378cm" svg:y="5.724cm"><draw:text-box><text:p text:style-name="P7"><text:span text:style-name="T3">TVS64-102</text:span></text:p><text:p text:style-name="P8"><text:span text:style-name="T4">AR64-102</text:span></text:p></draw:text-box></draw:frame><draw:custom-shape draw:style-name="gr9" draw:text-style-name="P6" svg:width="1.255cm" svg:height="1.295cm" draw:transform="rotate (1.5707963267949) translate (9.76488888888889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8cm" svg:x="9.793cm" svg:y="5.724cm"><draw:text-box><text:p text:style-name="P7"><text:span text:style-name="T3">TVS64-104</text:span></text:p><text:p text:style-name="P8"><text:span text:style-name="T4">AR64-104</text:span></text:p></draw:text-box></draw:frame><draw:custom-shape draw:style-name="gr10" draw:text-style-name="P6" svg:width="1.255cm" svg:height="1.292cm" draw:transform="rotate (1.5707963267949) translate (11.176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1.202cm" svg:y="5.724cm"><draw:text-box><text:p text:style-name="P7"><text:span text:style-name="T3">TVS64-106</text:span></text:p><text:p text:style-name="P8"><text:span text:style-name="T4">AR64-106</text:span></text:p></draw:text-box></draw:frame><draw:custom-shape draw:style-name="gr10" draw:text-style-name="P6" svg:width="1.255cm" svg:height="1.292cm" draw:transform="rotate (1.5707963267949) translate (12.634736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2.659cm" svg:y="5.724cm"><draw:text-box><text:p text:style-name="P7"><text:span text:style-name="T3">TVS64-108</text:span></text:p><text:p text:style-name="P8"><text:span text:style-name="T4">AR64-108</text:span></text:p></draw:text-box></draw:frame><draw:custom-shape draw:style-name="gr10" draw:text-style-name="P6" svg:width="1.255cm" svg:height="1.292cm" draw:transform="rotate (1.5707963267949) translate (15.031861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5.06cm" svg:y="5.724cm"><draw:text-box><text:p text:style-name="P7"><text:span text:style-name="T3">TVS64-110</text:span></text:p><text:p text:style-name="P8"><text:span text:style-name="T4">AR64-110</text:span></text:p></draw:text-box></draw:frame><draw:custom-shape draw:style-name="gr10" draw:text-style-name="P6" svg:width="1.255cm" svg:height="1.292cm" draw:transform="rotate (1.5707963267949) translate (16.444736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6.471cm" svg:y="5.724cm"><draw:text-box><text:p text:style-name="P7"><text:span text:style-name="T3">TVS64-112</text:span></text:p><text:p text:style-name="P8"><text:span text:style-name="T4">AR64-112</text:span></text:p></draw:text-box></draw:frame><draw:custom-shape draw:style-name="gr9" draw:text-style-name="P6" svg:width="1.255cm" svg:height="1.295cm" draw:transform="rotate (1.5707963267949) translate (17.8540833333333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7.88cm" svg:y="5.724cm"><draw:text-box><text:p text:style-name="P7"><text:span text:style-name="T3">TVS64-114</text:span></text:p><text:p text:style-name="P8"><text:span text:style-name="T4">AR64-114</text:span></text:p></draw:text-box></draw:frame><draw:custom-shape draw:style-name="gr10" draw:text-style-name="P6" svg:width="1.255cm" svg:height="1.292cm" draw:transform="rotate (1.5707963267949) translate (19.26872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9.293cm" svg:y="5.724cm"><draw:text-box><text:p text:style-name="P7"><text:span text:style-name="T3">TVS64-116</text:span></text:p><text:p text:style-name="P8"><text:span text:style-name="T4">AR64-116</text:span></text:p></draw:text-box></draw:frame><draw:custom-shape draw:style-name="gr10" draw:text-style-name="P6" svg:width="1.255cm" svg:height="1.292cm" draw:transform="rotate (1.5707963267949) translate (20.6780694444444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0.703cm" svg:y="5.724cm"><draw:text-box><text:p text:style-name="P7"><text:span text:style-name="T3">TVS64-118</text:span></text:p><text:p text:style-name="P8"><text:span text:style-name="T4">AR64-118</text:span></text:p></draw:text-box></draw:frame><draw:custom-shape draw:style-name="gr11" draw:text-style-name="P6" svg:width="1.253cm" svg:height="1.562cm" draw:transform="rotate (1.5707963267949) translate (23.0893055555556cm 4.4044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3.117cm" svg:y="3.487cm"><draw:text-box><text:p text:style-name="P7"><text:span text:style-name="T10">ЕД8362М</text:span></text:p><text:p text:style-name="P8"><text:span text:style-name="T12"><text:s/></text:span><text:span text:style-name="T12">2001г.</text:span></text:p><text:p text:style-name="P15"><text:span text:style-name="T12">ГП № 23</text:span></text:p></draw:text-box></draw:frame><draw:custom-shape draw:style-name="gr11" draw:text-style-name="P6" svg:width="1.253cm" svg:height="1.562cm" draw:transform="rotate (1.5707963267949) translate (24.7350138888889cm 5.108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4.761cm" svg:y="4.189cm"><draw:text-box><text:p text:style-name="P7"><text:span text:style-name="T10">ДГР2244У</text:span></text:p><text:p text:style-name="P8"><text:span text:style-name="T12"><text:s/></text:span><text:span text:style-name="T12">2005г.</text:span></text:p><text:p text:style-name="P15"><text:span text:style-name="T12">ГП № 33</text:span></text:p></draw:text-box></draw:frame><draw:custom-shape draw:style-name="gr11" draw:text-style-name="P6" svg:width="1.253cm" svg:height="1.562cm" draw:transform="rotate (1.5707963267949) translate (26.38425cm 4.443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6.411cm" svg:y="3.526cm"><draw:text-box><text:p text:style-name="P7"><text:span text:style-name="T10">ЕД8419М</text:span></text:p><text:p text:style-name="P8"><text:span text:style-name="T12"><text:s/></text:span><text:span text:style-name="T12">2001г.</text:span></text:p><text:p text:style-name="P15"><text:span text:style-name="T12">ГП № 43</text:span></text:p></draw:text-box></draw:frame><draw:custom-shape draw:style-name="gr10" draw:text-style-name="P6" svg:width="1.253cm" svg:height="1.292cm" draw:transform="rotate (1.5707963267949) translate (0.59090277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0.617cm" svg:y="6.741cm"><draw:text-box><text:p text:style-name="P7"><text:span text:style-name="T3">TVS65-91</text:span></text:p><text:p text:style-name="P8"><text:span text:style-name="T4">AR65-91</text:span></text:p></draw:text-box></draw:frame><draw:custom-shape draw:style-name="gr9" draw:text-style-name="P6" svg:width="1.253cm" svg:height="1.295cm" draw:transform="rotate (1.5707963267949) translate (2.0037777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.03cm" svg:y="6.741cm"><draw:text-box><text:p text:style-name="P7"><text:span text:style-name="T3">TVS65-93</text:span></text:p><text:p text:style-name="P8"><text:span text:style-name="T4">AR65-93</text:span></text:p></draw:text-box></draw:frame><draw:custom-shape draw:style-name="gr10" draw:text-style-name="P6" svg:width="1.253cm" svg:height="1.292cm" draw:transform="rotate (1.5707963267949) translate (3.41488888888889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3.439cm" svg:y="6.741cm"><draw:text-box><text:p text:style-name="P7"><text:span text:style-name="T3">TVS65-95</text:span></text:p><text:p text:style-name="P8"><text:span text:style-name="T4">AR65-95</text:span></text:p></draw:text-box></draw:frame><draw:custom-shape draw:style-name="gr10" draw:text-style-name="P6" svg:width="1.253cm" svg:height="1.292cm" draw:transform="rotate (1.5707963267949) translate (4.82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4.852cm" svg:y="6.741cm"><draw:text-box><text:p text:style-name="P7"><text:span text:style-name="T3">TVS65-97</text:span></text:p><text:p text:style-name="P8"><text:span text:style-name="T4">AR65-97</text:span></text:p></draw:text-box></draw:frame><draw:custom-shape draw:style-name="gr9" draw:text-style-name="P6" svg:width="1.253cm" svg:height="1.295cm" draw:transform="rotate (1.5707963267949) translate (6.23534722222222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6.263cm" svg:y="6.741cm"><draw:text-box><text:p text:style-name="P7"><text:span text:style-name="T3">TVS65-99</text:span></text:p><text:p text:style-name="P8"><text:span text:style-name="T4">AR65-99</text:span></text:p></draw:text-box></draw:frame><draw:custom-shape draw:style-name="gr10" draw:text-style-name="P6" svg:width="1.253cm" svg:height="1.292cm" draw:transform="rotate (1.5707963267949) translate (7.64998611111111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7.675cm" svg:y="6.741cm"><draw:text-box><text:p text:style-name="P7"><text:span text:style-name="T3">TVS65-101</text:span></text:p><text:p text:style-name="P8"><text:span text:style-name="T4">AR65-101</text:span></text:p></draw:text-box></draw:frame><draw:custom-shape draw:style-name="gr10" draw:text-style-name="P6" svg:width="1.253cm" svg:height="1.292cm" draw:transform="rotate (1.5707963267949) translate (9.05933333333334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9.084cm" svg:y="6.741cm"><draw:text-box><text:p text:style-name="P7"><text:span text:style-name="T3">TVS65-103</text:span></text:p><text:p text:style-name="P8"><text:span text:style-name="T4">AR65-103</text:span></text:p></draw:text-box></draw:frame><draw:custom-shape draw:style-name="gr10" draw:text-style-name="P6" svg:width="1.253cm" svg:height="1.292cm" draw:transform="rotate (1.5707963267949) translate (10.4722083333333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0.499cm" svg:y="6.741cm"><draw:text-box><text:p text:style-name="P7"><text:span text:style-name="T3">TVS65-105</text:span></text:p><text:p text:style-name="P8"><text:span text:style-name="T4">AR65-105</text:span></text:p></draw:text-box></draw:frame><draw:custom-shape draw:style-name="gr10" draw:text-style-name="P6" svg:width="1.253cm" svg:height="1.292cm" draw:transform="rotate (1.5707963267949) translate (11.929180555555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1.954cm" svg:y="6.741cm"><draw:text-box><text:p text:style-name="P7"><text:span text:style-name="T3">TVS65-107</text:span></text:p><text:p text:style-name="P8"><text:span text:style-name="T4">AR65-107</text:span></text:p></draw:text-box></draw:frame><draw:custom-shape draw:style-name="gr10" draw:text-style-name="P6" svg:width="1.253cm" svg:height="1.292cm" draw:transform="rotate (1.5707963267949) translate (14.3298333333333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4.356cm" svg:y="6.741cm"><draw:text-box><text:p text:style-name="P7"><text:span text:style-name="T3">TVS65-109</text:span></text:p><text:p text:style-name="P8"><text:span text:style-name="T4">AR65-109</text:span></text:p></draw:text-box></draw:frame><draw:custom-shape draw:style-name="gr10" draw:text-style-name="P6" svg:width="1.253cm" svg:height="1.292cm" draw:transform="rotate (1.5707963267949) translate (15.739180555555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5.766cm" svg:y="6.741cm"><draw:text-box><text:p text:style-name="P7"><text:span text:style-name="T3">TVS65-111</text:span></text:p><text:p text:style-name="P8"><text:span text:style-name="T4">AR65-111</text:span></text:p></draw:text-box></draw:frame><draw:custom-shape draw:style-name="gr10" draw:text-style-name="P6" svg:width="1.253cm" svg:height="1.292cm" draw:transform="rotate (1.5707963267949) translate (17.1467638888889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7.175cm" svg:y="6.741cm"><draw:text-box><text:p text:style-name="P7"><text:span text:style-name="T3">TVS65-113</text:span></text:p><text:p text:style-name="P8"><text:span text:style-name="T4">AR65-113</text:span></text:p></draw:text-box></draw:frame><draw:custom-shape draw:style-name="gr9" draw:text-style-name="P6" svg:width="1.253cm" svg:height="1.295cm" draw:transform="rotate (1.5707963267949) translate (18.561402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8.588cm" svg:y="6.741cm"><draw:text-box><text:p text:style-name="P7"><text:span text:style-name="T3">TVS65-115</text:span></text:p><text:p text:style-name="P8"><text:span text:style-name="T4">AR65-115</text:span></text:p></draw:text-box></draw:frame><draw:custom-shape draw:style-name="gr10" draw:text-style-name="P6" svg:width="1.253cm" svg:height="1.292cm" draw:transform="rotate (1.5707963267949) translate (19.97075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9.997cm" svg:y="6.741cm"><draw:text-box><text:p text:style-name="P7"><text:span text:style-name="T3">TVS65-117</text:span></text:p><text:p text:style-name="P8"><text:span text:style-name="T4">AR65-117</text:span></text:p></draw:text-box></draw:frame><draw:custom-shape draw:style-name="gr9" draw:text-style-name="P6" svg:width="1.253cm" svg:height="1.295cm" draw:transform="rotate (1.5707963267949) translate (21.3818611111111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1.41cm" svg:y="6.741cm"><draw:text-box><text:p text:style-name="P7"><text:span text:style-name="T3">TVS65-119</text:span></text:p><text:p text:style-name="P8"><text:span text:style-name="T4">AR65-119</text:span></text:p></draw:text-box></draw:frame><draw:custom-shape draw:style-name="gr11" draw:text-style-name="P6" svg:width="1.253cm" svg:height="1.562cm" draw:transform="rotate (1.5707963267949) translate (23.0893055555556cm 5.97076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3.117cm" svg:y="5.052cm"><draw:text-box><text:p text:style-name="P7"><text:span text:style-name="T10">ГП № 24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4.7350138888889cm 6.676319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4.761cm" svg:y="5.757cm"><draw:text-box><text:p text:style-name="P7"><text:span text:style-name="T10">ГП № 34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6.38425cm 6.0095694444444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6.411cm" svg:y="5.09cm"><draw:text-box><text:p text:style-name="P7"><text:span text:style-name="T10">ГП № 44*</text:span></text:p><text:p text:style-name="P7"><text:span text:style-name="T11"/></text:p></draw:text-box></draw:frame><draw:custom-shape draw:style-name="gr9" draw:text-style-name="P6" svg:width="1.253cm" svg:height="1.295cm" draw:transform="rotate (1.5707963267949) translate (1.298222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.323cm" svg:y="7.763cm"><draw:text-box><text:p text:style-name="P7"><text:span text:style-name="T3">TVS66-92</text:span></text:p><text:p text:style-name="P8"><text:span text:style-name="T4">AR66-92</text:span></text:p></draw:text-box></draw:frame><draw:custom-shape draw:style-name="gr10" draw:text-style-name="P6" svg:width="1.253cm" svg:height="1.292cm" draw:transform="rotate (1.5707963267949) translate (2.711097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.736cm" svg:y="7.763cm"><draw:text-box><text:p text:style-name="P7"><text:span text:style-name="T3">TVS66-94</text:span></text:p><text:p text:style-name="P8"><text:span text:style-name="T4">AR66-94</text:span></text:p></draw:text-box></draw:frame><draw:custom-shape draw:style-name="gr10" draw:text-style-name="P6" svg:width="1.253cm" svg:height="1.292cm" draw:transform="rotate (1.5707963267949) translate (4.12044444444445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145cm" svg:y="7.763cm"><draw:text-box><text:p text:style-name="P7"><text:span text:style-name="T3">TVS66-96</text:span></text:p><text:p text:style-name="P8"><text:span text:style-name="T4">AR66-96</text:span></text:p></draw:text-box></draw:frame><draw:custom-shape draw:style-name="gr9" draw:text-style-name="P6" svg:width="1.253cm" svg:height="1.295cm" draw:transform="rotate (1.5707963267949) translate (5.52979166666667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5.56cm" svg:y="7.763cm"><draw:text-box><text:p text:style-name="P7"><text:span text:style-name="T3">TVS66-98</text:span></text:p><text:p text:style-name="P8"><text:span text:style-name="T4">AR66-98</text:span></text:p></draw:text-box></draw:frame><draw:custom-shape draw:style-name="gr10" draw:text-style-name="P6" svg:width="1.253cm" svg:height="1.292cm" draw:transform="rotate (1.5707963267949) translate (6.94443055555556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969cm" svg:y="7.763cm"><draw:text-box><text:p text:style-name="P7"><text:span text:style-name="T3">TVS66-100</text:span></text:p><text:p text:style-name="P8"><text:span text:style-name="T4">AR66-100</text:span></text:p></draw:text-box></draw:frame><draw:custom-shape draw:style-name="gr10" draw:text-style-name="P6" svg:width="1.253cm" svg:height="1.292cm" draw:transform="rotate (1.5707963267949) translate (8.35377777777778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8.378cm" svg:y="7.763cm"><draw:text-box><text:p text:style-name="P7"><text:span text:style-name="T3">TVS66-102</text:span></text:p><text:p text:style-name="P8"><text:span text:style-name="T4">AR66-102</text:span></text:p></draw:text-box></draw:frame><draw:custom-shape draw:style-name="gr9" draw:text-style-name="P6" svg:width="1.253cm" svg:height="1.295cm" draw:transform="rotate (1.5707963267949) translate (9.76488888888889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6cm" svg:x="9.793cm" svg:y="7.763cm"><draw:text-box><text:p text:style-name="P7"><text:span text:style-name="T3">TVS66-104</text:span></text:p><text:p text:style-name="P8"><text:span text:style-name="T4">AR66-104</text:span></text:p></draw:text-box></draw:frame><draw:custom-shape draw:style-name="gr10" draw:text-style-name="P6" svg:width="1.253cm" svg:height="1.292cm" draw:transform="rotate (1.5707963267949) translate (11.176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202cm" svg:y="7.763cm"><draw:text-box><text:p text:style-name="P7"><text:span text:style-name="T3">TVS66-106</text:span></text:p><text:p text:style-name="P8"><text:span text:style-name="T4">AR66-106</text:span></text:p></draw:text-box></draw:frame><draw:custom-shape draw:style-name="gr10" draw:text-style-name="P6" svg:width="1.253cm" svg:height="1.292cm" draw:transform="rotate (1.5707963267949) translate (12.634736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2.659cm" svg:y="7.763cm"><draw:text-box><text:p text:style-name="P7"><text:span text:style-name="T3">TVS66-108</text:span></text:p><text:p text:style-name="P8"><text:span text:style-name="T4">AR66-108</text:span></text:p></draw:text-box></draw:frame><draw:custom-shape draw:style-name="gr10" draw:text-style-name="P6" svg:width="1.253cm" svg:height="1.292cm" draw:transform="rotate (1.5707963267949) translate (15.031861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06cm" svg:y="7.763cm"><draw:text-box><text:p text:style-name="P7"><text:span text:style-name="T3">TVS66-110</text:span></text:p><text:p text:style-name="P8"><text:span text:style-name="T4">AR66-110</text:span></text:p></draw:text-box></draw:frame><draw:custom-shape draw:style-name="gr10" draw:text-style-name="P6" svg:width="1.253cm" svg:height="1.292cm" draw:transform="rotate (1.5707963267949) translate (16.444736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6.471cm" svg:y="7.763cm"><draw:text-box><text:p text:style-name="P7"><text:span text:style-name="T3">TVS66-112</text:span></text:p><text:p text:style-name="P8"><text:span text:style-name="T4">AR66-112</text:span></text:p></draw:text-box></draw:frame><draw:custom-shape draw:style-name="gr9" draw:text-style-name="P6" svg:width="1.253cm" svg:height="1.295cm" draw:transform="rotate (1.5707963267949) translate (17.8540833333333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88cm" svg:y="7.763cm"><draw:text-box><text:p text:style-name="P7"><text:span text:style-name="T3">TVS66-114</text:span></text:p><text:p text:style-name="P8"><text:span text:style-name="T4">AR66-114</text:span></text:p></draw:text-box></draw:frame><draw:custom-shape draw:style-name="gr10" draw:text-style-name="P6" svg:width="1.253cm" svg:height="1.292cm" draw:transform="rotate (1.5707963267949) translate (19.26872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293cm" svg:y="7.763cm"><draw:text-box><text:p text:style-name="P7"><text:span text:style-name="T3">TVS66-116</text:span></text:p><text:p text:style-name="P8"><text:span text:style-name="T4">AR66-116</text:span></text:p></draw:text-box></draw:frame><draw:custom-shape draw:style-name="gr10" draw:text-style-name="P6" svg:width="1.253cm" svg:height="1.292cm" draw:transform="rotate (1.5707963267949) translate (20.6780694444444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0.703cm" svg:y="7.763cm"><draw:text-box><text:p text:style-name="P7"><text:span text:style-name="T3">TVS66-118</text:span></text:p><text:p text:style-name="P8"><text:span text:style-name="T4">AR66-118</text:span></text:p></draw:text-box></draw:frame><draw:custom-shape draw:style-name="gr11" draw:text-style-name="P6" svg:width="1.253cm" svg:height="1.562cm" draw:transform="rotate (1.5707963267949) translate (23.0893055555556cm 7.537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3.117cm" svg:y="6.616cm"><draw:text-box><text:p text:style-name="P7"><text:span text:style-name="T10">ГП № 25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4.7350138888889cm 8.239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4.761cm" svg:y="7.323cm"><draw:text-box><text:p text:style-name="P7"><text:span text:style-name="T10">ЕД8368М</text:span></text:p><text:p text:style-name="P8"><text:span text:style-name="T12"><text:s/></text:span><text:span text:style-name="T12">2001г.</text:span></text:p><text:p text:style-name="P15"><text:span text:style-name="T12">ГП № 35</text:span></text:p></draw:text-box></draw:frame><draw:custom-shape draw:style-name="gr11" draw:text-style-name="P6" svg:width="1.253cm" svg:height="1.562cm" draw:transform="rotate (1.5707963267949) translate (26.38425cm 7.574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6.411cm" svg:y="6.655cm"><draw:text-box><text:p text:style-name="P7"><text:span text:style-name="T10">ГП № 45*</text:span></text:p><text:p text:style-name="P7"><text:span text:style-name="T11"/></text:p></draw:text-box></draw:frame><draw:custom-shape draw:style-name="gr10" draw:text-style-name="P6" svg:width="1.253cm" svg:height="1.292cm" draw:transform="rotate (1.5707963267949) translate (0.59090277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0.617cm" svg:y="8.78cm"><draw:text-box><text:p text:style-name="P7"><text:span text:style-name="T3">TVS67-91</text:span></text:p><text:p text:style-name="P8"><text:span text:style-name="T4">AR67-91</text:span></text:p></draw:text-box></draw:frame><draw:custom-shape draw:style-name="gr9" draw:text-style-name="P6" svg:width="1.253cm" svg:height="1.295cm" draw:transform="rotate (1.5707963267949) translate (2.0037777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.03cm" svg:y="8.78cm"><draw:text-box><text:p text:style-name="P7"><text:span text:style-name="T3">TVS67-93</text:span></text:p><text:p text:style-name="P8"><text:span text:style-name="T4">AR67-93</text:span></text:p></draw:text-box></draw:frame><draw:custom-shape draw:style-name="gr10" draw:text-style-name="P6" svg:width="1.253cm" svg:height="1.292cm" draw:transform="rotate (1.5707963267949) translate (3.41488888888889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3.439cm" svg:y="8.78cm"><draw:text-box><text:p text:style-name="P7"><text:span text:style-name="T3">TVS67-95</text:span></text:p><text:p text:style-name="P8"><text:span text:style-name="T4">AR67-95</text:span></text:p></draw:text-box></draw:frame><draw:custom-shape draw:style-name="gr10" draw:text-style-name="P6" svg:width="1.253cm" svg:height="1.292cm" draw:transform="rotate (1.5707963267949) translate (4.82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852cm" svg:y="8.78cm"><draw:text-box><text:p text:style-name="P7"><text:span text:style-name="T3">TVS67-97</text:span></text:p><text:p text:style-name="P8"><text:span text:style-name="T4">AR67-97</text:span></text:p></draw:text-box></draw:frame><draw:custom-shape draw:style-name="gr9" draw:text-style-name="P6" svg:width="1.253cm" svg:height="1.295cm" draw:transform="rotate (1.5707963267949) translate (6.23534722222222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263cm" svg:y="8.78cm"><draw:text-box><text:p text:style-name="P7"><text:span text:style-name="T3">TVS67-99</text:span></text:p><text:p text:style-name="P8"><text:span text:style-name="T4">AR67-99</text:span></text:p></draw:text-box></draw:frame><draw:custom-shape draw:style-name="gr10" draw:text-style-name="P6" svg:width="1.253cm" svg:height="1.292cm" draw:transform="rotate (1.5707963267949) translate (7.64998611111111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7.675cm" svg:y="8.78cm"><draw:text-box><text:p text:style-name="P7"><text:span text:style-name="T3">TVS67-101</text:span></text:p><text:p text:style-name="P8"><text:span text:style-name="T4">AR67-101</text:span></text:p></draw:text-box></draw:frame><draw:custom-shape draw:style-name="gr10" draw:text-style-name="P6" svg:width="1.253cm" svg:height="1.292cm" draw:transform="rotate (1.5707963267949) translate (9.05933333333334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9.084cm" svg:y="8.78cm"><draw:text-box><text:p text:style-name="P7"><text:span text:style-name="T3">TVS67-103</text:span></text:p><text:p text:style-name="P8"><text:span text:style-name="T4">AR67-103</text:span></text:p></draw:text-box></draw:frame><draw:custom-shape draw:style-name="gr10" draw:text-style-name="P6" svg:width="1.253cm" svg:height="1.292cm" draw:transform="rotate (1.5707963267949) translate (10.4722083333333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0.499cm" svg:y="8.78cm"><draw:text-box><text:p text:style-name="P7"><text:span text:style-name="T3">TVS67-105</text:span></text:p><text:p text:style-name="P8"><text:span text:style-name="T4">AR67-105</text:span></text:p></draw:text-box></draw:frame><draw:custom-shape draw:style-name="gr10" draw:text-style-name="P6" svg:width="1.253cm" svg:height="1.292cm" draw:transform="rotate (1.5707963267949) translate (11.929180555555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954cm" svg:y="8.78cm"><draw:text-box><text:p text:style-name="P7"><text:span text:style-name="T3">TVS67-107</text:span></text:p><text:p text:style-name="P8"><text:span text:style-name="T4">AR67-107</text:span></text:p></draw:text-box></draw:frame><draw:custom-shape draw:style-name="gr10" draw:text-style-name="P6" svg:width="1.253cm" svg:height="1.292cm" draw:transform="rotate (1.5707963267949) translate (14.3298333333333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4.356cm" svg:y="8.78cm"><draw:text-box><text:p text:style-name="P7"><text:span text:style-name="T3">TVS67-109</text:span></text:p><text:p text:style-name="P8"><text:span text:style-name="T4">AR67-109</text:span></text:p></draw:text-box></draw:frame><draw:custom-shape draw:style-name="gr10" draw:text-style-name="P6" svg:width="1.253cm" svg:height="1.292cm" draw:transform="rotate (1.5707963267949) translate (15.739180555555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766cm" svg:y="8.78cm"><draw:text-box><text:p text:style-name="P7"><text:span text:style-name="T3">TVS67-111</text:span></text:p><text:p text:style-name="P8"><text:span text:style-name="T4">AR67-111</text:span></text:p></draw:text-box></draw:frame><draw:custom-shape draw:style-name="gr10" draw:text-style-name="P6" svg:width="1.253cm" svg:height="1.292cm" draw:transform="rotate (1.5707963267949) translate (17.1467638888889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175cm" svg:y="8.78cm"><draw:text-box><text:p text:style-name="P7"><text:span text:style-name="T3">TVS67-113</text:span></text:p><text:p text:style-name="P8"><text:span text:style-name="T4">AR67-113</text:span></text:p></draw:text-box></draw:frame><draw:custom-shape draw:style-name="gr9" draw:text-style-name="P6" svg:width="1.253cm" svg:height="1.295cm" draw:transform="rotate (1.5707963267949) translate (18.561402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8.588cm" svg:y="8.78cm"><draw:text-box><text:p text:style-name="P7"><text:span text:style-name="T3">TVS67-115</text:span></text:p><text:p text:style-name="P8"><text:span text:style-name="T4">AR67-115</text:span></text:p></draw:text-box></draw:frame><draw:custom-shape draw:style-name="gr10" draw:text-style-name="P6" svg:width="1.253cm" svg:height="1.292cm" draw:transform="rotate (1.5707963267949) translate (19.97075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997cm" svg:y="8.78cm"><draw:text-box><text:p text:style-name="P7"><text:span text:style-name="T3">TVS67-117</text:span></text:p><text:p text:style-name="P8"><text:span text:style-name="T4">AR67-117</text:span></text:p></draw:text-box></draw:frame><draw:custom-shape draw:style-name="gr9" draw:text-style-name="P6" svg:width="1.253cm" svg:height="1.295cm" draw:transform="rotate (1.5707963267949) translate (21.3818611111111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1.41cm" svg:y="8.78cm"><draw:text-box><text:p text:style-name="P7"><text:span text:style-name="T3">TVS67-119</text:span></text:p><text:p text:style-name="P8"><text:span text:style-name="T4">AR67-119</text:span></text:p></draw:text-box></draw:frame><draw:custom-shape draw:style-name="gr11" draw:text-style-name="P6" svg:width="1.253cm" svg:height="1.562cm" draw:transform="rotate (1.5707963267949) translate (23.0893055555556cm 9.1034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3.117cm" svg:y="8.184cm"><draw:text-box><text:p text:style-name="P7"><text:span text:style-name="T10">ГП № 26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4.7350138888889cm 9.807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4.761cm" svg:y="8.886cm"><draw:text-box><text:p text:style-name="P7"><text:span text:style-name="T10">ЕД9785М</text:span></text:p><text:p text:style-name="P8"><text:span text:style-name="T12"><text:s/></text:span><text:span text:style-name="T12">2002г.</text:span></text:p><text:p text:style-name="P15"><text:span text:style-name="T12">ГП № 36</text:span></text:p></draw:text-box></draw:frame><draw:custom-shape draw:style-name="gr11" draw:text-style-name="P6" svg:width="1.253cm" svg:height="1.562cm" draw:transform="rotate (1.5707963267949) translate (26.38425cm 9.142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6.411cm" svg:y="8.225cm"><draw:text-box><text:p text:style-name="P7"><text:span text:style-name="T10">ГП № 46*</text:span></text:p><text:p text:style-name="P7"><text:span text:style-name="T11"/></text:p></draw:text-box></draw:frame><draw:custom-shape draw:style-name="gr9" draw:text-style-name="P6" svg:width="1.253cm" svg:height="1.295cm" draw:transform="rotate (1.5707963267949) translate (1.298222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.323cm" svg:y="9.798cm"><draw:text-box><text:p text:style-name="P7"><text:span text:style-name="T3">TVS68-92</text:span></text:p><text:p text:style-name="P8"><text:span text:style-name="T4">AR68-92</text:span></text:p></draw:text-box></draw:frame><draw:custom-shape draw:style-name="gr10" draw:text-style-name="P6" svg:width="1.253cm" svg:height="1.292cm" draw:transform="rotate (1.5707963267949) translate (2.711097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.736cm" svg:y="9.798cm"><draw:text-box><text:p text:style-name="P7"><text:span text:style-name="T3">TVS68-94</text:span></text:p><text:p text:style-name="P8"><text:span text:style-name="T4">AR68-94</text:span></text:p></draw:text-box></draw:frame><draw:custom-shape draw:style-name="gr10" draw:text-style-name="P6" svg:width="1.253cm" svg:height="1.292cm" draw:transform="rotate (1.5707963267949) translate (4.12044444444445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145cm" svg:y="9.798cm"><draw:text-box><text:p text:style-name="P7"><text:span text:style-name="T3">TVS68-96</text:span></text:p><text:p text:style-name="P8"><text:span text:style-name="T4">AR68-96</text:span></text:p></draw:text-box></draw:frame><draw:custom-shape draw:style-name="gr9" draw:text-style-name="P6" svg:width="1.253cm" svg:height="1.295cm" draw:transform="rotate (1.5707963267949) translate (5.52979166666667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5.56cm" svg:y="9.798cm"><draw:text-box><text:p text:style-name="P7"><text:span text:style-name="T3">TVS68-98</text:span></text:p><text:p text:style-name="P8"><text:span text:style-name="T4">AR68-98</text:span></text:p></draw:text-box></draw:frame><draw:custom-shape draw:style-name="gr10" draw:text-style-name="P6" svg:width="1.253cm" svg:height="1.292cm" draw:transform="rotate (1.5707963267949) translate (6.94443055555556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969cm" svg:y="9.798cm"><draw:text-box><text:p text:style-name="P7"><text:span text:style-name="T3">TVS68-100</text:span></text:p><text:p text:style-name="P8"><text:span text:style-name="T4">AR68-100</text:span></text:p></draw:text-box></draw:frame><draw:custom-shape draw:style-name="gr10" draw:text-style-name="P6" svg:width="1.253cm" svg:height="1.292cm" draw:transform="rotate (1.5707963267949) translate (8.35377777777778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8.378cm" svg:y="9.798cm"><draw:text-box><text:p text:style-name="P7"><text:span text:style-name="T3">TVS68-102</text:span></text:p><text:p text:style-name="P8"><text:span text:style-name="T4">AR68-102</text:span></text:p></draw:text-box></draw:frame><draw:custom-shape draw:style-name="gr9" draw:text-style-name="P6" svg:width="1.253cm" svg:height="1.295cm" draw:transform="rotate (1.5707963267949) translate (9.76488888888889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6cm" svg:x="9.793cm" svg:y="9.798cm"><draw:text-box><text:p text:style-name="P7"><text:span text:style-name="T3">TVS68-104</text:span></text:p><text:p text:style-name="P8"><text:span text:style-name="T4">AR68-104</text:span></text:p></draw:text-box></draw:frame><draw:custom-shape draw:style-name="gr10" draw:text-style-name="P6" svg:width="1.253cm" svg:height="1.292cm" draw:transform="rotate (1.5707963267949) translate (11.176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202cm" svg:y="9.798cm"><draw:text-box><text:p text:style-name="P7"><text:span text:style-name="T3">TVS68-106</text:span></text:p><text:p text:style-name="P8"><text:span text:style-name="T4">AR68-106</text:span></text:p></draw:text-box></draw:frame><draw:custom-shape draw:style-name="gr10" draw:text-style-name="P6" svg:width="1.253cm" svg:height="1.292cm" draw:transform="rotate (1.5707963267949) translate (12.634736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2.659cm" svg:y="9.798cm"><draw:text-box><text:p text:style-name="P7"><text:span text:style-name="T3">TVS68-108</text:span></text:p><text:p text:style-name="P8"><text:span text:style-name="T4">AR68-108</text:span></text:p></draw:text-box></draw:frame><draw:custom-shape draw:style-name="gr10" draw:text-style-name="P6" svg:width="1.253cm" svg:height="1.292cm" draw:transform="rotate (1.5707963267949) translate (15.031861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06cm" svg:y="9.798cm"><draw:text-box><text:p text:style-name="P7"><text:span text:style-name="T3">TVS68-110</text:span></text:p><text:p text:style-name="P8"><text:span text:style-name="T4">AR68-110</text:span></text:p></draw:text-box></draw:frame><draw:custom-shape draw:style-name="gr10" draw:text-style-name="P6" svg:width="1.253cm" svg:height="1.292cm" draw:transform="rotate (1.5707963267949) translate (16.444736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6.471cm" svg:y="9.798cm"><draw:text-box><text:p text:style-name="P7"><text:span text:style-name="T3">TVS68-112</text:span></text:p><text:p text:style-name="P8"><text:span text:style-name="T4">AR68-112</text:span></text:p></draw:text-box></draw:frame><draw:custom-shape draw:style-name="gr9" draw:text-style-name="P6" svg:width="1.253cm" svg:height="1.295cm" draw:transform="rotate (1.5707963267949) translate (17.8540833333333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88cm" svg:y="9.798cm"><draw:text-box><text:p text:style-name="P7"><text:span text:style-name="T3">TVS68-114</text:span></text:p><text:p text:style-name="P8"><text:span text:style-name="T4">AR68-114</text:span></text:p></draw:text-box></draw:frame><draw:custom-shape draw:style-name="gr10" draw:text-style-name="P6" svg:width="1.253cm" svg:height="1.292cm" draw:transform="rotate (1.5707963267949) translate (19.26872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293cm" svg:y="9.798cm"><draw:text-box><text:p text:style-name="P7"><text:span text:style-name="T3">TVS68-116</text:span></text:p><text:p text:style-name="P8"><text:span text:style-name="T4">AR68-116</text:span></text:p></draw:text-box></draw:frame><draw:custom-shape draw:style-name="gr10" draw:text-style-name="P6" svg:width="1.253cm" svg:height="1.292cm" draw:transform="rotate (1.5707963267949) translate (20.6780694444444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0.703cm" svg:y="9.798cm"><draw:text-box><text:p text:style-name="P7"><text:span text:style-name="T3">TVS68-118</text:span></text:p><text:p text:style-name="P8"><text:span text:style-name="T4">AR68-118</text:span></text:p></draw:text-box></draw:frame><draw:custom-shape draw:style-name="gr11" draw:text-style-name="P6" svg:width="1.253cm" svg:height="1.562cm" draw:transform="rotate (1.5707963267949) translate (23.0893055555556cm 10.666236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3.117cm" svg:y="9.749cm"><draw:text-box><text:p text:style-name="P7"><text:span text:style-name="T10">ЕД8405М</text:span></text:p><text:p text:style-name="P8"><text:span text:style-name="T12"><text:s/></text:span><text:span text:style-name="T12">2001г.</text:span></text:p><text:p text:style-name="P15"><text:span text:style-name="T12">ГП № 27</text:span></text:p></draw:text-box></draw:frame><draw:custom-shape draw:style-name="gr11" draw:text-style-name="P6" svg:width="1.253cm" svg:height="1.562cm" draw:transform="rotate (1.5707963267949) translate (24.7350138888889cm 11.3735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4.761cm" svg:y="10.456cm"><draw:text-box><text:p text:style-name="P7"><text:span text:style-name="T10">ЕД9775М</text:span></text:p><text:p text:style-name="P8"><text:span text:style-name="T12"><text:s/></text:span><text:span text:style-name="T12">2001г.</text:span></text:p><text:p text:style-name="P15"><text:span text:style-name="T12">ГП №37</text:span></text:p></draw:text-box></draw:frame><draw:custom-shape draw:style-name="gr11" draw:text-style-name="P6" svg:width="1.253cm" svg:height="1.562cm" draw:transform="rotate (1.5707963267949) translate (26.38425cm 10.70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6.411cm" svg:y="9.788cm"><draw:text-box><text:p text:style-name="P7"><text:span text:style-name="T10">ЕД8407М</text:span></text:p><text:p text:style-name="P8"><text:span text:style-name="T12">03776 2001г.</text:span></text:p><text:p text:style-name="P15"><text:span text:style-name="T12">ГП № 47</text:span></text:p></draw:text-box></draw:frame><draw:custom-shape draw:style-name="gr9" draw:text-style-name="P6" svg:width="1.253cm" svg:height="1.295cm" draw:transform="rotate (1.5707963267949) translate (0.629708333333333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6cm" svg:x="0.658cm" svg:y="10.816cm"><draw:text-box><text:p text:style-name="P7"><text:span text:style-name="T3">TVS69-91</text:span></text:p><text:p text:style-name="P8"><text:span text:style-name="T4">AR69-91</text:span></text:p></draw:text-box></draw:frame><draw:custom-shape draw:style-name="gr10" draw:text-style-name="P6" svg:width="1.253cm" svg:height="1.292cm" draw:transform="rotate (1.5707963267949) translate (2.04081944444444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.067cm" svg:y="10.816cm"><draw:text-box><text:p text:style-name="P7"><text:span text:style-name="T3">TVS69-93</text:span></text:p><text:p text:style-name="P8"><text:span text:style-name="T4">AR69-93</text:span></text:p></draw:text-box></draw:frame><draw:custom-shape draw:style-name="gr10" draw:text-style-name="P6" svg:width="1.253cm" svg:height="1.292cm" draw:transform="rotate (1.5707963267949) translate (3.45369444444444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3.478cm" svg:y="10.816cm"><draw:text-box><text:p text:style-name="P7"><text:span text:style-name="T3">TVS69-95</text:span></text:p><text:p text:style-name="P8"><text:span text:style-name="T4">AR69-95</text:span></text:p></draw:text-box></draw:frame><draw:custom-shape draw:style-name="gr9" draw:text-style-name="P6" svg:width="1.253cm" svg:height="1.295cm" draw:transform="rotate (1.5707963267949) translate (4.86304166666667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888cm" svg:y="10.816cm"><draw:text-box><text:p text:style-name="P7"><text:span text:style-name="T3">TVS69-97</text:span></text:p><text:p text:style-name="P8"><text:span text:style-name="T4">AR69-97</text:span></text:p></draw:text-box></draw:frame><draw:custom-shape draw:style-name="gr10" draw:text-style-name="P6" svg:width="1.253cm" svg:height="1.292cm" draw:transform="rotate (1.5707963267949) translate (6.27591666666667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3cm" svg:y="10.816cm"><draw:text-box><text:p text:style-name="P7"><text:span text:style-name="T3">TVS69-99</text:span></text:p><text:p text:style-name="P8"><text:span text:style-name="T4">AR69-99</text:span></text:p></draw:text-box></draw:frame><draw:custom-shape draw:style-name="gr10" draw:text-style-name="P6" svg:width="1.253cm" svg:height="1.292cm" draw:transform="rotate (1.5707963267949) translate (7.68526388888889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7.712cm" svg:y="10.816cm"><draw:text-box><text:p text:style-name="P7"><text:span text:style-name="T3">TVS69-101</text:span></text:p><text:p text:style-name="P8"><text:span text:style-name="T4">AR69-101</text:span></text:p></draw:text-box></draw:frame><draw:custom-shape draw:style-name="gr9" draw:text-style-name="P6" svg:width="1.253cm" svg:height="1.295cm" draw:transform="rotate (1.5707963267949) translate (9.09637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9.124cm" svg:y="10.816cm"><draw:text-box><text:p text:style-name="P7"><text:span text:style-name="T3">TVS69-103</text:span></text:p><text:p text:style-name="P8"><text:span text:style-name="T4">AR69-103</text:span></text:p></draw:text-box></draw:frame><draw:custom-shape draw:style-name="gr10" draw:text-style-name="P6" svg:width="1.253cm" svg:height="1.292cm" draw:transform="rotate (1.5707963267949) translate (10.5092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0.534cm" svg:y="10.816cm"><draw:text-box><text:p text:style-name="P7"><text:span text:style-name="T3">TVS69-105</text:span></text:p><text:p text:style-name="P8"><text:span text:style-name="T4">AR69-105</text:span></text:p></draw:text-box></draw:frame><draw:custom-shape draw:style-name="gr10" draw:text-style-name="P6" svg:width="1.253cm" svg:height="1.292cm" draw:transform="rotate (1.5707963267949) translate (11.9203611111111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945cm" svg:y="10.816cm"><draw:text-box><text:p text:style-name="P7"><text:span text:style-name="T3">TVS69-107</text:span></text:p><text:p text:style-name="P8"><text:span text:style-name="T4">AR69-107</text:span></text:p></draw:text-box></draw:frame><draw:custom-shape draw:style-name="gr10" draw:text-style-name="P6" svg:width="1.253cm" svg:height="1.292cm" draw:transform="rotate (1.5707963267949) translate (14.3298333333333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4.356cm" svg:y="10.816cm"><draw:text-box><text:p text:style-name="P7"><text:span text:style-name="T3">TVS69-109</text:span></text:p><text:p text:style-name="P8"><text:span text:style-name="T4">AR69-109</text:span></text:p></draw:text-box></draw:frame><draw:custom-shape draw:style-name="gr10" draw:text-style-name="P6" svg:width="1.253cm" svg:height="1.292cm" draw:transform="rotate (1.5707963267949) translate (15.7391805555556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766cm" svg:y="10.816cm"><draw:text-box><text:p text:style-name="P7"><text:span text:style-name="T3">TVS69-111</text:span></text:p><text:p text:style-name="P8"><text:span text:style-name="T4">AR69-111</text:span></text:p></draw:text-box></draw:frame><draw:custom-shape draw:style-name="gr10" draw:text-style-name="P6" svg:width="1.253cm" svg:height="1.292cm" draw:transform="rotate (1.5707963267949) translate (17.1467638888889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175cm" svg:y="10.816cm"><draw:text-box><text:p text:style-name="P7"><text:span text:style-name="T3">TVS69-113</text:span></text:p><text:p text:style-name="P8"><text:span text:style-name="T4">AR69-113</text:span></text:p></draw:text-box></draw:frame><draw:custom-shape draw:style-name="gr9" draw:text-style-name="P6" svg:width="1.253cm" svg:height="1.295cm" draw:transform="rotate (1.5707963267949) translate (18.5614027777778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8.588cm" svg:y="10.816cm"><draw:text-box><text:p text:style-name="P7"><text:span text:style-name="T3">TVS69-115</text:span></text:p><text:p text:style-name="P8"><text:span text:style-name="T4">AR69-115</text:span></text:p></draw:text-box></draw:frame><draw:custom-shape draw:style-name="gr10" draw:text-style-name="P6" svg:width="1.253cm" svg:height="1.292cm" draw:transform="rotate (1.5707963267949) translate (19.9707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997cm" svg:y="10.816cm"><draw:text-box><text:p text:style-name="P7"><text:span text:style-name="T3">TVS69-117</text:span></text:p><text:p text:style-name="P8"><text:span text:style-name="T4">AR69-117</text:span></text:p></draw:text-box></draw:frame><draw:custom-shape draw:style-name="gr9" draw:text-style-name="P6" svg:width="1.253cm" svg:height="1.295cm" draw:transform="rotate (1.5707963267949) translate (21.3818611111111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1.41cm" svg:y="10.816cm"><draw:text-box><text:p text:style-name="P7"><text:span text:style-name="T3">TVS69-119</text:span></text:p><text:p text:style-name="P8"><text:span text:style-name="T4">AR69-119</text:span></text:p></draw:text-box></draw:frame><draw:custom-shape draw:style-name="gr11" draw:text-style-name="P6" svg:width="1.253cm" svg:height="1.562cm" draw:transform="rotate (1.5707963267949) translate (23.0893055555556cm 12.236097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3.117cm" svg:y="11.313cm"><draw:text-box><text:p text:style-name="P7"><text:span text:style-name="T10">ЕД9782М</text:span></text:p><text:p text:style-name="P8"><text:span text:style-name="T12"><text:s/></text:span><text:span text:style-name="T12">2001г.</text:span></text:p><text:p text:style-name="P15"><text:span text:style-name="T12">ГП № 28</text:span></text:p></draw:text-box></draw:frame><draw:custom-shape draw:style-name="gr11" draw:text-style-name="P6" svg:width="1.253cm" svg:height="1.562cm" draw:transform="rotate (1.5707963267949) translate (24.7350138888889cm 12.938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4.761cm" svg:y="12.021cm"><draw:text-box><text:p text:style-name="P7"><text:span text:style-name="T10">Ячейка для</text:span></text:p><text:p text:style-name="P7"><text:span text:style-name="T10">ГП № 38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6.38425cm 12.273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6.411cm" svg:y="11.354cm"><draw:text-box><text:p text:style-name="P7"><text:span text:style-name="T10">Ячейка для</text:span></text:p><text:p text:style-name="P7"><text:span text:style-name="T10">ГП № 48</text:span></text:p><text:p text:style-name="P7"><text:span text:style-name="T11"/></text:p></draw:text-box></draw:frame><draw:custom-shape draw:style-name="gr9" draw:text-style-name="P6" svg:width="1.253cm" svg:height="1.295cm" draw:transform="rotate (1.5707963267949) translate (1.298222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.323cm" svg:y="11.83cm"><draw:text-box><text:p text:style-name="P7"><text:span text:style-name="T3">TVS70-92</text:span></text:p><text:p text:style-name="P8"><text:span text:style-name="T4">AR70-92</text:span></text:p></draw:text-box></draw:frame><draw:custom-shape draw:style-name="gr10" draw:text-style-name="P6" svg:width="1.253cm" svg:height="1.292cm" draw:transform="rotate (1.5707963267949) translate (2.711097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.736cm" svg:y="11.83cm"><draw:text-box><text:p text:style-name="P7"><text:span text:style-name="T3">TVS70-94</text:span></text:p><text:p text:style-name="P8"><text:span text:style-name="T4">AR70-94</text:span></text:p></draw:text-box></draw:frame><draw:custom-shape draw:style-name="gr10" draw:text-style-name="P6" svg:width="1.253cm" svg:height="1.292cm" draw:transform="rotate (1.5707963267949) translate (4.12044444444445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4.145cm" svg:y="11.83cm"><draw:text-box><text:p text:style-name="P7"><text:span text:style-name="T3">TVS70-96</text:span></text:p><text:p text:style-name="P8"><text:span text:style-name="T4">AR70-96</text:span></text:p></draw:text-box></draw:frame><draw:custom-shape draw:style-name="gr9" draw:text-style-name="P6" svg:width="1.253cm" svg:height="1.295cm" draw:transform="rotate (1.5707963267949) translate (5.52979166666667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5.56cm" svg:y="11.83cm"><draw:text-box><text:p text:style-name="P7"><text:span text:style-name="T3">TVS70-98</text:span></text:p><text:p text:style-name="P8"><text:span text:style-name="T4">AR70-98</text:span></text:p></draw:text-box></draw:frame><draw:custom-shape draw:style-name="gr10" draw:text-style-name="P6" svg:width="1.253cm" svg:height="1.292cm" draw:transform="rotate (1.5707963267949) translate (6.94443055555556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6.969cm" svg:y="11.83cm"><draw:text-box><text:p text:style-name="P7"><text:span text:style-name="T3">TVS70-100</text:span></text:p><text:p text:style-name="P8"><text:span text:style-name="T4">AR70-100</text:span></text:p></draw:text-box></draw:frame><draw:custom-shape draw:style-name="gr10" draw:text-style-name="P6" svg:width="1.253cm" svg:height="1.292cm" draw:transform="rotate (1.5707963267949) translate (8.35377777777778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8.378cm" svg:y="11.83cm"><draw:text-box><text:p text:style-name="P7"><text:span text:style-name="T3">TVS70-102</text:span></text:p><text:p text:style-name="P8"><text:span text:style-name="T4">AR70-102</text:span></text:p></draw:text-box></draw:frame><draw:custom-shape draw:style-name="gr9" draw:text-style-name="P6" svg:width="1.253cm" svg:height="1.295cm" draw:transform="rotate (1.5707963267949) translate (9.76488888888889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8cm" svg:x="9.793cm" svg:y="11.83cm"><draw:text-box><text:p text:style-name="P7"><text:span text:style-name="T3">TVS70-104</text:span></text:p><text:p text:style-name="P8"><text:span text:style-name="T4">AR70-104</text:span></text:p></draw:text-box></draw:frame><draw:custom-shape draw:style-name="gr10" draw:text-style-name="P6" svg:width="1.253cm" svg:height="1.292cm" draw:transform="rotate (1.5707963267949) translate (11.176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1.202cm" svg:y="11.83cm"><draw:text-box><text:p text:style-name="P7"><text:span text:style-name="T3">TVS70-106</text:span></text:p><text:p text:style-name="P8"><text:span text:style-name="T4">AR70-106</text:span></text:p></draw:text-box></draw:frame><draw:custom-shape draw:style-name="gr10" draw:text-style-name="P6" svg:width="1.253cm" svg:height="1.292cm" draw:transform="rotate (1.5707963267949) translate (12.634736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2.659cm" svg:y="11.83cm"><draw:text-box><text:p text:style-name="P7"><text:span text:style-name="T3">TVS70-108</text:span></text:p><text:p text:style-name="P8"><text:span text:style-name="T4">AR70-108</text:span></text:p></draw:text-box></draw:frame><draw:custom-shape draw:style-name="gr10" draw:text-style-name="P6" svg:width="1.253cm" svg:height="1.292cm" draw:transform="rotate (1.5707963267949) translate (15.031861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5.06cm" svg:y="11.83cm"><draw:text-box><text:p text:style-name="P7"><text:span text:style-name="T3">TVS70-110</text:span></text:p><text:p text:style-name="P8"><text:span text:style-name="T4">AR70-110</text:span></text:p></draw:text-box></draw:frame><draw:custom-shape draw:style-name="gr10" draw:text-style-name="P6" svg:width="1.253cm" svg:height="1.292cm" draw:transform="rotate (1.5707963267949) translate (16.444736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6.471cm" svg:y="11.83cm"><draw:text-box><text:p text:style-name="P7"><text:span text:style-name="T3">TVS70-112</text:span></text:p><text:p text:style-name="P8"><text:span text:style-name="T4">AR70-112</text:span></text:p></draw:text-box></draw:frame><draw:custom-shape draw:style-name="gr9" draw:text-style-name="P6" svg:width="1.253cm" svg:height="1.295cm" draw:transform="rotate (1.5707963267949) translate (17.8540833333333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7.88cm" svg:y="11.83cm"><draw:text-box><text:p text:style-name="P7"><text:span text:style-name="T3">TVS70-114</text:span></text:p><text:p text:style-name="P8"><text:span text:style-name="T4">AR70-114</text:span></text:p></draw:text-box></draw:frame><draw:custom-shape draw:style-name="gr10" draw:text-style-name="P6" svg:width="1.253cm" svg:height="1.292cm" draw:transform="rotate (1.5707963267949) translate (19.26872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9.293cm" svg:y="11.83cm"><draw:text-box><text:p text:style-name="P7"><text:span text:style-name="T3">TVS70-116</text:span></text:p><text:p text:style-name="P8"><text:span text:style-name="T4">AR70-116</text:span></text:p></draw:text-box></draw:frame><draw:custom-shape draw:style-name="gr10" draw:text-style-name="P6" svg:width="1.253cm" svg:height="1.292cm" draw:transform="rotate (1.5707963267949) translate (20.6780694444444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0.703cm" svg:y="11.83cm"><draw:text-box><text:p text:style-name="P7"><text:span text:style-name="T3">TVS70-118</text:span></text:p><text:p text:style-name="P8"><text:span text:style-name="T4">AR70-118</text:span></text:p></draw:text-box></draw:frame><draw:custom-shape draw:style-name="gr11" draw:text-style-name="P6" svg:width="1.253cm" svg:height="1.562cm" draw:transform="rotate (1.5707963267949) translate (23.0893055555556cm 13.800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3.117cm" svg:y="12.883cm"><draw:text-box><text:p text:style-name="P7"><text:span text:style-name="T10">Ячейка для</text:span></text:p><text:p text:style-name="P7"><text:span text:style-name="T10">ГП № 29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4.7350138888889cm 14.506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4.761cm" svg:y="13.585cm"><draw:text-box><text:p text:style-name="P7"><text:span text:style-name="T10">Ячейка для</text:span></text:p><text:p text:style-name="P7"><text:span text:style-name="T10">ГП № 39</text:span></text:p><text:p text:style-name="P7"><text:span text:style-name="T11"/></text:p></draw:text-box></draw:frame><draw:custom-shape draw:style-name="gr11" draw:text-style-name="P6" svg:width="1.253cm" svg:height="1.562cm" draw:transform="rotate (1.5707963267949) translate (26.38425cm 13.839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6.411cm" svg:y="12.922cm"><draw:text-box><text:p text:style-name="P7"><text:span text:style-name="T10">ГП № 49*</text:span></text:p><text:p text:style-name="P7"><text:span text:style-name="T11"/></text:p></draw:text-box></draw:frame><draw:custom-shape draw:style-name="gr10" draw:text-style-name="P6" svg:width="1.255cm" svg:height="1.292cm" draw:transform="rotate (1.5707963267949) translate (0.59090277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0.617cm" svg:y="12.848cm"><draw:text-box><text:p text:style-name="P7"><text:span text:style-name="T3">TVS71-91</text:span></text:p><text:p text:style-name="P8"><text:span text:style-name="T4">AR71-91</text:span></text:p></draw:text-box></draw:frame><draw:custom-shape draw:style-name="gr9" draw:text-style-name="P6" svg:width="1.255cm" svg:height="1.295cm" draw:transform="rotate (1.5707963267949) translate (2.0037777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.03cm" svg:y="12.848cm"><draw:text-box><text:p text:style-name="P7"><text:span text:style-name="T3">TVS71-93</text:span></text:p><text:p text:style-name="P8"><text:span text:style-name="T4">AR71-93</text:span></text:p></draw:text-box></draw:frame><draw:custom-shape draw:style-name="gr10" draw:text-style-name="P6" svg:width="1.255cm" svg:height="1.292cm" draw:transform="rotate (1.5707963267949) translate (3.41488888888889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3.439cm" svg:y="12.848cm"><draw:text-box><text:p text:style-name="P7"><text:span text:style-name="T3">TVS71-95</text:span></text:p><text:p text:style-name="P8"><text:span text:style-name="T4">AR71-95</text:span></text:p></draw:text-box></draw:frame><draw:custom-shape draw:style-name="gr10" draw:text-style-name="P6" svg:width="1.255cm" svg:height="1.292cm" draw:transform="rotate (1.5707963267949) translate (4.82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4.852cm" svg:y="12.848cm"><draw:text-box><text:p text:style-name="P7"><text:span text:style-name="T3">TVS71-97</text:span></text:p><text:p text:style-name="P8"><text:span text:style-name="T4">AR71-97</text:span></text:p></draw:text-box></draw:frame><draw:custom-shape draw:style-name="gr9" draw:text-style-name="P6" svg:width="1.255cm" svg:height="1.295cm" draw:transform="rotate (1.5707963267949) translate (6.23534722222222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6.263cm" svg:y="12.848cm"><draw:text-box><text:p text:style-name="P7"><text:span text:style-name="T3">TVS71-99</text:span></text:p><text:p text:style-name="P8"><text:span text:style-name="T4">AR71-99</text:span></text:p></draw:text-box></draw:frame><draw:custom-shape draw:style-name="gr10" draw:text-style-name="P6" svg:width="1.255cm" svg:height="1.292cm" draw:transform="rotate (1.5707963267949) translate (7.64998611111111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7.675cm" svg:y="12.848cm"><draw:text-box><text:p text:style-name="P7"><text:span text:style-name="T3">TVS71-101</text:span></text:p><text:p text:style-name="P8"><text:span text:style-name="T4">AR71-101</text:span></text:p></draw:text-box></draw:frame><draw:custom-shape draw:style-name="gr10" draw:text-style-name="P6" svg:width="1.255cm" svg:height="1.292cm" draw:transform="rotate (1.5707963267949) translate (9.05933333333334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9.084cm" svg:y="12.848cm"><draw:text-box><text:p text:style-name="P7"><text:span text:style-name="T3">TVS71-103</text:span></text:p><text:p text:style-name="P8"><text:span text:style-name="T4">AR71-103</text:span></text:p></draw:text-box></draw:frame><draw:custom-shape draw:style-name="gr10" draw:text-style-name="P6" svg:width="1.255cm" svg:height="1.292cm" draw:transform="rotate (1.5707963267949) translate (10.4722083333333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0.499cm" svg:y="12.848cm"><draw:text-box><text:p text:style-name="P7"><text:span text:style-name="T3">TVS71-105</text:span></text:p><text:p text:style-name="P8"><text:span text:style-name="T4">AR71-105</text:span></text:p></draw:text-box></draw:frame><draw:custom-shape draw:style-name="gr10" draw:text-style-name="P6" svg:width="1.255cm" svg:height="1.292cm" draw:transform="rotate (1.5707963267949) translate (11.929180555555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1.954cm" svg:y="12.848cm"><draw:text-box><text:p text:style-name="P7"><text:span text:style-name="T3">TVS71-107</text:span></text:p><text:p text:style-name="P8"><text:span text:style-name="T4">AR71-107</text:span></text:p></draw:text-box></draw:frame><draw:custom-shape draw:style-name="gr10" draw:text-style-name="P6" svg:width="1.255cm" svg:height="1.292cm" draw:transform="rotate (1.5707963267949) translate (14.3298333333333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4.356cm" svg:y="12.848cm"><draw:text-box><text:p text:style-name="P7"><text:span text:style-name="T3">TVS71-109</text:span></text:p><text:p text:style-name="P8"><text:span text:style-name="T4">AR71-109</text:span></text:p></draw:text-box></draw:frame><draw:custom-shape draw:style-name="gr10" draw:text-style-name="P6" svg:width="1.255cm" svg:height="1.292cm" draw:transform="rotate (1.5707963267949) translate (15.739180555555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5.766cm" svg:y="12.848cm"><draw:text-box><text:p text:style-name="P7"><text:span text:style-name="T3">TVS71-111</text:span></text:p><text:p text:style-name="P8"><text:span text:style-name="T4">AR71-111</text:span></text:p></draw:text-box></draw:frame><draw:custom-shape draw:style-name="gr10" draw:text-style-name="P6" svg:width="1.255cm" svg:height="1.292cm" draw:transform="rotate (1.5707963267949) translate (17.1467638888889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7.175cm" svg:y="12.848cm"><draw:text-box><text:p text:style-name="P7"><text:span text:style-name="T3">TVS71-113</text:span></text:p><text:p text:style-name="P8"><text:span text:style-name="T4">AR71-113</text:span></text:p></draw:text-box></draw:frame><draw:custom-shape draw:style-name="gr9" draw:text-style-name="P6" svg:width="1.255cm" svg:height="1.295cm" draw:transform="rotate (1.5707963267949) translate (18.561402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8.588cm" svg:y="12.848cm"><draw:text-box><text:p text:style-name="P7"><text:span text:style-name="T3">TVS71-115</text:span></text:p><text:p text:style-name="P8"><text:span text:style-name="T4">AR71-115</text:span></text:p></draw:text-box></draw:frame><draw:custom-shape draw:style-name="gr10" draw:text-style-name="P6" svg:width="1.255cm" svg:height="1.292cm" draw:transform="rotate (1.5707963267949) translate (19.97075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9.997cm" svg:y="12.848cm"><draw:text-box><text:p text:style-name="P7"><text:span text:style-name="T3">TVS71-117</text:span></text:p><text:p text:style-name="P8"><text:span text:style-name="T4">AR71-117</text:span></text:p></draw:text-box></draw:frame><draw:custom-shape draw:style-name="gr9" draw:text-style-name="P6" svg:width="1.255cm" svg:height="1.295cm" draw:transform="rotate (1.5707963267949) translate (21.3818611111111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1.41cm" svg:y="12.848cm"><draw:text-box><text:p text:style-name="P7"><text:span text:style-name="T3">TVS71-119</text:span></text:p><text:p text:style-name="P8"><text:span text:style-name="T4">AR71-119</text:span></text:p></draw:text-box></draw:frame><draw:custom-shape draw:style-name="gr11" draw:text-style-name="P6" svg:width="1.253cm" svg:height="1.562cm" draw:transform="rotate (1.5707963267949) translate (23.0893055555556cm 15.365236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3.117cm" svg:y="14.446cm"><draw:text-box><text:p text:style-name="P7"><text:span text:style-name="T10">ЕД8367М</text:span></text:p><text:p text:style-name="P8"><text:span text:style-name="T12"><text:s/></text:span><text:span text:style-name="T12">2001г.</text:span></text:p><text:p text:style-name="P15"><text:span text:style-name="T12">ГП № 30</text:span></text:p></draw:text-box></draw:frame><draw:custom-shape draw:style-name="gr11" draw:text-style-name="P6" svg:width="1.253cm" svg:height="1.562cm" draw:transform="rotate (1.5707963267949) translate (24.7350138888889cm 16.070791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4.761cm" svg:y="15.153cm"><draw:text-box><text:p text:style-name="P7"><text:span text:style-name="T10">ЕД9694М</text:span></text:p><text:p text:style-name="P8"><text:span text:style-name="T12"><text:s/></text:span><text:span text:style-name="T12">2002г.</text:span></text:p><text:p text:style-name="P15"><text:span text:style-name="T12">ГП № 40</text:span></text:p></draw:text-box></draw:frame><draw:custom-shape draw:style-name="gr11" draw:text-style-name="P6" svg:width="1.253cm" svg:height="1.562cm" draw:transform="rotate (1.5707963267949) translate (26.38425cm 15.405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6.411cm" svg:y="14.485cm"><draw:text-box><text:p text:style-name="P7"><text:span text:style-name="T10">ГП № 50*</text:span></text:p><text:p text:style-name="P7"><text:span text:style-name="T11"/></text:p></draw:text-box></draw:frame><draw:custom-shape draw:style-name="gr9" draw:text-style-name="P6" svg:width="1.253cm" svg:height="1.295cm" draw:transform="rotate (1.5707963267949) translate (1.298222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.323cm" svg:y="13.868cm"><draw:text-box><text:p text:style-name="P7"><text:span text:style-name="T3">TVS72-92</text:span></text:p><text:p text:style-name="P8"><text:span text:style-name="T4">AR72-92</text:span></text:p></draw:text-box></draw:frame><draw:custom-shape draw:style-name="gr10" draw:text-style-name="P6" svg:width="1.253cm" svg:height="1.292cm" draw:transform="rotate (1.5707963267949) translate (2.711097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.736cm" svg:y="13.868cm"><draw:text-box><text:p text:style-name="P7"><text:span text:style-name="T3">TVS72-94</text:span></text:p><text:p text:style-name="P8"><text:span text:style-name="T4">AR72-94</text:span></text:p></draw:text-box></draw:frame><draw:custom-shape draw:style-name="gr10" draw:text-style-name="P6" svg:width="1.253cm" svg:height="1.292cm" draw:transform="rotate (1.5707963267949) translate (4.12044444444445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4.145cm" svg:y="13.868cm"><draw:text-box><text:p text:style-name="P7"><text:span text:style-name="T3">TVS72-96</text:span></text:p><text:p text:style-name="P8"><text:span text:style-name="T4">AR72-96</text:span></text:p></draw:text-box></draw:frame><draw:custom-shape draw:style-name="gr9" draw:text-style-name="P6" svg:width="1.253cm" svg:height="1.295cm" draw:transform="rotate (1.5707963267949) translate (5.52979166666667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5.56cm" svg:y="13.868cm"><draw:text-box><text:p text:style-name="P7"><text:span text:style-name="T3">TVS72-98</text:span></text:p><text:p text:style-name="P8"><text:span text:style-name="T4">AR72-98</text:span></text:p></draw:text-box></draw:frame><draw:custom-shape draw:style-name="gr10" draw:text-style-name="P6" svg:width="1.253cm" svg:height="1.292cm" draw:transform="rotate (1.5707963267949) translate (6.94443055555556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6.969cm" svg:y="13.868cm"><draw:text-box><text:p text:style-name="P7"><text:span text:style-name="T3">TVS72-100</text:span></text:p><text:p text:style-name="P8"><text:span text:style-name="T4">AR72-100</text:span></text:p></draw:text-box></draw:frame><draw:custom-shape draw:style-name="gr10" draw:text-style-name="P6" svg:width="1.253cm" svg:height="1.292cm" draw:transform="rotate (1.5707963267949) translate (8.35377777777778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8.378cm" svg:y="13.868cm"><draw:text-box><text:p text:style-name="P7"><text:span text:style-name="T3">TVS72-102</text:span></text:p><text:p text:style-name="P8"><text:span text:style-name="T4">AR72-102</text:span></text:p></draw:text-box></draw:frame><draw:custom-shape draw:style-name="gr9" draw:text-style-name="P6" svg:width="1.253cm" svg:height="1.295cm" draw:transform="rotate (1.5707963267949) translate (9.76488888888889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8cm" svg:x="9.793cm" svg:y="13.868cm"><draw:text-box><text:p text:style-name="P7"><text:span text:style-name="T3">TVS72-104</text:span></text:p><text:p text:style-name="P8"><text:span text:style-name="T4">AR72-104</text:span></text:p></draw:text-box></draw:frame><draw:custom-shape draw:style-name="gr10" draw:text-style-name="P6" svg:width="1.253cm" svg:height="1.292cm" draw:transform="rotate (1.5707963267949) translate (11.176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1.202cm" svg:y="13.868cm"><draw:text-box><text:p text:style-name="P7"><text:span text:style-name="T3">TVS72-106</text:span></text:p><text:p text:style-name="P8"><text:span text:style-name="T4">AR72-106</text:span></text:p></draw:text-box></draw:frame><draw:custom-shape draw:style-name="gr10" draw:text-style-name="P6" svg:width="1.253cm" svg:height="1.292cm" draw:transform="rotate (1.5707963267949) translate (12.634736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2.659cm" svg:y="13.868cm"><draw:text-box><text:p text:style-name="P7"><text:span text:style-name="T3">TVS72-108</text:span></text:p><text:p text:style-name="P8"><text:span text:style-name="T4">AR72-108</text:span></text:p></draw:text-box></draw:frame><draw:custom-shape draw:style-name="gr10" draw:text-style-name="P6" svg:width="1.253cm" svg:height="1.292cm" draw:transform="rotate (1.5707963267949) translate (15.031861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5.06cm" svg:y="13.868cm"><draw:text-box><text:p text:style-name="P7"><text:span text:style-name="T3">TVS72-110</text:span></text:p><text:p text:style-name="P8"><text:span text:style-name="T4">AR72-110</text:span></text:p></draw:text-box></draw:frame><draw:custom-shape draw:style-name="gr10" draw:text-style-name="P6" svg:width="1.253cm" svg:height="1.292cm" draw:transform="rotate (1.5707963267949) translate (16.444736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6.471cm" svg:y="13.868cm"><draw:text-box><text:p text:style-name="P7"><text:span text:style-name="T3">TVS72-112</text:span></text:p><text:p text:style-name="P8"><text:span text:style-name="T4">AR72-112</text:span></text:p></draw:text-box></draw:frame><draw:custom-shape draw:style-name="gr9" draw:text-style-name="P6" svg:width="1.253cm" svg:height="1.295cm" draw:transform="rotate (1.5707963267949) translate (17.8540833333333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7.88cm" svg:y="13.868cm"><draw:text-box><text:p text:style-name="P7"><text:span text:style-name="T3">TVS72-114</text:span></text:p><text:p text:style-name="P8"><text:span text:style-name="T4">AR72-114</text:span></text:p></draw:text-box></draw:frame><draw:custom-shape draw:style-name="gr10" draw:text-style-name="P6" svg:width="1.253cm" svg:height="1.292cm" draw:transform="rotate (1.5707963267949) translate (19.26872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19.293cm" svg:y="13.868cm"><draw:text-box><text:p text:style-name="P7"><text:span text:style-name="T3">TVS72-116</text:span></text:p><text:p text:style-name="P8"><text:span text:style-name="T4">AR72-116</text:span></text:p></draw:text-box></draw:frame><draw:custom-shape draw:style-name="gr10" draw:text-style-name="P6" svg:width="1.253cm" svg:height="1.292cm" draw:transform="rotate (1.5707963267949) translate (20.6780694444444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8cm" svg:x="20.703cm" svg:y="13.868cm"><draw:text-box><text:p text:style-name="P7"><text:span text:style-name="T3">TVS72-118</text:span></text:p><text:p text:style-name="P8"><text:span text:style-name="T4">AR72-118</text:span></text:p></draw:text-box></draw:frame><draw:custom-shape draw:style-name="gr11" draw:text-style-name="P6" svg:width="1.253cm" svg:height="1.562cm" draw:transform="rotate (1.5707963267949) translate (23.0893055555556cm 16.93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8cm" svg:x="23.117cm" svg:y="16.012cm"><draw:text-box><text:p text:style-name="P7"><text:span text:style-name="T10">ДГР0473У</text:span></text:p><text:p text:style-name="P8"><text:span text:style-name="T12"><text:s/></text:span><text:span text:style-name="T12">2002г.</text:span></text:p><text:p text:style-name="P15"><text:span text:style-name="T12">ГП № 31</text:span></text:p></draw:text-box></draw:frame><draw:custom-shape draw:style-name="gr11" draw:text-style-name="P6" svg:width="1.253cm" svg:height="1.562cm" draw:transform="rotate (1.5707963267949) translate (24.7350138888889cm 17.637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9" svg:width="1.243cm" svg:height="0.586cm" svg:x="24.761cm" svg:y="16.72cm"><draw:text-box><text:p text:style-name="P7"><text:span text:style-name="T10">ЕД8369М</text:span></text:p><text:p text:style-name="P8"><text:span text:style-name="T12"><text:s/></text:span><text:span text:style-name="T12">2001г.</text:span></text:p><text:p text:style-name="P15"><text:span text:style-name="T12">ГП № 41</text:span></text:p></draw:text-box></draw:frame><draw:custom-shape draw:style-name="gr10" draw:text-style-name="P6" svg:width="1.253cm" svg:height="1.292cm" draw:transform="rotate (1.5707963267949) translate (3.41488888888889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3.439cm" svg:y="14.887cm"><draw:text-box><text:p text:style-name="P7"><text:span text:style-name="T3">TVS73-95</text:span></text:p><text:p text:style-name="P8"><text:span text:style-name="T4">AR73-95</text:span></text:p></draw:text-box></draw:frame><draw:custom-shape draw:style-name="gr10" draw:text-style-name="P6" svg:width="1.253cm" svg:height="1.292cm" draw:transform="rotate (1.5707963267949) translate (4.82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852cm" svg:y="14.887cm"><draw:text-box><text:p text:style-name="P7"><text:span text:style-name="T3">TVS73-97</text:span></text:p><text:p text:style-name="P8"><text:span text:style-name="T4">AR73-97</text:span></text:p></draw:text-box></draw:frame><draw:custom-shape draw:style-name="gr9" draw:text-style-name="P6" svg:width="1.253cm" svg:height="1.295cm" draw:transform="rotate (1.5707963267949) translate (6.23534722222222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263cm" svg:y="14.887cm"><draw:text-box><text:p text:style-name="P7"><text:span text:style-name="T3">TVS73-99</text:span></text:p><text:p text:style-name="P8"><text:span text:style-name="T4">AR73-99</text:span></text:p></draw:text-box></draw:frame><draw:custom-shape draw:style-name="gr10" draw:text-style-name="P6" svg:width="1.253cm" svg:height="1.292cm" draw:transform="rotate (1.5707963267949) translate (7.64998611111111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7.675cm" svg:y="14.887cm"><draw:text-box><text:p text:style-name="P7"><text:span text:style-name="T3">TVS73-101</text:span></text:p><text:p text:style-name="P8"><text:span text:style-name="T4">AR73-101</text:span></text:p></draw:text-box></draw:frame><draw:custom-shape draw:style-name="gr10" draw:text-style-name="P6" svg:width="1.253cm" svg:height="1.292cm" draw:transform="rotate (1.5707963267949) translate (9.05933333333334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9.084cm" svg:y="14.887cm"><draw:text-box><text:p text:style-name="P7"><text:span text:style-name="T3">TVS73-103</text:span></text:p><text:p text:style-name="P8"><text:span text:style-name="T4">AR73-103</text:span></text:p></draw:text-box></draw:frame><draw:custom-shape draw:style-name="gr10" draw:text-style-name="P6" svg:width="1.253cm" svg:height="1.292cm" draw:transform="rotate (1.5707963267949) translate (10.4722083333333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0.499cm" svg:y="14.887cm"><draw:text-box><text:p text:style-name="P7"><text:span text:style-name="T3">TVS73-105</text:span></text:p><text:p text:style-name="P8"><text:span text:style-name="T4">AR73-105</text:span></text:p></draw:text-box></draw:frame><draw:custom-shape draw:style-name="gr10" draw:text-style-name="P6" svg:width="1.253cm" svg:height="1.292cm" draw:transform="rotate (1.5707963267949) translate (11.929180555555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954cm" svg:y="14.887cm"><draw:text-box><text:p text:style-name="P7"><text:span text:style-name="T3">TVS73-107</text:span></text:p><text:p text:style-name="P8"><text:span text:style-name="T4">AR73-107</text:span></text:p></draw:text-box></draw:frame><draw:custom-shape draw:style-name="gr10" draw:text-style-name="P6" svg:width="1.253cm" svg:height="1.292cm" draw:transform="rotate (1.5707963267949) translate (14.3298333333333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4.356cm" svg:y="14.887cm"><draw:text-box><text:p text:style-name="P7"><text:span text:style-name="T3">TVS73-109</text:span></text:p><text:p text:style-name="P8"><text:span text:style-name="T4">AR73-109</text:span></text:p></draw:text-box></draw:frame><draw:custom-shape draw:style-name="gr10" draw:text-style-name="P6" svg:width="1.253cm" svg:height="1.292cm" draw:transform="rotate (1.5707963267949) translate (15.739180555555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766cm" svg:y="14.887cm"><draw:text-box><text:p text:style-name="P7"><text:span text:style-name="T3">TVS73-111</text:span></text:p><text:p text:style-name="P8"><text:span text:style-name="T4">AR73-111</text:span></text:p></draw:text-box></draw:frame><draw:custom-shape draw:style-name="gr10" draw:text-style-name="P6" svg:width="1.253cm" svg:height="1.292cm" draw:transform="rotate (1.5707963267949) translate (17.1467638888889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175cm" svg:y="14.887cm"><draw:text-box><text:p text:style-name="P7"><text:span text:style-name="T3">TVS73-113</text:span></text:p><text:p text:style-name="P8"><text:span text:style-name="T4">AR73-113</text:span></text:p></draw:text-box></draw:frame><draw:custom-shape draw:style-name="gr9" draw:text-style-name="P6" svg:width="1.253cm" svg:height="1.295cm" draw:transform="rotate (1.5707963267949) translate (18.5614027777778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8.588cm" svg:y="14.887cm"><draw:text-box><text:p text:style-name="P7"><text:span text:style-name="T3">TVS73-115</text:span></text:p><text:p text:style-name="P8"><text:span text:style-name="T4">AR73-115</text:span></text:p></draw:text-box></draw:frame><draw:custom-shape draw:style-name="gr10" draw:text-style-name="P6" svg:width="1.253cm" svg:height="1.292cm" draw:transform="rotate (1.5707963267949) translate (19.97075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997cm" svg:y="14.887cm"><draw:text-box><text:p text:style-name="P7"><text:span text:style-name="T3">TVS73-117</text:span></text:p><text:p text:style-name="P8"><text:span text:style-name="T4">AR73-117</text:span></text:p></draw:text-box></draw:frame><draw:custom-shape draw:style-name="gr9" draw:text-style-name="P6" svg:width="1.253cm" svg:height="1.295cm" draw:transform="rotate (1.5707963267949) translate (21.3818611111111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1.41cm" svg:y="14.887cm"><draw:text-box><text:p text:style-name="P7"><text:span text:style-name="T3">TVS73-119</text:span></text:p><text:p text:style-name="P8"><text:span text:style-name="T4">AR73-119</text:span></text:p></draw:text-box></draw:frame><draw:custom-shape draw:style-name="gr10" draw:text-style-name="P6" svg:width="1.253cm" svg:height="1.292cm" draw:transform="rotate (1.5707963267949) translate (4.12044444444445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145cm" svg:y="15.905cm"><draw:text-box><text:p text:style-name="P7"><text:span text:style-name="T3">TVS74-96</text:span></text:p><text:p text:style-name="P8"><text:span text:style-name="T4">AR74-96</text:span></text:p></draw:text-box></draw:frame><draw:custom-shape draw:style-name="gr9" draw:text-style-name="P6" svg:width="1.253cm" svg:height="1.295cm" draw:transform="rotate (1.5707963267949) translate (5.52979166666667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5.56cm" svg:y="15.905cm"><draw:text-box><text:p text:style-name="P7"><text:span text:style-name="T3">TVS74-98</text:span></text:p><text:p text:style-name="P8"><text:span text:style-name="T4">AR74-98</text:span></text:p></draw:text-box></draw:frame><draw:custom-shape draw:style-name="gr10" draw:text-style-name="P6" svg:width="1.253cm" svg:height="1.292cm" draw:transform="rotate (1.5707963267949) translate (6.94443055555556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969cm" svg:y="15.905cm"><draw:text-box><text:p text:style-name="P7"><text:span text:style-name="T3">TVS74-100</text:span></text:p><text:p text:style-name="P8"><text:span text:style-name="T4">AR74-100</text:span></text:p></draw:text-box></draw:frame><draw:custom-shape draw:style-name="gr10" draw:text-style-name="P6" svg:width="1.253cm" svg:height="1.292cm" draw:transform="rotate (1.5707963267949) translate (8.35377777777778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8.378cm" svg:y="15.905cm"><draw:text-box><text:p text:style-name="P7"><text:span text:style-name="T3">TVS74-102</text:span></text:p><text:p text:style-name="P8"><text:span text:style-name="T4">AR74-102</text:span></text:p></draw:text-box></draw:frame><draw:custom-shape draw:style-name="gr9" draw:text-style-name="P6" svg:width="1.253cm" svg:height="1.295cm" draw:transform="rotate (1.5707963267949) translate (9.76488888888889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9cm" svg:height="0.586cm" svg:x="9.793cm" svg:y="15.905cm"><draw:text-box><text:p text:style-name="P7"><text:span text:style-name="T3">TVS74-104</text:span></text:p><text:p text:style-name="P8"><text:span text:style-name="T4">AR74-104</text:span></text:p></draw:text-box></draw:frame><draw:custom-shape draw:style-name="gr10" draw:text-style-name="P6" svg:width="1.253cm" svg:height="1.292cm" draw:transform="rotate (1.5707963267949) translate (11.176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202cm" svg:y="15.905cm"><draw:text-box><text:p text:style-name="P7"><text:span text:style-name="T3">TVS74-106</text:span></text:p><text:p text:style-name="P8"><text:span text:style-name="T4">AR74-106</text:span></text:p></draw:text-box></draw:frame><draw:custom-shape draw:style-name="gr10" draw:text-style-name="P6" svg:width="1.253cm" svg:height="1.292cm" draw:transform="rotate (1.5707963267949) translate (12.634736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2.659cm" svg:y="15.905cm"><draw:text-box><text:p text:style-name="P7"><text:span text:style-name="T3">TVS74-108</text:span></text:p><text:p text:style-name="P8"><text:span text:style-name="T4">AR74-108</text:span></text:p></draw:text-box></draw:frame><draw:custom-shape draw:style-name="gr10" draw:text-style-name="P6" svg:width="1.253cm" svg:height="1.292cm" draw:transform="rotate (1.5707963267949) translate (15.031861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06cm" svg:y="15.905cm"><draw:text-box><text:p text:style-name="P7"><text:span text:style-name="T3">TVS74-110</text:span></text:p><text:p text:style-name="P8"><text:span text:style-name="T4">AR74-110</text:span></text:p></draw:text-box></draw:frame><draw:custom-shape draw:style-name="gr10" draw:text-style-name="P6" svg:width="1.253cm" svg:height="1.292cm" draw:transform="rotate (1.5707963267949) translate (16.444736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6.471cm" svg:y="15.905cm"><draw:text-box><text:p text:style-name="P7"><text:span text:style-name="T3">TVS74-112</text:span></text:p><text:p text:style-name="P8"><text:span text:style-name="T4">AR74-112</text:span></text:p></draw:text-box></draw:frame><draw:custom-shape draw:style-name="gr9" draw:text-style-name="P6" svg:width="1.253cm" svg:height="1.295cm" draw:transform="rotate (1.5707963267949) translate (17.8540833333333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88cm" svg:y="15.905cm"><draw:text-box><text:p text:style-name="P7"><text:span text:style-name="T3">TVS74-114</text:span></text:p><text:p text:style-name="P8"><text:span text:style-name="T4">AR74-114</text:span></text:p></draw:text-box></draw:frame><draw:custom-shape draw:style-name="gr10" draw:text-style-name="P6" svg:width="1.253cm" svg:height="1.292cm" draw:transform="rotate (1.5707963267949) translate (19.2687222222222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293cm" svg:y="15.905cm"><draw:text-box><text:p text:style-name="P7"><text:span text:style-name="T3">TVS74-116</text:span></text:p><text:p text:style-name="P8"><text:span text:style-name="T4">AR74-116</text:span></text:p></draw:text-box></draw:frame><draw:custom-shape draw:style-name="gr10" draw:text-style-name="P6" svg:width="1.253cm" svg:height="1.292cm" draw:transform="rotate (1.5707963267949) translate (20.6780694444444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0.703cm" svg:y="15.905cm"><draw:text-box><text:p text:style-name="P7"><text:span text:style-name="T3">TVS74-118</text:span></text:p><text:p text:style-name="P8"><text:span text:style-name="T4">AR74-118</text:span></text:p></draw:text-box></draw:frame><draw:custom-shape draw:style-name="gr10" draw:text-style-name="P6" svg:width="1.253cm" svg:height="1.292cm" draw:transform="rotate (1.5707963267949) translate (4.82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4.852cm" svg:y="16.923cm"><draw:text-box><text:p text:style-name="P7"><text:span text:style-name="T3">TVS75-97</text:span></text:p><text:p text:style-name="P8"><text:span text:style-name="T4">AR75-97</text:span></text:p></draw:text-box></draw:frame><draw:custom-shape draw:style-name="gr9" draw:text-style-name="P6" svg:width="1.253cm" svg:height="1.295cm" draw:transform="rotate (1.5707963267949) translate (6.23534722222222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6.263cm" svg:y="16.923cm"><draw:text-box><text:p text:style-name="P7"><text:span text:style-name="T3">TVS75-99</text:span></text:p><text:p text:style-name="P8"><text:span text:style-name="T4">AR75-99</text:span></text:p></draw:text-box></draw:frame><draw:custom-shape draw:style-name="gr10" draw:text-style-name="P6" svg:width="1.253cm" svg:height="1.292cm" draw:transform="rotate (1.5707963267949) translate (7.64998611111111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7.675cm" svg:y="16.923cm"><draw:text-box><text:p text:style-name="P7"><text:span text:style-name="T3">TVS75-101</text:span></text:p><text:p text:style-name="P8"><text:span text:style-name="T4">AR75-101</text:span></text:p></draw:text-box></draw:frame><draw:custom-shape draw:style-name="gr10" draw:text-style-name="P6" svg:width="1.253cm" svg:height="1.292cm" draw:transform="rotate (1.5707963267949) translate (9.05933333333334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9.084cm" svg:y="16.923cm"><draw:text-box><text:p text:style-name="P7"><text:span text:style-name="T3">TVS75-103</text:span></text:p><text:p text:style-name="P8"><text:span text:style-name="T4">AR75-103</text:span></text:p></draw:text-box></draw:frame><draw:custom-shape draw:style-name="gr10" draw:text-style-name="P6" svg:width="1.253cm" svg:height="1.292cm" draw:transform="rotate (1.5707963267949) translate (10.4722083333333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0.499cm" svg:y="16.923cm"><draw:text-box><text:p text:style-name="P7"><text:span text:style-name="T3">TVS75-105</text:span></text:p><text:p text:style-name="P8"><text:span text:style-name="T4">AR75-105</text:span></text:p></draw:text-box></draw:frame><draw:custom-shape draw:style-name="gr10" draw:text-style-name="P6" svg:width="1.253cm" svg:height="1.292cm" draw:transform="rotate (1.5707963267949) translate (11.929180555555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1.954cm" svg:y="16.923cm"><draw:text-box><text:p text:style-name="P7"><text:span text:style-name="T3">TVS75-107</text:span></text:p><text:p text:style-name="P8"><text:span text:style-name="T4">AR75-107</text:span></text:p></draw:text-box></draw:frame><draw:custom-shape draw:style-name="gr10" draw:text-style-name="P6" svg:width="1.253cm" svg:height="1.292cm" draw:transform="rotate (1.5707963267949) translate (14.3298333333333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4.356cm" svg:y="16.923cm"><draw:text-box><text:p text:style-name="P7"><text:span text:style-name="T3">TVS75-109</text:span></text:p><text:p text:style-name="P8"><text:span text:style-name="T4">AR75-109</text:span></text:p></draw:text-box></draw:frame><draw:custom-shape draw:style-name="gr10" draw:text-style-name="P6" svg:width="1.253cm" svg:height="1.292cm" draw:transform="rotate (1.5707963267949) translate (15.739180555555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5.766cm" svg:y="16.923cm"><draw:text-box><text:p text:style-name="P7"><text:span text:style-name="T3">TVS75-111</text:span></text:p><text:p text:style-name="P8"><text:span text:style-name="T4">AR75-111</text:span></text:p></draw:text-box></draw:frame><draw:custom-shape draw:style-name="gr10" draw:text-style-name="P6" svg:width="1.253cm" svg:height="1.292cm" draw:transform="rotate (1.5707963267949) translate (17.1467638888889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7.175cm" svg:y="16.923cm"><draw:text-box><text:p text:style-name="P7"><text:span text:style-name="T3">TVS75-113</text:span></text:p><text:p text:style-name="P8"><text:span text:style-name="T4">AR75-113</text:span></text:p></draw:text-box></draw:frame><draw:custom-shape draw:style-name="gr9" draw:text-style-name="P6" svg:width="1.253cm" svg:height="1.295cm" draw:transform="rotate (1.5707963267949) translate (18.5614027777778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8.588cm" svg:y="16.923cm"><draw:text-box><text:p text:style-name="P7"><text:span text:style-name="T3">TVS75-115</text:span></text:p><text:p text:style-name="P8"><text:span text:style-name="T4">AR75-115</text:span></text:p></draw:text-box></draw:frame><draw:custom-shape draw:style-name="gr10" draw:text-style-name="P6" svg:width="1.253cm" svg:height="1.292cm" draw:transform="rotate (1.5707963267949) translate (19.97075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19.997cm" svg:y="16.923cm"><draw:text-box><text:p text:style-name="P7"><text:span text:style-name="T3">TVS75-117</text:span></text:p><text:p text:style-name="P8"><text:span text:style-name="T4">AR75-117</text:span></text:p></draw:text-box></draw:frame><draw:custom-shape draw:style-name="gr9" draw:text-style-name="P6" svg:width="1.253cm" svg:height="1.295cm" draw:transform="rotate (1.5707963267949) translate (21.3818611111111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43cm" svg:height="0.586cm" svg:x="21.41cm" svg:y="16.923cm"><draw:text-box><text:p text:style-name="P7"><text:span text:style-name="T3">TVS75-119</text:span></text:p><text:p text:style-name="P8"><text:span text:style-name="T4">AR75-119</text:span></text:p></draw:text-box></draw:frame><draw:line draw:style-name="gr5" draw:text-style-name="P10" svg:x1="1.94cm" svg:y1="1.321cm" svg:x2="1.94cm" svg:y2="0.711cm"><text:p/></draw:line><draw:line draw:style-name="gr5" draw:text-style-name="P10" svg:x1="2.651cm" svg:y1="1.628cm" svg:x2="2.651cm" svg:y2="0.711cm"><text:p/></draw:line><draw:line draw:style-name="gr5" draw:text-style-name="P10" svg:x1="3.364cm" svg:y1="1.321cm" svg:x2="3.364cm" svg:y2="0.711cm"><text:p/></draw:line><draw:line draw:style-name="gr5" draw:text-style-name="P10" svg:x1="4.059cm" svg:y1="1.628cm" svg:x2="4.059cm" svg:y2="0.711cm"><text:p/></draw:line><draw:line draw:style-name="gr5" draw:text-style-name="P10" svg:x1="4.761cm" svg:y1="1.321cm" svg:x2="4.761cm" svg:y2="0.711cm"><text:p/></draw:line><draw:line draw:style-name="gr5" draw:text-style-name="P10" svg:x1="5.457cm" svg:y1="1.628cm" svg:x2="5.457cm" svg:y2="0.711cm"><text:p/></draw:line><draw:line draw:style-name="gr5" draw:text-style-name="P10" svg:x1="6.188cm" svg:y1="1.321cm" svg:x2="6.188cm" svg:y2="0.711cm"><text:p/></draw:line><draw:line draw:style-name="gr5" draw:text-style-name="P10" svg:x1="6.883cm" svg:y1="1.628cm" svg:x2="6.883cm" svg:y2="0.711cm"><text:p/></draw:line><draw:line draw:style-name="gr5" draw:text-style-name="P10" svg:x1="7.578cm" svg:y1="1.321cm" svg:x2="7.578cm" svg:y2="0.711cm"><text:p/></draw:line><draw:line draw:style-name="gr5" draw:text-style-name="P10" svg:x1="8.29cm" svg:y1="1.628cm" svg:x2="8.29cm" svg:y2="0.711cm"><text:p/></draw:line><draw:line draw:style-name="gr5" draw:text-style-name="P10" svg:x1="9.01cm" svg:y1="1.321cm" svg:x2="9.01cm" svg:y2="0.711cm"><text:p/></draw:line><draw:line draw:style-name="gr5" draw:text-style-name="P10" svg:x1="9.705cm" svg:y1="1.628cm" svg:x2="9.705cm" svg:y2="0.711cm"><text:p/></draw:line><draw:line draw:style-name="gr5" draw:text-style-name="P10" svg:x1="10.435cm" svg:y1="1.321cm" svg:x2="10.435cm" svg:y2="0.711cm"><text:p/></draw:line><draw:line draw:style-name="gr5" draw:text-style-name="P10" svg:x1="11.111cm" svg:y1="1.628cm" svg:x2="11.111cm" svg:y2="0.711cm"><text:p/></draw:line><draw:line draw:style-name="gr5" draw:text-style-name="P10" svg:x1="11.807cm" svg:y1="1.321cm" svg:x2="11.807cm" svg:y2="0.711cm"><text:p/></draw:line><draw:line draw:style-name="gr5" draw:text-style-name="P10" svg:x1="12.552cm" svg:y1="1.628cm" svg:x2="12.552cm" svg:y2="0.711cm"><text:p/></draw:line><draw:line draw:style-name="gr5" draw:text-style-name="P10" svg:x1="13.275cm" svg:y1="1.321cm" svg:x2="13.275cm" svg:y2="0.711cm"><text:p/></draw:line><draw:line draw:style-name="gr5" draw:text-style-name="P10" svg:x1="15.697cm" svg:y1="1.321cm" svg:x2="15.697cm" svg:y2="0.711cm"><text:p/></draw:line><draw:line draw:style-name="gr5" draw:text-style-name="P10" svg:x1="16.411cm" svg:y1="1.628cm" svg:x2="16.411cm" svg:y2="0.711cm"><text:p/></draw:line><draw:line draw:style-name="gr5" draw:text-style-name="P10" svg:x1="17.073cm" svg:y1="1.321cm" svg:x2="17.073cm" svg:y2="0.711cm"><text:p/></draw:line><draw:line draw:style-name="gr5" draw:text-style-name="P10" svg:x1="17.785cm" svg:y1="1.628cm" svg:x2="17.785cm" svg:y2="0.711cm"><text:p/></draw:line><draw:line draw:style-name="gr5" draw:text-style-name="P10" svg:x1="18.521cm" svg:y1="1.321cm" svg:x2="18.521cm" svg:y2="0.711cm"><text:p/></draw:line><draw:line draw:style-name="gr5" draw:text-style-name="P10" svg:x1="19.235cm" svg:y1="1.628cm" svg:x2="19.235cm" svg:y2="0.711cm"><text:p/></draw:line><draw:line draw:style-name="gr5" draw:text-style-name="P10" svg:x1="19.921cm" svg:y1="1.321cm" svg:x2="19.921cm" svg:y2="0.711cm"><text:p/></draw:line><draw:line draw:style-name="gr5" draw:text-style-name="P10" svg:x1="20.634cm" svg:y1="1.628cm" svg:x2="20.634cm" svg:y2="0.711cm"><text:p/></draw:line><draw:line draw:style-name="gr5" draw:text-style-name="P10" svg:x1="21.332cm" svg:y1="1.321cm" svg:x2="21.332cm" svg:y2="0.711cm"><text:p/></draw:line><draw:frame draw:style-name="gr3" draw:text-style-name="P12" svg:width="0.56cm" svg:height="0.306cm" svg:x="1.683cm" svg:y="0.349cm"><draw:text-box><text:p text:style-name="P11"><text:span text:style-name="T8">92</text:span></text:p><text:p text:style-name="P11"><text:span text:style-name="T8"/></text:p></draw:text-box></draw:frame><draw:frame draw:style-name="gr3" draw:text-style-name="P12" svg:width="0.56cm" svg:height="0.306cm" svg:x="2.358cm" svg:y="0.349cm"><draw:text-box><text:p text:style-name="P11"><text:span text:style-name="T8">93</text:span></text:p><text:p text:style-name="P11"><text:span text:style-name="T8"/></text:p></draw:text-box></draw:frame><draw:frame draw:style-name="gr3" draw:text-style-name="P12" svg:width="0.56cm" svg:height="0.306cm" svg:x="3.032cm" svg:y="0.349cm"><draw:text-box><text:p text:style-name="P11"><text:span text:style-name="T8">94</text:span></text:p><text:p text:style-name="P11"><text:span text:style-name="T8"/></text:p></draw:text-box></draw:frame><draw:frame draw:style-name="gr3" draw:text-style-name="P12" svg:width="0.56cm" svg:height="0.306cm" svg:x="3.736cm" svg:y="0.349cm"><draw:text-box><text:p text:style-name="P11"><text:span text:style-name="T8">95</text:span></text:p><text:p text:style-name="P11"><text:span text:style-name="T8"/></text:p></draw:text-box></draw:frame><draw:frame draw:style-name="gr3" draw:text-style-name="P12" svg:width="0.56cm" svg:height="0.306cm" svg:x="4.477cm" svg:y="0.349cm"><draw:text-box><text:p text:style-name="P11"><text:span text:style-name="T8">96</text:span></text:p><text:p text:style-name="P11"><text:span text:style-name="T8"/></text:p></draw:text-box></draw:frame><draw:frame draw:style-name="gr3" draw:text-style-name="P12" svg:width="0.56cm" svg:height="0.306cm" svg:x="5.202cm" svg:y="0.349cm"><draw:text-box><text:p text:style-name="P11"><text:span text:style-name="T8">97</text:span></text:p><text:p text:style-name="P11"><text:span text:style-name="T8"/></text:p></draw:text-box></draw:frame><draw:frame draw:style-name="gr3" draw:text-style-name="P12" svg:width="0.56cm" svg:height="0.306cm" svg:x="5.935cm" svg:y="0.349cm"><draw:text-box><text:p text:style-name="P11"><text:span text:style-name="T8">98</text:span></text:p><text:p text:style-name="P11"><text:span text:style-name="T8"/></text:p></draw:text-box></draw:frame><draw:frame draw:style-name="gr3" draw:text-style-name="P12" svg:width="0.56cm" svg:height="0.306cm" svg:x="6.609cm" svg:y="0.349cm"><draw:text-box><text:p text:style-name="P11"><text:span text:style-name="T8">99</text:span></text:p><text:p text:style-name="P11"><text:span text:style-name="T8"/></text:p></draw:text-box></draw:frame><draw:frame draw:style-name="gr3" draw:text-style-name="P12" svg:width="0.56cm" svg:height="0.306cm" svg:x="7.283cm" svg:y="0.349cm"><draw:text-box><text:p text:style-name="P11"><text:span text:style-name="T8">100</text:span></text:p><text:p text:style-name="P11"><text:span text:style-name="T8"/></text:p></draw:text-box></draw:frame><draw:frame draw:style-name="gr3" draw:text-style-name="P12" svg:width="0.56cm" svg:height="0.306cm" svg:x="7.996cm" svg:y="0.349cm"><draw:text-box><text:p text:style-name="P11"><text:span text:style-name="T8">101</text:span></text:p><text:p text:style-name="P11"><text:span text:style-name="T8"/></text:p></draw:text-box></draw:frame><draw:frame draw:style-name="gr3" draw:text-style-name="P12" svg:width="0.56cm" svg:height="0.306cm" svg:x="8.669cm" svg:y="0.349cm"><draw:text-box><text:p text:style-name="P11"><text:span text:style-name="T8">102</text:span></text:p><text:p text:style-name="P11"><text:span text:style-name="T8"/></text:p></draw:text-box></draw:frame><draw:frame draw:style-name="gr3" draw:text-style-name="P12" svg:width="0.56cm" svg:height="0.306cm" svg:x="9.343cm" svg:y="0.349cm"><draw:text-box><text:p text:style-name="P11"><text:span text:style-name="T8">103</text:span></text:p><text:p text:style-name="P11"><text:span text:style-name="T8"/></text:p></draw:text-box></draw:frame><draw:frame draw:style-name="gr3" draw:text-style-name="P12" svg:width="0.56cm" svg:height="0.306cm" svg:x="10.047cm" svg:y="0.349cm"><draw:text-box><text:p text:style-name="P11"><text:span text:style-name="T8">104</text:span></text:p><text:p text:style-name="P11"><text:span text:style-name="T8"/></text:p></draw:text-box></draw:frame><draw:frame draw:style-name="gr3" draw:text-style-name="P12" svg:width="0.56cm" svg:height="0.306cm" svg:x="10.857cm" svg:y="0.349cm"><draw:text-box><text:p text:style-name="P11"><text:span text:style-name="T8">105</text:span></text:p><text:p text:style-name="P11"><text:span text:style-name="T8"/></text:p></draw:text-box></draw:frame><draw:frame draw:style-name="gr3" draw:text-style-name="P12" svg:width="0.56cm" svg:height="0.306cm" svg:x="11.53cm" svg:y="0.349cm"><draw:text-box><text:p text:style-name="P11"><text:span text:style-name="T8">106</text:span></text:p><text:p text:style-name="P11"><text:span text:style-name="T8"/></text:p></draw:text-box></draw:frame><draw:frame draw:style-name="gr3" draw:text-style-name="P12" svg:width="0.56cm" svg:height="0.306cm" svg:x="12.231cm" svg:y="0.349cm"><draw:text-box><text:p text:style-name="P11"><text:span text:style-name="T8">107</text:span></text:p><text:p text:style-name="P11"><text:span text:style-name="T8"/></text:p></draw:text-box></draw:frame><draw:frame draw:style-name="gr3" draw:text-style-name="P12" svg:width="0.56cm" svg:height="0.306cm" svg:x="12.972cm" svg:y="0.349cm"><draw:text-box><text:p text:style-name="P11"><text:span text:style-name="T8">108</text:span></text:p><text:p text:style-name="P11"><text:span text:style-name="T8"/></text:p></draw:text-box></draw:frame><draw:frame draw:style-name="gr3" draw:text-style-name="P12" svg:width="0.56cm" svg:height="0.306cm" svg:x="14.705cm" svg:y="0.349cm"><draw:text-box><text:p text:style-name="P11"><text:span text:style-name="T8">109</text:span></text:p><text:p text:style-name="P11"><text:span text:style-name="T8"/></text:p></draw:text-box></draw:frame><draw:frame draw:style-name="gr3" draw:text-style-name="P12" svg:width="0.56cm" svg:height="0.306cm" svg:x="15.418cm" svg:y="0.349cm"><draw:text-box><text:p text:style-name="P11"><text:span text:style-name="T8">110</text:span></text:p><text:p text:style-name="P11"><text:span text:style-name="T8"/></text:p></draw:text-box></draw:frame><draw:frame draw:style-name="gr3" draw:text-style-name="P12" svg:width="0.56cm" svg:height="0.306cm" svg:x="16.092cm" svg:y="0.349cm"><draw:text-box><text:p text:style-name="P11"><text:span text:style-name="T8">111</text:span></text:p><text:p text:style-name="P11"><text:span text:style-name="T8"/></text:p></draw:text-box></draw:frame><draw:frame draw:style-name="gr3" draw:text-style-name="P12" svg:width="0.56cm" svg:height="0.306cm" svg:x="16.766cm" svg:y="0.349cm"><draw:text-box><text:p text:style-name="P11"><text:span text:style-name="T8">112</text:span></text:p><text:p text:style-name="P11"><text:span text:style-name="T8"/></text:p></draw:text-box></draw:frame><draw:frame draw:style-name="gr3" draw:text-style-name="P12" svg:width="0.56cm" svg:height="0.306cm" svg:x="17.469cm" svg:y="0.349cm"><draw:text-box><text:p text:style-name="P11"><text:span text:style-name="T8">113</text:span></text:p><text:p text:style-name="P11"><text:span text:style-name="T8"/></text:p></draw:text-box></draw:frame><draw:frame draw:style-name="gr3" draw:text-style-name="P12" svg:width="0.56cm" svg:height="0.306cm" svg:x="18.279cm" svg:y="0.349cm"><draw:text-box><text:p text:style-name="P11"><text:span text:style-name="T8">114</text:span></text:p><text:p text:style-name="P11"><text:span text:style-name="T8"/></text:p></draw:text-box></draw:frame><draw:frame draw:style-name="gr3" draw:text-style-name="P12" svg:width="0.56cm" svg:height="0.306cm" svg:x="18.953cm" svg:y="0.349cm"><draw:text-box><text:p text:style-name="P11"><text:span text:style-name="T8">115</text:span></text:p><text:p text:style-name="P11"><text:span text:style-name="T8"/></text:p></draw:text-box></draw:frame><draw:frame draw:style-name="gr3" draw:text-style-name="P12" svg:width="0.56cm" svg:height="0.306cm" svg:x="19.653cm" svg:y="0.349cm"><draw:text-box><text:p text:style-name="P11"><text:span text:style-name="T8">116</text:span></text:p><text:p text:style-name="P11"><text:span text:style-name="T8"/></text:p></draw:text-box></draw:frame><draw:frame draw:style-name="gr3" draw:text-style-name="P12" svg:width="0.56cm" svg:height="0.306cm" svg:x="20.394cm" svg:y="0.349cm"><draw:text-box><text:p text:style-name="P11"><text:span text:style-name="T8">117</text:span></text:p><text:p text:style-name="P11"><text:span text:style-name="T8"/></text:p></draw:text-box></draw:frame><draw:line draw:style-name="gr5" draw:text-style-name="P10" svg:x1="14.97cm" svg:y1="2.289cm" svg:x2="14.97cm" svg:y2="0.709cm"><text:p/></draw:line><draw:frame draw:style-name="gr3" draw:text-style-name="P12" svg:width="0.56cm" svg:height="0.306cm" svg:x="21.043cm" svg:y="0.351cm"><draw:text-box><text:p text:style-name="P11"><text:span text:style-name="T8">118</text:span></text:p><text:p text:style-name="P11"><text:span text:style-name="T8"/></text:p></draw:text-box></draw:frame><draw:frame draw:style-name="gr3" draw:text-style-name="P12" svg:width="0.56cm" svg:height="0.306cm" svg:x="21.763cm" svg:y="0.351cm"><draw:text-box><text:p text:style-name="P11"><text:span text:style-name="T8">119</text:span></text:p><text:p text:style-name="P11"><text:span text:style-name="T8"/></text:p></draw:text-box></draw:frame><draw:line draw:style-name="gr5" draw:text-style-name="P10" svg:x1="22.027cm" svg:y1="2.291cm" svg:x2="22.027cm" svg:y2="0.711cm"><text:p/></draw:line><draw:line draw:style-name="gr5" draw:text-style-name="P10" svg:x1="1.323cm" svg:y1="1.931cm" svg:x2="-0.058cm" svg:y2="1.931cm"><text:p/></draw:line><draw:line draw:style-name="gr5" draw:text-style-name="P10" svg:x1="0.602cm" svg:y1="2.963cm" svg:x2="-0.058cm" svg:y2="2.963cm"><text:p/></draw:line><draw:line draw:style-name="gr5" draw:text-style-name="P10" svg:x1="1.323cm" svg:y1="3.974cm" svg:x2="-0.058cm" svg:y2="3.974cm"><text:p/></draw:line><draw:line draw:style-name="gr5" draw:text-style-name="P10" svg:x1="0.602cm" svg:y1="5.006cm" svg:x2="-0.058cm" svg:y2="5.006cm"><text:p/></draw:line><draw:line draw:style-name="gr5" draw:text-style-name="P10" svg:x1="1.323cm" svg:y1="5.992cm" svg:x2="-0.058cm" svg:y2="5.992cm"><text:p/></draw:line><draw:line draw:style-name="gr5" draw:text-style-name="P10" svg:x1="0.602cm" svg:y1="7.024cm" svg:x2="-0.058cm" svg:y2="7.024cm"><text:p/></draw:line><draw:line draw:style-name="gr5" draw:text-style-name="P10" svg:x1="1.323cm" svg:y1="8.033cm" svg:x2="-0.058cm" svg:y2="8.033cm"><text:p/></draw:line><draw:line draw:style-name="gr5" draw:text-style-name="P10" svg:x1="0.602cm" svg:y1="9.066cm" svg:x2="-0.058cm" svg:y2="9.066cm"><text:p/></draw:line><draw:line draw:style-name="gr5" draw:text-style-name="P10" svg:x1="1.323cm" svg:y1="10.095cm" svg:x2="-0.058cm" svg:y2="10.095cm"><text:p/></draw:line><draw:line draw:style-name="gr5" draw:text-style-name="P10" svg:x1="0.602cm" svg:y1="11.128cm" svg:x2="-0.058cm" svg:y2="11.128cm"><text:p/></draw:line><draw:line draw:style-name="gr5" draw:text-style-name="P10" svg:x1="1.323cm" svg:y1="12.139cm" svg:x2="-0.058cm" svg:y2="12.139cm"><text:p/></draw:line><draw:line draw:style-name="gr5" draw:text-style-name="P10" svg:x1="0.602cm" svg:y1="13.171cm" svg:x2="-0.058cm" svg:y2="13.171cm"><text:p/></draw:line><draw:line draw:style-name="gr5" draw:text-style-name="P10" svg:x1="1.323cm" svg:y1="14.157cm" svg:x2="-0.058cm" svg:y2="14.157cm"><text:p/></draw:line><draw:line draw:style-name="gr5" draw:text-style-name="P10" svg:x1="3.26cm" svg:y1="15.189cm" svg:x2="-0.058cm" svg:y2="15.189cm"><text:p/></draw:line><draw:line draw:style-name="gr5" draw:text-style-name="P10" svg:x1="4.024cm" svg:y1="16.196cm" svg:x2="-0.058cm" svg:y2="16.196cm"><text:p/></draw:line><draw:line draw:style-name="gr5" draw:text-style-name="P10" svg:x1="4.786cm" svg:y1="17.231cm" svg:x2="-0.058cm" svg:y2="17.231cm"><text:p/></draw:line><draw:line draw:style-name="gr5" draw:text-style-name="P10" svg:x1="1.265cm" svg:y1="1.619cm" svg:x2="1.265cm" svg:y2="0.702cm"><text:p/></draw:line><draw:frame draw:style-name="gr3" draw:text-style-name="P12" svg:width="0.56cm" svg:height="0.306cm" svg:x="0.972cm" svg:y="0.342cm"><draw:text-box><text:p text:style-name="P11"><text:span text:style-name="T8">9</text:span><text:span text:style-name="T7">1</text:span></text:p><text:p text:style-name="P11"><text:span text:style-name="T8"/></text:p></draw:text-box></draw:frame><draw:frame draw:style-name="gr3" draw:text-style-name="P12" svg:width="0.56cm" svg:height="0.306cm" svg:x="-0.554cm" svg:y="1.788cm"><draw:text-box><text:p text:style-name="P11"><text:span text:style-name="T7">60</text:span></text:p><text:p text:style-name="P11"><text:span text:style-name="T8"/></text:p></draw:text-box></draw:frame><draw:frame draw:style-name="gr3" draw:text-style-name="P12" svg:width="0.56cm" svg:height="0.306cm" svg:x="-0.554cm" svg:y="2.81cm"><draw:text-box><text:p text:style-name="P11"><text:span text:style-name="T7">61</text:span></text:p><text:p text:style-name="P11"><text:span text:style-name="T8"/></text:p></draw:text-box></draw:frame><draw:frame draw:style-name="gr3" draw:text-style-name="P12" svg:width="0.56cm" svg:height="0.306cm" svg:x="-0.554cm" svg:y="3.808cm"><draw:text-box><text:p text:style-name="P11"><text:span text:style-name="T7">62</text:span></text:p><text:p text:style-name="P11"><text:span text:style-name="T8"/></text:p></draw:text-box></draw:frame><draw:frame draw:style-name="gr3" draw:text-style-name="P12" svg:width="0.56cm" svg:height="0.306cm" svg:x="-0.554cm" svg:y="4.828cm"><draw:text-box><text:p text:style-name="P11"><text:span text:style-name="T7">63</text:span></text:p><text:p text:style-name="P11"><text:span text:style-name="T8"/></text:p></draw:text-box></draw:frame><draw:frame draw:style-name="gr3" draw:text-style-name="P12" svg:width="0.56cm" svg:height="0.306cm" svg:x="-0.554cm" svg:y="5.828cm"><draw:text-box><text:p text:style-name="P11"><text:span text:style-name="T7">64</text:span></text:p><text:p text:style-name="P11"><text:span text:style-name="T8"/></text:p></draw:text-box></draw:frame><draw:frame draw:style-name="gr3" draw:text-style-name="P12" svg:width="0.56cm" svg:height="0.306cm" svg:x="-0.554cm" svg:y="6.847cm"><draw:text-box><text:p text:style-name="P11"><text:span text:style-name="T7">65</text:span></text:p><text:p text:style-name="P11"><text:span text:style-name="T8"/></text:p></draw:text-box></draw:frame><draw:frame draw:style-name="gr3" draw:text-style-name="P12" svg:width="0.56cm" svg:height="0.306cm" svg:x="-0.554cm" svg:y="7.847cm"><draw:text-box><text:p text:style-name="P11"><text:span text:style-name="T7">66</text:span></text:p><text:p text:style-name="P11"><text:span text:style-name="T8"/></text:p></draw:text-box></draw:frame><draw:frame draw:style-name="gr3" draw:text-style-name="P12" svg:width="0.56cm" svg:height="0.306cm" svg:x="-0.554cm" svg:y="8.867cm"><draw:text-box><text:p text:style-name="P11"><text:span text:style-name="T7">67</text:span></text:p><text:p text:style-name="P11"><text:span text:style-name="T8"/></text:p></draw:text-box></draw:frame><draw:frame draw:style-name="gr3" draw:text-style-name="P12" svg:width="0.56cm" svg:height="0.306cm" svg:x="-0.554cm" svg:y="9.948cm"><draw:text-box><text:p text:style-name="P11"><text:span text:style-name="T7">68</text:span></text:p><text:p text:style-name="P11"><text:span text:style-name="T8"/></text:p></draw:text-box></draw:frame><draw:frame draw:style-name="gr3" draw:text-style-name="P12" svg:width="0.56cm" svg:height="0.306cm" svg:x="-0.554cm" svg:y="10.968cm"><draw:text-box><text:p text:style-name="P11"><text:span text:style-name="T7">69</text:span></text:p><text:p text:style-name="P11"><text:span text:style-name="T8"/></text:p></draw:text-box></draw:frame><draw:frame draw:style-name="gr3" draw:text-style-name="P12" svg:width="0.56cm" svg:height="0.306cm" svg:x="-0.554cm" svg:y="11.966cm"><draw:text-box><text:p text:style-name="P11"><text:span text:style-name="T7">70</text:span></text:p><text:p text:style-name="P11"><text:span text:style-name="T8"/></text:p></draw:text-box></draw:frame><draw:frame draw:style-name="gr3" draw:text-style-name="P12" svg:width="0.56cm" svg:height="0.306cm" svg:x="-0.554cm" svg:y="12.987cm"><draw:text-box><text:p text:style-name="P11"><text:span text:style-name="T7">71</text:span></text:p><text:p text:style-name="P11"><text:span text:style-name="T8"/></text:p></draw:text-box></draw:frame><draw:frame draw:style-name="gr3" draw:text-style-name="P12" svg:width="0.56cm" svg:height="0.306cm" svg:x="-0.554cm" svg:y="13.986cm"><draw:text-box><text:p text:style-name="P11"><text:span text:style-name="T7">72</text:span></text:p><text:p text:style-name="P11"><text:span text:style-name="T8"/></text:p></draw:text-box></draw:frame><draw:frame draw:style-name="gr3" draw:text-style-name="P12" svg:width="0.56cm" svg:height="0.306cm" svg:x="-0.554cm" svg:y="15.005cm"><draw:text-box><text:p text:style-name="P11"><text:span text:style-name="T7">73</text:span></text:p><text:p text:style-name="P11"><text:span text:style-name="T8"/></text:p></draw:text-box></draw:frame><draw:frame draw:style-name="gr3" draw:text-style-name="P12" svg:width="0.56cm" svg:height="0.306cm" svg:x="-0.554cm" svg:y="16.005cm"><draw:text-box><text:p text:style-name="P11"><text:span text:style-name="T7">74</text:span></text:p><text:p text:style-name="P11"><text:span text:style-name="T8"/></text:p></draw:text-box></draw:frame><draw:frame draw:style-name="gr3" draw:text-style-name="P12" svg:width="0.56cm" svg:height="0.306cm" svg:x="-0.554cm" svg:y="17.025cm"><draw:text-box><text:p text:style-name="P11"><text:span text:style-name="T7">75</text:span></text:p><text:p text:style-name="P11"><text:span text:style-name="T8"/></text:p></draw:text-box></draw:frame></draw:g></text:p>
      <text:p text:style-name="P1"><text:span text:style-name="T1"><text:s/></text:span><text:span text:style-name="T2">Заглавие 3</text:span><text:span text:style-name="T1"> </text:span></text:p>
      <text:p text:style-name="P5"><draw:g text:anchor-type="char" draw:z-index="2" draw:name="Фигура3" draw:style-name="gr1"><draw:custom-shape draw:style-name="gr2" draw:text-style-name="P6" svg:width="1.361cm" svg:height="1.283cm" draw:transform="rotate (1.5707963267949) translate (6.27931944444445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6.304cm" svg:y="3.019cm"><draw:text-box><text:p text:style-name="P7"><text:span text:style-name="T3">TVS76-96</text:span></text:p><text:p text:style-name="P8"><text:span text:style-name="T4">AR76-96</text:span></text:p></draw:text-box></draw:frame><draw:custom-shape draw:style-name="gr2" draw:text-style-name="P6" svg:width="1.361cm" svg:height="1.283cm" draw:transform="rotate (1.5707963267949) translate (7.67984722222222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704cm" svg:y="3.019cm"><draw:text-box><text:p text:style-name="P7"><text:span text:style-name="T3">TVS76-98</text:span></text:p><text:p text:style-name="P8"><text:span text:style-name="T4">AR76-98</text:span></text:p></draw:text-box></draw:frame><draw:custom-shape draw:style-name="gr2" draw:text-style-name="P6" svg:width="1.361cm" svg:height="1.283cm" draw:transform="rotate (1.5707963267949) translate (9.07861111111111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103cm" svg:y="3.019cm"><draw:text-box><text:p text:style-name="P7"><text:span text:style-name="T3">TVS76-100</text:span></text:p><text:p text:style-name="P8"><text:span text:style-name="T4">AR76-100</text:span></text:p></draw:text-box></draw:frame><draw:custom-shape draw:style-name="gr2" draw:text-style-name="P6" svg:width="1.361cm" svg:height="1.283cm" draw:transform="rotate (1.5707963267949) translate (10.477375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0.502cm" svg:y="3.019cm"><draw:text-box><text:p text:style-name="P7"><text:span text:style-name="T3">TVS76-102</text:span></text:p><text:p text:style-name="P8"><text:span text:style-name="T4">AR76-102</text:span></text:p></draw:text-box></draw:frame><draw:custom-shape draw:style-name="gr2" draw:text-style-name="P6" svg:width="1.361cm" svg:height="1.283cm" draw:transform="rotate (1.5707963267949) translate (11.8779027777778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1.903cm" svg:y="3.019cm"><draw:text-box><text:p text:style-name="P7"><text:span text:style-name="T3">TVS76-104</text:span></text:p><text:p text:style-name="P8"><text:span text:style-name="T4">AR76-104</text:span></text:p></draw:text-box></draw:frame><draw:custom-shape draw:style-name="gr2" draw:text-style-name="P6" svg:width="1.361cm" svg:height="1.283cm" draw:transform="rotate (1.5707963267949) translate (13.2766666666667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3.301cm" svg:y="3.019cm"><draw:text-box><text:p text:style-name="P7"><text:span text:style-name="T3">TVS74-106</text:span></text:p><text:p text:style-name="P8"><text:span text:style-name="T4">AR76-106</text:span></text:p></draw:text-box></draw:frame><draw:custom-shape draw:style-name="gr4" draw:text-style-name="P6" svg:width="1.361cm" svg:height="1.281cm" draw:transform="rotate (1.5707963267949) translate (6.98134722222222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004cm" svg:y="4.125cm"><draw:text-box><text:p text:style-name="P7"><text:span text:style-name="T3">TVS77-97</text:span></text:p><text:p text:style-name="P8"><text:span text:style-name="T4">AR77-97</text:span></text:p></draw:text-box></draw:frame><draw:custom-shape draw:style-name="gr2" draw:text-style-name="P6" svg:width="1.361cm" svg:height="1.283cm" draw:transform="rotate (1.5707963267949) translate (8.37834722222222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8.403cm" svg:y="4.125cm"><draw:text-box><text:p text:style-name="P7"><text:span text:style-name="T3">TVS77-99</text:span></text:p><text:p text:style-name="P8"><text:span text:style-name="T4">AR77-99</text:span></text:p></draw:text-box></draw:frame><draw:custom-shape draw:style-name="gr4" draw:text-style-name="P6" svg:width="1.361cm" svg:height="1.281cm" draw:transform="rotate (1.5707963267949) translate (9.78063888888889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804cm" svg:y="4.125cm"><draw:text-box><text:p text:style-name="P7"><text:span text:style-name="T3">TVS77-101</text:span></text:p><text:p text:style-name="P8"><text:span text:style-name="T4">AR77-101</text:span></text:p></draw:text-box></draw:frame><draw:custom-shape draw:style-name="gr2" draw:text-style-name="P6" svg:width="1.361cm" svg:height="1.283cm" draw:transform="rotate (1.5707963267949) translate (11.1776388888889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1.202cm" svg:y="4.125cm"><draw:text-box><text:p text:style-name="P7"><text:span text:style-name="T3">TVS77-103</text:span></text:p><text:p text:style-name="P8"><text:span text:style-name="T4">AR77-103</text:span></text:p></draw:text-box></draw:frame><draw:custom-shape draw:style-name="gr4" draw:text-style-name="P6" svg:width="1.361cm" svg:height="1.281cm" draw:transform="rotate (1.5707963267949) translate (12.5799305555556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2.603cm" svg:y="4.125cm"><draw:text-box><text:p text:style-name="P7"><text:span text:style-name="T3">TVS77-105</text:span></text:p><text:p text:style-name="P8"><text:span text:style-name="T4">AR77-105</text:span></text:p></draw:text-box></draw:frame><draw:custom-shape draw:style-name="gr2" draw:text-style-name="P6" svg:width="1.361cm" svg:height="1.283cm" draw:transform="rotate (1.5707963267949) translate (6.27931944444445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6.304cm" svg:y="5.233cm"><draw:text-box><text:p text:style-name="P7"><text:span text:style-name="T3">TVS78-96</text:span></text:p><text:p text:style-name="P8"><text:span text:style-name="T4">AR78-96</text:span></text:p></draw:text-box></draw:frame><draw:custom-shape draw:style-name="gr2" draw:text-style-name="P6" svg:width="1.361cm" svg:height="1.283cm" draw:transform="rotate (1.5707963267949) translate (7.67984722222222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7.704cm" svg:y="5.233cm"><draw:text-box><text:p text:style-name="P7"><text:span text:style-name="T5">TVS78-98</text:span></text:p><text:p text:style-name="P8"><text:span text:style-name="T6">AR78-98</text:span></text:p></draw:text-box></draw:frame><draw:custom-shape draw:style-name="gr2" draw:text-style-name="P6" svg:width="1.361cm" svg:height="1.283cm" draw:transform="rotate (1.5707963267949) translate (9.07861111111111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9.103cm" svg:y="5.233cm"><draw:text-box><text:p text:style-name="P7"><text:span text:style-name="T3">TVS78-100</text:span></text:p><text:p text:style-name="P8"><text:span text:style-name="T4">AR78-100</text:span></text:p></draw:text-box></draw:frame><draw:custom-shape draw:style-name="gr2" draw:text-style-name="P6" svg:width="1.361cm" svg:height="1.283cm" draw:transform="rotate (1.5707963267949) translate (10.477375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10.502cm" svg:y="5.233cm"><draw:text-box><text:p text:style-name="P7"><text:span text:style-name="T3">TVS78-102</text:span></text:p><text:p text:style-name="P8"><text:span text:style-name="T4">AR78-102</text:span></text:p></draw:text-box></draw:frame><draw:custom-shape draw:style-name="gr2" draw:text-style-name="P6" svg:width="1.361cm" svg:height="1.283cm" draw:transform="rotate (1.5707963267949) translate (11.8779027777778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11.903cm" svg:y="5.233cm"><draw:text-box><text:p text:style-name="P7"><text:span text:style-name="T3">TVS78-104</text:span></text:p><text:p text:style-name="P8"><text:span text:style-name="T4">AR78-104</text:span></text:p></draw:text-box></draw:frame><draw:custom-shape draw:style-name="gr2" draw:text-style-name="P6" svg:width="1.361cm" svg:height="1.283cm" draw:transform="rotate (1.5707963267949) translate (13.2766666666667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13.301cm" svg:y="5.233cm"><draw:text-box><text:p text:style-name="P7"><text:span text:style-name="T3">TVS78-106</text:span></text:p><text:p text:style-name="P8"><text:span text:style-name="T4">AR78-106</text:span></text:p></draw:text-box></draw:frame><draw:custom-shape draw:style-name="gr2" draw:text-style-name="P6" svg:width="1.361cm" svg:height="1.283cm" draw:transform="rotate (1.5707963267949) translate (2.779763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2.804cm" svg:y="6.334cm"><draw:text-box><text:p text:style-name="P7"><text:span text:style-name="T3">TVS79-91</text:span></text:p><text:p text:style-name="P8"><text:span text:style-name="T4">AR79-91</text:span></text:p></draw:text-box></draw:frame><draw:custom-shape draw:style-name="gr4" draw:text-style-name="P6" svg:width="1.361cm" svg:height="1.281cm" draw:transform="rotate (1.5707963267949) translate (4.1820555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205cm" svg:y="6.334cm"><draw:text-box><text:p text:style-name="P7"><text:span text:style-name="T3">TVS79-93</text:span></text:p><text:p text:style-name="P8"><text:span text:style-name="T4">AR79-93</text:span></text:p></draw:text-box></draw:frame><draw:custom-shape draw:style-name="gr2" draw:text-style-name="P6" svg:width="1.361cm" svg:height="1.283cm" draw:transform="rotate (1.5707963267949) translate (5.5790555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5.604cm" svg:y="6.334cm"><draw:text-box><text:p text:style-name="P7"><text:span text:style-name="T3">TVS79-95</text:span></text:p><text:p text:style-name="P8"><text:span text:style-name="T4">AR79-95</text:span></text:p></draw:text-box></draw:frame><draw:custom-shape draw:style-name="gr4" draw:text-style-name="P6" svg:width="1.361cm" svg:height="1.281cm" draw:transform="rotate (1.5707963267949) translate (6.98134722222222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004cm" svg:y="6.334cm"><draw:text-box><text:p text:style-name="P7"><text:span text:style-name="T3">TVS79-97</text:span></text:p><text:p text:style-name="P8"><text:span text:style-name="T4">AR79-97</text:span></text:p></draw:text-box></draw:frame><draw:custom-shape draw:style-name="gr2" draw:text-style-name="P6" svg:width="1.361cm" svg:height="1.283cm" draw:transform="rotate (1.5707963267949) translate (8.37834722222222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8.403cm" svg:y="6.334cm"><draw:text-box><text:p text:style-name="P7"><text:span text:style-name="T3">TVS79-99</text:span></text:p><text:p text:style-name="P8"><text:span text:style-name="T4">AR79-99</text:span></text:p></draw:text-box></draw:frame><draw:custom-shape draw:style-name="gr4" draw:text-style-name="P6" svg:width="1.361cm" svg:height="1.281cm" draw:transform="rotate (1.5707963267949) translate (9.780638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804cm" svg:y="6.334cm"><draw:text-box><text:p text:style-name="P7"><text:span text:style-name="T3">TVS79-101</text:span></text:p><text:p text:style-name="P8"><text:span text:style-name="T4">AR79-101</text:span></text:p></draw:text-box></draw:frame><draw:custom-shape draw:style-name="gr2" draw:text-style-name="P6" svg:width="1.361cm" svg:height="1.283cm" draw:transform="rotate (1.5707963267949) translate (11.17763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1.202cm" svg:y="6.334cm"><draw:text-box><text:p text:style-name="P7"><text:span text:style-name="T3">TVS79-103</text:span></text:p><text:p text:style-name="P8"><text:span text:style-name="T4">AR79-103</text:span></text:p></draw:text-box></draw:frame><draw:custom-shape draw:style-name="gr4" draw:text-style-name="P6" svg:width="1.361cm" svg:height="1.281cm" draw:transform="rotate (1.5707963267949) translate (12.579930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2.603cm" svg:y="6.334cm"><draw:text-box><text:p text:style-name="P7"><text:span text:style-name="T3">TVS79-105</text:span></text:p><text:p text:style-name="P8"><text:span text:style-name="T4">AR79-105</text:span></text:p></draw:text-box></draw:frame><draw:custom-shape draw:style-name="gr2" draw:text-style-name="P6" svg:width="1.361cm" svg:height="1.283cm" draw:transform="rotate (1.5707963267949) translate (3.48002777777778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3.505cm" svg:y="7.441cm"><draw:text-box><text:p text:style-name="P7"><text:span text:style-name="T3">TVS80-92</text:span></text:p><text:p text:style-name="P8"><text:span text:style-name="T4">AR80-92</text:span></text:p></draw:text-box></draw:frame><draw:custom-shape draw:style-name="gr2" draw:text-style-name="P6" svg:width="1.361cm" svg:height="1.283cm" draw:transform="rotate (1.5707963267949) translate (4.88055555555556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905cm" svg:y="7.441cm"><draw:text-box><text:p text:style-name="P7"><text:span text:style-name="T3">TVS80-94</text:span></text:p><text:p text:style-name="P8"><text:span text:style-name="T4">AR80-94</text:span></text:p></draw:text-box></draw:frame><draw:custom-shape draw:style-name="gr2" draw:text-style-name="P6" svg:width="1.361cm" svg:height="1.283cm" draw:transform="rotate (1.5707963267949) translate (6.27931944444445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6.304cm" svg:y="7.441cm"><draw:text-box><text:p text:style-name="P7"><text:span text:style-name="T3">TVS80-96</text:span></text:p><text:p text:style-name="P8"><text:span text:style-name="T4">AR80-96</text:span></text:p></draw:text-box></draw:frame><draw:custom-shape draw:style-name="gr2" draw:text-style-name="P6" svg:width="1.361cm" svg:height="1.283cm" draw:transform="rotate (1.5707963267949) translate (7.67984722222222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704cm" svg:y="7.441cm"><draw:text-box><text:p text:style-name="P7"><text:span text:style-name="T5">TVS80-98</text:span></text:p><text:p text:style-name="P8"><text:span text:style-name="T6">AR80-98</text:span></text:p></draw:text-box></draw:frame><draw:custom-shape draw:style-name="gr2" draw:text-style-name="P6" svg:width="1.361cm" svg:height="1.283cm" draw:transform="rotate (1.5707963267949) translate (9.07861111111111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103cm" svg:y="7.441cm"><draw:text-box><text:p text:style-name="P7"><text:span text:style-name="T3">TVS80-100</text:span></text:p><text:p text:style-name="P8"><text:span text:style-name="T4">AR80-100</text:span></text:p></draw:text-box></draw:frame><draw:custom-shape draw:style-name="gr2" draw:text-style-name="P6" svg:width="1.361cm" svg:height="1.283cm" draw:transform="rotate (1.5707963267949) translate (10.477375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0.502cm" svg:y="7.441cm"><draw:text-box><text:p text:style-name="P7"><text:span text:style-name="T3">TVS80-102</text:span></text:p><text:p text:style-name="P8"><text:span text:style-name="T4">AR80-102</text:span></text:p></draw:text-box></draw:frame><draw:custom-shape draw:style-name="gr2" draw:text-style-name="P6" svg:width="1.361cm" svg:height="1.283cm" draw:transform="rotate (1.5707963267949) translate (11.8779027777778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1.903cm" svg:y="7.441cm"><draw:text-box><text:p text:style-name="P7"><text:span text:style-name="T3">TVS80-104</text:span></text:p><text:p text:style-name="P8"><text:span text:style-name="T4">AR80-104</text:span></text:p></draw:text-box></draw:frame><draw:custom-shape draw:style-name="gr2" draw:text-style-name="P6" svg:width="1.361cm" svg:height="1.283cm" draw:transform="rotate (1.5707963267949) translate (13.2766666666667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3.301cm" svg:y="7.441cm"><draw:text-box><text:p text:style-name="P7"><text:span text:style-name="T3">TVS80-106</text:span></text:p><text:p text:style-name="P8"><text:span text:style-name="T4">AR80-106</text:span></text:p></draw:text-box></draw:frame><draw:custom-shape draw:style-name="gr2" draw:text-style-name="P6" svg:width="1.359cm" svg:height="1.283cm" draw:transform="rotate (1.5707963267949) translate (2.779763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2.804cm" svg:y="8.549cm"><draw:text-box><text:p text:style-name="P7"><text:span text:style-name="T3">TVS81-91</text:span></text:p><text:p text:style-name="P8"><text:span text:style-name="T4">AR81-91</text:span></text:p></draw:text-box></draw:frame><draw:custom-shape draw:style-name="gr4" draw:text-style-name="P6" svg:width="1.359cm" svg:height="1.281cm" draw:transform="rotate (1.5707963267949) translate (4.1820555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4.205cm" svg:y="8.549cm"><draw:text-box><text:p text:style-name="P7"><text:span text:style-name="T3">TVS81-93</text:span></text:p><text:p text:style-name="P8"><text:span text:style-name="T4">AR81-93</text:span></text:p></draw:text-box></draw:frame><draw:custom-shape draw:style-name="gr2" draw:text-style-name="P6" svg:width="1.359cm" svg:height="1.283cm" draw:transform="rotate (1.5707963267949) translate (5.5790555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5.604cm" svg:y="8.549cm"><draw:text-box><text:p text:style-name="P7"><text:span text:style-name="T3">TVS81-95</text:span></text:p><text:p text:style-name="P8"><text:span text:style-name="T4">AR81-95</text:span></text:p></draw:text-box></draw:frame><draw:custom-shape draw:style-name="gr4" draw:text-style-name="P6" svg:width="1.359cm" svg:height="1.281cm" draw:transform="rotate (1.5707963267949) translate (6.98134722222222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7.004cm" svg:y="8.549cm"><draw:text-box><text:p text:style-name="P7"><text:span text:style-name="T3">TVS81-97</text:span></text:p><text:p text:style-name="P8"><text:span text:style-name="T4">AR81-97</text:span></text:p></draw:text-box></draw:frame><draw:custom-shape draw:style-name="gr2" draw:text-style-name="P6" svg:width="1.359cm" svg:height="1.283cm" draw:transform="rotate (1.5707963267949) translate (8.37834722222222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8.403cm" svg:y="8.549cm"><draw:text-box><text:p text:style-name="P7"><text:span text:style-name="T3">TVS81-99</text:span></text:p><text:p text:style-name="P8"><text:span text:style-name="T4">AR81-99</text:span></text:p></draw:text-box></draw:frame><draw:custom-shape draw:style-name="gr4" draw:text-style-name="P6" svg:width="1.359cm" svg:height="1.281cm" draw:transform="rotate (1.5707963267949) translate (9.780638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9.804cm" svg:y="8.549cm"><draw:text-box><text:p text:style-name="P7"><text:span text:style-name="T3">TVS81-101</text:span></text:p><text:p text:style-name="P8"><text:span text:style-name="T4">AR81-101</text:span></text:p></draw:text-box></draw:frame><draw:custom-shape draw:style-name="gr2" draw:text-style-name="P6" svg:width="1.359cm" svg:height="1.283cm" draw:transform="rotate (1.5707963267949) translate (11.17763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11.202cm" svg:y="8.549cm"><draw:text-box><text:p text:style-name="P7"><text:span text:style-name="T3">TVS81-103</text:span></text:p><text:p text:style-name="P8"><text:span text:style-name="T4">AR81-103</text:span></text:p></draw:text-box></draw:frame><draw:custom-shape draw:style-name="gr4" draw:text-style-name="P6" svg:width="1.359cm" svg:height="1.281cm" draw:transform="rotate (1.5707963267949) translate (12.579930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12.603cm" svg:y="8.549cm"><draw:text-box><text:p text:style-name="P7"><text:span text:style-name="T3">TVS81-105</text:span></text:p><text:p text:style-name="P8"><text:span text:style-name="T4">AR81-105</text:span></text:p></draw:text-box></draw:frame><draw:custom-shape draw:style-name="gr2" draw:text-style-name="P6" svg:width="1.361cm" svg:height="1.283cm" draw:transform="rotate (1.5707963267949) translate (3.48002777777778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3.505cm" svg:y="9.652cm"><draw:text-box><text:p text:style-name="P7"><text:span text:style-name="T3">TVS82-92</text:span></text:p><text:p text:style-name="P8"><text:span text:style-name="T4">AR82-92</text:span></text:p></draw:text-box></draw:frame><draw:custom-shape draw:style-name="gr2" draw:text-style-name="P6" svg:width="1.361cm" svg:height="1.283cm" draw:transform="rotate (1.5707963267949) translate (4.88055555555556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905cm" svg:y="9.652cm"><draw:text-box><text:p text:style-name="P7"><text:span text:style-name="T3">TVS82-94</text:span></text:p><text:p text:style-name="P8"><text:span text:style-name="T4">AR82-94</text:span></text:p></draw:text-box></draw:frame><draw:custom-shape draw:style-name="gr2" draw:text-style-name="P6" svg:width="1.361cm" svg:height="1.283cm" draw:transform="rotate (1.5707963267949) translate (6.27931944444445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6.304cm" svg:y="9.652cm"><draw:text-box><text:p text:style-name="P7"><text:span text:style-name="T3">TVS82-96</text:span></text:p><text:p text:style-name="P8"><text:span text:style-name="T4">AR82-96</text:span></text:p></draw:text-box></draw:frame><draw:custom-shape draw:style-name="gr2" draw:text-style-name="P6" svg:width="1.361cm" svg:height="1.283cm" draw:transform="rotate (1.5707963267949) translate (7.72041666666667cm 10.622041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704cm" svg:y="9.652cm"><draw:text-box><text:p text:style-name="P7"><text:span text:style-name="T5">TVS82-98</text:span></text:p><text:p text:style-name="P8"><text:span text:style-name="T6">AR82-98</text:span></text:p></draw:text-box></draw:frame><draw:custom-shape draw:style-name="gr2" draw:text-style-name="P6" svg:width="1.361cm" svg:height="1.283cm" draw:transform="rotate (1.5707963267949) translate (9.07861111111111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103cm" svg:y="9.652cm"><draw:text-box><text:p text:style-name="P7"><text:span text:style-name="T3">TVS82-100</text:span></text:p><text:p text:style-name="P8"><text:span text:style-name="T4">AR82-100</text:span></text:p></draw:text-box></draw:frame><draw:custom-shape draw:style-name="gr2" draw:text-style-name="P6" svg:width="1.361cm" svg:height="1.283cm" draw:transform="rotate (1.5707963267949) translate (10.477375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0.502cm" svg:y="9.652cm"><draw:text-box><text:p text:style-name="P7"><text:span text:style-name="T3">TVS82-102</text:span></text:p><text:p text:style-name="P8"><text:span text:style-name="T4">AR82-102</text:span></text:p></draw:text-box></draw:frame><draw:custom-shape draw:style-name="gr2" draw:text-style-name="P6" svg:width="1.361cm" svg:height="1.283cm" draw:transform="rotate (1.5707963267949) translate (11.8779027777778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1.903cm" svg:y="9.652cm"><draw:text-box><text:p text:style-name="P7"><text:span text:style-name="T3">TVS82-104</text:span></text:p><text:p text:style-name="P8"><text:span text:style-name="T4">AR82-104</text:span></text:p></draw:text-box></draw:frame><draw:custom-shape draw:style-name="gr2" draw:text-style-name="P6" svg:width="1.361cm" svg:height="1.283cm" draw:transform="rotate (1.5707963267949) translate (13.2766666666667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3.301cm" svg:y="9.652cm"><draw:text-box><text:p text:style-name="P7"><text:span text:style-name="T3">TVS82-106</text:span></text:p><text:p text:style-name="P8"><text:span text:style-name="T4">AR82-106</text:span></text:p></draw:text-box></draw:frame><draw:custom-shape draw:style-name="gr2" draw:text-style-name="P6" svg:width="1.361cm" svg:height="1.283cm" draw:transform="rotate (1.5707963267949) translate (2.779763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2.804cm" svg:y="10.756cm"><draw:text-box><text:p text:style-name="P7"><text:span text:style-name="T3">TVS83-91</text:span></text:p><text:p text:style-name="P8"><text:span text:style-name="T4">AR83-91</text:span></text:p></draw:text-box></draw:frame><draw:custom-shape draw:style-name="gr4" draw:text-style-name="P6" svg:width="1.361cm" svg:height="1.281cm" draw:transform="rotate (1.5707963267949) translate (4.1820555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205cm" svg:y="10.756cm"><draw:text-box><text:p text:style-name="P7"><text:span text:style-name="T3">TVS83-93</text:span></text:p><text:p text:style-name="P8"><text:span text:style-name="T4">AR83-93</text:span></text:p></draw:text-box></draw:frame><draw:custom-shape draw:style-name="gr2" draw:text-style-name="P6" svg:width="1.361cm" svg:height="1.283cm" draw:transform="rotate (1.5707963267949) translate (5.5790555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5.604cm" svg:y="10.756cm"><draw:text-box><text:p text:style-name="P7"><text:span text:style-name="T3">TVS83-95</text:span></text:p><text:p text:style-name="P8"><text:span text:style-name="T4">AR83-95</text:span></text:p></draw:text-box></draw:frame><draw:custom-shape draw:style-name="gr4" draw:text-style-name="P6" svg:width="1.361cm" svg:height="1.281cm" draw:transform="rotate (1.5707963267949) translate (6.98134722222222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004cm" svg:y="10.756cm"><draw:text-box><text:p text:style-name="P7"><text:span text:style-name="T3">TVS83-97</text:span></text:p><text:p text:style-name="P8"><text:span text:style-name="T4">AR83-97</text:span></text:p></draw:text-box></draw:frame><draw:custom-shape draw:style-name="gr2" draw:text-style-name="P6" svg:width="1.361cm" svg:height="1.283cm" draw:transform="rotate (1.5707963267949) translate (8.37834722222222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8.403cm" svg:y="10.756cm"><draw:text-box><text:p text:style-name="P7"><text:span text:style-name="T3">TVS83-99</text:span></text:p><text:p text:style-name="P8"><text:span text:style-name="T4">AR83-99</text:span></text:p></draw:text-box></draw:frame><draw:custom-shape draw:style-name="gr4" draw:text-style-name="P6" svg:width="1.361cm" svg:height="1.281cm" draw:transform="rotate (1.5707963267949) translate (9.780638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804cm" svg:y="10.756cm"><draw:text-box><text:p text:style-name="P7"><text:span text:style-name="T3">TVS83-101</text:span></text:p><text:p text:style-name="P8"><text:span text:style-name="T4">AR83-101</text:span></text:p></draw:text-box></draw:frame><draw:custom-shape draw:style-name="gr2" draw:text-style-name="P6" svg:width="1.361cm" svg:height="1.283cm" draw:transform="rotate (1.5707963267949) translate (11.17763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1.202cm" svg:y="10.756cm"><draw:text-box><text:p text:style-name="P7"><text:span text:style-name="T3">TVS83-103</text:span></text:p><text:p text:style-name="P8"><text:span text:style-name="T4">AR83-103</text:span></text:p></draw:text-box></draw:frame><draw:custom-shape draw:style-name="gr4" draw:text-style-name="P6" svg:width="1.361cm" svg:height="1.281cm" draw:transform="rotate (1.5707963267949) translate (12.579930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2.603cm" svg:y="10.756cm"><draw:text-box><text:p text:style-name="P7"><text:span text:style-name="T3">TVS83-105</text:span></text:p><text:p text:style-name="P8"><text:span text:style-name="T4">AR83-105</text:span></text:p></draw:text-box></draw:frame><draw:custom-shape draw:style-name="gr2" draw:text-style-name="P6" svg:width="1.361cm" svg:height="1.283cm" draw:transform="rotate (1.5707963267949) translate (3.48002777777778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3.505cm" svg:y="11.862cm"><draw:text-box><text:p text:style-name="P7"><text:span text:style-name="T3">TVS84-92</text:span></text:p><text:p text:style-name="P8"><text:span text:style-name="T4">AR84-92</text:span></text:p></draw:text-box></draw:frame><draw:custom-shape draw:style-name="gr2" draw:text-style-name="P6" svg:width="1.361cm" svg:height="1.283cm" draw:transform="rotate (1.5707963267949) translate (4.88055555555556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905cm" svg:y="11.862cm"><draw:text-box><text:p text:style-name="P7"><text:span text:style-name="T3">TVS84-94</text:span></text:p><text:p text:style-name="P8"><text:span text:style-name="T4">AR84-94</text:span></text:p></draw:text-box></draw:frame><draw:custom-shape draw:style-name="gr2" draw:text-style-name="P6" svg:width="1.361cm" svg:height="1.283cm" draw:transform="rotate (1.5707963267949) translate (6.27931944444445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6.304cm" svg:y="11.862cm"><draw:text-box><text:p text:style-name="P7"><text:span text:style-name="T3">TVS84-96</text:span></text:p><text:p text:style-name="P8"><text:span text:style-name="T4">AR84-96</text:span></text:p></draw:text-box></draw:frame><draw:custom-shape draw:style-name="gr2" draw:text-style-name="P6" svg:width="1.361cm" svg:height="1.283cm" draw:transform="rotate (1.5707963267949) translate (7.67984722222222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704cm" svg:y="11.862cm"><draw:text-box><text:p text:style-name="P7"><text:span text:style-name="T5">TVS84-98</text:span></text:p><text:p text:style-name="P8"><text:span text:style-name="T6">AR84-98</text:span></text:p></draw:text-box></draw:frame><draw:custom-shape draw:style-name="gr2" draw:text-style-name="P6" svg:width="1.361cm" svg:height="1.283cm" draw:transform="rotate (1.5707963267949) translate (9.07861111111111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103cm" svg:y="11.862cm"><draw:text-box><text:p text:style-name="P7"><text:span text:style-name="T3">TVS84-100</text:span></text:p><text:p text:style-name="P8"><text:span text:style-name="T4">AR84-100</text:span></text:p></draw:text-box></draw:frame><draw:custom-shape draw:style-name="gr2" draw:text-style-name="P6" svg:width="1.361cm" svg:height="1.283cm" draw:transform="rotate (1.5707963267949) translate (10.477375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0.502cm" svg:y="11.862cm"><draw:text-box><text:p text:style-name="P7"><text:span text:style-name="T3">TVS84-102</text:span></text:p><text:p text:style-name="P8"><text:span text:style-name="T4">AR84-102</text:span></text:p></draw:text-box></draw:frame><draw:custom-shape draw:style-name="gr2" draw:text-style-name="P6" svg:width="1.361cm" svg:height="1.283cm" draw:transform="rotate (1.5707963267949) translate (11.8779027777778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1.903cm" svg:y="11.862cm"><draw:text-box><text:p text:style-name="P7"><text:span text:style-name="T3">TVS84-104</text:span></text:p><text:p text:style-name="P8"><text:span text:style-name="T4">AR84-104</text:span></text:p></draw:text-box></draw:frame><draw:custom-shape draw:style-name="gr2" draw:text-style-name="P6" svg:width="1.361cm" svg:height="1.283cm" draw:transform="rotate (1.5707963267949) translate (13.2766666666667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3.301cm" svg:y="11.862cm"><draw:text-box><text:p text:style-name="P7"><text:span text:style-name="T3">TVS84-106</text:span></text:p><text:p text:style-name="P8"><text:span text:style-name="T4">AR84-106</text:span></text:p></draw:text-box></draw:frame><draw:custom-shape draw:style-name="gr2" draw:text-style-name="P6" svg:width="1.359cm" svg:height="1.283cm" draw:transform="rotate (1.5707963267949) translate (2.779763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2.804cm" svg:y="12.971cm"><draw:text-box><text:p text:style-name="P7"><text:span text:style-name="T3">TVS85-91</text:span></text:p><text:p text:style-name="P8"><text:span text:style-name="T4">AR85-91</text:span></text:p></draw:text-box></draw:frame><draw:custom-shape draw:style-name="gr4" draw:text-style-name="P6" svg:width="1.359cm" svg:height="1.281cm" draw:transform="rotate (1.5707963267949) translate (4.1820555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4.205cm" svg:y="12.971cm"><draw:text-box><text:p text:style-name="P7"><text:span text:style-name="T3">TVS85-93</text:span></text:p><text:p text:style-name="P8"><text:span text:style-name="T4">AR85-93</text:span></text:p></draw:text-box></draw:frame><draw:custom-shape draw:style-name="gr2" draw:text-style-name="P6" svg:width="1.359cm" svg:height="1.283cm" draw:transform="rotate (1.5707963267949) translate (5.5790555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5.604cm" svg:y="12.971cm"><draw:text-box><text:p text:style-name="P7"><text:span text:style-name="T3">TVS85-95</text:span></text:p><text:p text:style-name="P8"><text:span text:style-name="T4">AR85-95</text:span></text:p></draw:text-box></draw:frame><draw:custom-shape draw:style-name="gr4" draw:text-style-name="P6" svg:width="1.359cm" svg:height="1.281cm" draw:transform="rotate (1.5707963267949) translate (6.98134722222222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7.004cm" svg:y="12.971cm"><draw:text-box><text:p text:style-name="P7"><text:span text:style-name="T3">TVS85-97</text:span></text:p><text:p text:style-name="P8"><text:span text:style-name="T4">AR85-97</text:span></text:p></draw:text-box></draw:frame><draw:custom-shape draw:style-name="gr2" draw:text-style-name="P6" svg:width="1.359cm" svg:height="1.283cm" draw:transform="rotate (1.5707963267949) translate (8.37834722222222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8.403cm" svg:y="12.971cm"><draw:text-box><text:p text:style-name="P7"><text:span text:style-name="T3">TVS85-99</text:span></text:p><text:p text:style-name="P8"><text:span text:style-name="T4">AR85-99</text:span></text:p></draw:text-box></draw:frame><draw:custom-shape draw:style-name="gr4" draw:text-style-name="P6" svg:width="1.359cm" svg:height="1.281cm" draw:transform="rotate (1.5707963267949) translate (9.780638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9.804cm" svg:y="12.971cm"><draw:text-box><text:p text:style-name="P7"><text:span text:style-name="T3">TVS85-101</text:span></text:p><text:p text:style-name="P8"><text:span text:style-name="T4">AR85-101</text:span></text:p></draw:text-box></draw:frame><draw:custom-shape draw:style-name="gr2" draw:text-style-name="P6" svg:width="1.359cm" svg:height="1.283cm" draw:transform="rotate (1.5707963267949) translate (11.17763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11.202cm" svg:y="12.971cm"><draw:text-box><text:p text:style-name="P7"><text:span text:style-name="T3">TVS85-103</text:span></text:p><text:p text:style-name="P8"><text:span text:style-name="T4">AR85-103</text:span></text:p></draw:text-box></draw:frame><draw:custom-shape draw:style-name="gr4" draw:text-style-name="P6" svg:width="1.359cm" svg:height="1.281cm" draw:transform="rotate (1.5707963267949) translate (12.579930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12.603cm" svg:y="12.971cm"><draw:text-box><text:p text:style-name="P7"><text:span text:style-name="T3">TVS85-105</text:span></text:p><text:p text:style-name="P8"><text:span text:style-name="T4">AR85-105</text:span></text:p></draw:text-box></draw:frame><draw:custom-shape draw:style-name="gr2" draw:text-style-name="P6" svg:width="1.361cm" svg:height="1.283cm" draw:transform="rotate (1.5707963267949) translate (3.48002777777778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3.505cm" svg:y="14.074cm"><draw:text-box><text:p text:style-name="P7"><text:span text:style-name="T3">TVS86-92</text:span></text:p><text:p text:style-name="P8"><text:span text:style-name="T4">AR86-92</text:span></text:p></draw:text-box></draw:frame><draw:custom-shape draw:style-name="gr2" draw:text-style-name="P6" svg:width="1.361cm" svg:height="1.283cm" draw:transform="rotate (1.5707963267949) translate (4.88055555555556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905cm" svg:y="14.074cm"><draw:text-box><text:p text:style-name="P7"><text:span text:style-name="T3">TVS86-94</text:span></text:p><text:p text:style-name="P8"><text:span text:style-name="T4">AR86-94</text:span></text:p></draw:text-box></draw:frame><draw:custom-shape draw:style-name="gr2" draw:text-style-name="P6" svg:width="1.361cm" svg:height="1.283cm" draw:transform="rotate (1.5707963267949) translate (6.27931944444445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6.304cm" svg:y="14.074cm"><draw:text-box><text:p text:style-name="P7"><text:span text:style-name="T3">TVS86-96</text:span></text:p><text:p text:style-name="P8"><text:span text:style-name="T4">AR86-96</text:span></text:p></draw:text-box></draw:frame><draw:custom-shape draw:style-name="gr2" draw:text-style-name="P6" svg:width="1.361cm" svg:height="1.283cm" draw:transform="rotate (1.5707963267949) translate (7.67984722222222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704cm" svg:y="14.074cm"><draw:text-box><text:p text:style-name="P7"><text:span text:style-name="T5">TVS86-98</text:span></text:p><text:p text:style-name="P8"><text:span text:style-name="T6">AR86-98</text:span></text:p></draw:text-box></draw:frame><draw:custom-shape draw:style-name="gr2" draw:text-style-name="P6" svg:width="1.361cm" svg:height="1.283cm" draw:transform="rotate (1.5707963267949) translate (9.07861111111111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103cm" svg:y="14.074cm"><draw:text-box><text:p text:style-name="P7"><text:span text:style-name="T3">TVS86-100</text:span></text:p><text:p text:style-name="P8"><text:span text:style-name="T4">AR86-100</text:span></text:p></draw:text-box></draw:frame><draw:custom-shape draw:style-name="gr2" draw:text-style-name="P6" svg:width="1.361cm" svg:height="1.283cm" draw:transform="rotate (1.5707963267949) translate (10.477375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0.502cm" svg:y="14.074cm"><draw:text-box><text:p text:style-name="P7"><text:span text:style-name="T3">TVS86-102</text:span></text:p><text:p text:style-name="P8"><text:span text:style-name="T4">AR86-102</text:span></text:p></draw:text-box></draw:frame><draw:custom-shape draw:style-name="gr2" draw:text-style-name="P6" svg:width="1.361cm" svg:height="1.283cm" draw:transform="rotate (1.5707963267949) translate (11.8779027777778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1.903cm" svg:y="14.074cm"><draw:text-box><text:p text:style-name="P7"><text:span text:style-name="T3">TVS86-104</text:span></text:p><text:p text:style-name="P8"><text:span text:style-name="T4">AR86-104</text:span></text:p></draw:text-box></draw:frame><draw:custom-shape draw:style-name="gr2" draw:text-style-name="P6" svg:width="1.361cm" svg:height="1.283cm" draw:transform="rotate (1.5707963267949) translate (13.2766666666667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3.301cm" svg:y="14.074cm"><draw:text-box><text:p text:style-name="P7"><text:span text:style-name="T3">TVS86-106</text:span></text:p><text:p text:style-name="P8"><text:span text:style-name="T4">AR86-106</text:span></text:p></draw:text-box></draw:frame><draw:custom-shape draw:style-name="gr2" draw:text-style-name="P6" svg:width="1.361cm" svg:height="1.283cm" draw:transform="rotate (1.5707963267949) translate (2.779763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2.804cm" svg:y="15.18cm"><draw:text-box><text:p text:style-name="P7"><text:span text:style-name="T3">TVS87-91</text:span></text:p><text:p text:style-name="P8"><text:span text:style-name="T4">AR87-91</text:span></text:p></draw:text-box></draw:frame><draw:custom-shape draw:style-name="gr4" draw:text-style-name="P6" svg:width="1.361cm" svg:height="1.281cm" draw:transform="rotate (1.5707963267949) translate (4.1820555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205cm" svg:y="15.18cm"><draw:text-box><text:p text:style-name="P7"><text:span text:style-name="T3">TVS87-93</text:span></text:p><text:p text:style-name="P8"><text:span text:style-name="T4">AR87-93</text:span></text:p></draw:text-box></draw:frame><draw:custom-shape draw:style-name="gr2" draw:text-style-name="P6" svg:width="1.361cm" svg:height="1.283cm" draw:transform="rotate (1.5707963267949) translate (5.5790555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5.604cm" svg:y="15.18cm"><draw:text-box><text:p text:style-name="P7"><text:span text:style-name="T3">TVS87-95</text:span></text:p><text:p text:style-name="P8"><text:span text:style-name="T4">AR87-95</text:span></text:p></draw:text-box></draw:frame><draw:custom-shape draw:style-name="gr4" draw:text-style-name="P6" svg:width="1.361cm" svg:height="1.281cm" draw:transform="rotate (1.5707963267949) translate (6.98134722222222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004cm" svg:y="15.18cm"><draw:text-box><text:p text:style-name="P7"><text:span text:style-name="T3">TVS87-97</text:span></text:p><text:p text:style-name="P8"><text:span text:style-name="T4">AR87-97</text:span></text:p></draw:text-box></draw:frame><draw:custom-shape draw:style-name="gr2" draw:text-style-name="P6" svg:width="1.361cm" svg:height="1.283cm" draw:transform="rotate (1.5707963267949) translate (8.37834722222222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8.403cm" svg:y="15.18cm"><draw:text-box><text:p text:style-name="P7"><text:span text:style-name="T3">TVS87-99</text:span></text:p><text:p text:style-name="P8"><text:span text:style-name="T4">AR87-99</text:span></text:p></draw:text-box></draw:frame><draw:custom-shape draw:style-name="gr4" draw:text-style-name="P6" svg:width="1.361cm" svg:height="1.281cm" draw:transform="rotate (1.5707963267949) translate (9.780638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804cm" svg:y="15.18cm"><draw:text-box><text:p text:style-name="P7"><text:span text:style-name="T3">TVS87-101</text:span></text:p><text:p text:style-name="P8"><text:span text:style-name="T4">AR87-101</text:span></text:p></draw:text-box></draw:frame><draw:custom-shape draw:style-name="gr2" draw:text-style-name="P6" svg:width="1.361cm" svg:height="1.283cm" draw:transform="rotate (1.5707963267949) translate (11.17763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1.202cm" svg:y="15.18cm"><draw:text-box><text:p text:style-name="P7"><text:span text:style-name="T3">TVS87-103</text:span></text:p><text:p text:style-name="P8"><text:span text:style-name="T4">AR87-103</text:span></text:p></draw:text-box></draw:frame><draw:custom-shape draw:style-name="gr4" draw:text-style-name="P6" svg:width="1.361cm" svg:height="1.281cm" draw:transform="rotate (1.5707963267949) translate (12.579930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2.603cm" svg:y="15.18cm"><draw:text-box><text:p text:style-name="P7"><text:span text:style-name="T3">TVS87-105</text:span></text:p><text:p text:style-name="P8"><text:span text:style-name="T4">AR87-105</text:span></text:p></draw:text-box></draw:frame><draw:custom-shape draw:style-name="gr2" draw:text-style-name="P6" svg:width="1.361cm" svg:height="1.283cm" draw:transform="rotate (1.5707963267949) translate (3.48002777777778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3.505cm" svg:y="16.287cm"><draw:text-box><text:p text:style-name="P7"><text:span text:style-name="T3">TVS88-92</text:span></text:p><text:p text:style-name="P8"><text:span text:style-name="T4">AR88-92</text:span></text:p></draw:text-box></draw:frame><draw:custom-shape draw:style-name="gr2" draw:text-style-name="P6" svg:width="1.361cm" svg:height="1.283cm" draw:transform="rotate (1.5707963267949) translate (4.88055555555556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905cm" svg:y="16.287cm"><draw:text-box><text:p text:style-name="P7"><text:span text:style-name="T3">TVS88-94</text:span></text:p><text:p text:style-name="P8"><text:span text:style-name="T4">AR88-94</text:span></text:p></draw:text-box></draw:frame><draw:custom-shape draw:style-name="gr2" draw:text-style-name="P6" svg:width="1.361cm" svg:height="1.283cm" draw:transform="rotate (1.5707963267949) translate (6.27931944444445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6.304cm" svg:y="16.287cm"><draw:text-box><text:p text:style-name="P7"><text:span text:style-name="T3">TVS88-96</text:span></text:p><text:p text:style-name="P8"><text:span text:style-name="T4">AR88-96</text:span></text:p></draw:text-box></draw:frame><draw:custom-shape draw:style-name="gr2" draw:text-style-name="P6" svg:width="1.361cm" svg:height="1.283cm" draw:transform="rotate (1.5707963267949) translate (7.67984722222222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704cm" svg:y="16.287cm"><draw:text-box><text:p text:style-name="P7"><text:span text:style-name="T5">TVS88-98</text:span></text:p><text:p text:style-name="P8"><text:span text:style-name="T6">AR88-98</text:span></text:p></draw:text-box></draw:frame><draw:custom-shape draw:style-name="gr2" draw:text-style-name="P6" svg:width="1.361cm" svg:height="1.283cm" draw:transform="rotate (1.5707963267949) translate (9.07861111111111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103cm" svg:y="16.287cm"><draw:text-box><text:p text:style-name="P7"><text:span text:style-name="T3">TVS88-100</text:span></text:p><text:p text:style-name="P8"><text:span text:style-name="T4">AR88-100</text:span></text:p></draw:text-box></draw:frame><draw:custom-shape draw:style-name="gr2" draw:text-style-name="P6" svg:width="1.361cm" svg:height="1.283cm" draw:transform="rotate (1.5707963267949) translate (10.477375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0.502cm" svg:y="16.287cm"><draw:text-box><text:p text:style-name="P7"><text:span text:style-name="T3">TVS88-102</text:span></text:p><text:p text:style-name="P8"><text:span text:style-name="T4">AR88-102</text:span></text:p></draw:text-box></draw:frame><draw:custom-shape draw:style-name="gr2" draw:text-style-name="P6" svg:width="1.361cm" svg:height="1.283cm" draw:transform="rotate (1.5707963267949) translate (11.8779027777778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1.903cm" svg:y="16.287cm"><draw:text-box><text:p text:style-name="P7"><text:span text:style-name="T3">TVS88-104</text:span></text:p><text:p text:style-name="P8"><text:span text:style-name="T4">AR88-104</text:span></text:p></draw:text-box></draw:frame><draw:custom-shape draw:style-name="gr2" draw:text-style-name="P6" svg:width="1.361cm" svg:height="1.283cm" draw:transform="rotate (1.5707963267949) translate (13.2766666666667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3.301cm" svg:y="16.287cm"><draw:text-box><text:p text:style-name="P7"><text:span text:style-name="T3">TVS88-106</text:span></text:p><text:p text:style-name="P8"><text:span text:style-name="T4">AR88-106</text:span></text:p></draw:text-box></draw:frame><draw:custom-shape draw:style-name="gr2" draw:text-style-name="P6" svg:width="1.361cm" svg:height="1.283cm" draw:transform="rotate (1.5707963267949) translate (5.57905555555556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5.604cm" svg:y="17.395cm"><draw:text-box><text:p text:style-name="P7"><text:span text:style-name="T3">TVS89-95</text:span></text:p><text:p text:style-name="P8"><text:span text:style-name="T4">AR89-95</text:span></text:p></draw:text-box></draw:frame><draw:custom-shape draw:style-name="gr4" draw:text-style-name="P6" svg:width="1.361cm" svg:height="1.281cm" draw:transform="rotate (1.5707963267949) translate (6.98134722222222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7.004cm" svg:y="17.395cm"><draw:text-box><text:p text:style-name="P7"><text:span text:style-name="T3">TVS89-97</text:span></text:p><text:p text:style-name="P8"><text:span text:style-name="T4">AR89-97</text:span></text:p></draw:text-box></draw:frame><draw:custom-shape draw:style-name="gr2" draw:text-style-name="P6" svg:width="1.361cm" svg:height="1.283cm" draw:transform="rotate (1.5707963267949) translate (8.37834722222222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8.403cm" svg:y="17.395cm"><draw:text-box><text:p text:style-name="P7"><text:span text:style-name="T3">TVS89-99</text:span></text:p><text:p text:style-name="P8"><text:span text:style-name="T4">AR89-99</text:span></text:p></draw:text-box></draw:frame><draw:custom-shape draw:style-name="gr4" draw:text-style-name="P6" svg:width="1.361cm" svg:height="1.281cm" draw:transform="rotate (1.5707963267949) translate (9.78063888888889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9.804cm" svg:y="17.395cm"><draw:text-box><text:p text:style-name="P7"><text:span text:style-name="T3">TVS89-101</text:span></text:p><text:p text:style-name="P8"><text:span text:style-name="T4">AR89-101</text:span></text:p></draw:text-box></draw:frame><draw:custom-shape draw:style-name="gr2" draw:text-style-name="P6" svg:width="1.361cm" svg:height="1.283cm" draw:transform="rotate (1.5707963267949) translate (11.1776388888889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6cm" svg:x="11.202cm" svg:y="17.395cm"><draw:text-box><text:p text:style-name="P7"><text:span text:style-name="T3">TVS89-103</text:span></text:p><text:p text:style-name="P8"><text:span text:style-name="T4">AR89-103</text:span></text:p></draw:text-box></draw:frame><draw:custom-shape draw:style-name="gr4" draw:text-style-name="P6" svg:width="1.361cm" svg:height="1.281cm" draw:transform="rotate (1.5707963267949) translate (12.5799305555556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6cm" svg:x="12.603cm" svg:y="17.395cm"><draw:text-box><text:p text:style-name="P7"><text:span text:style-name="T3">TVS89-105</text:span></text:p><text:p text:style-name="P8"><text:span text:style-name="T4">AR89-105</text:span></text:p></draw:text-box></draw:frame><draw:custom-shape draw:style-name="gr2" draw:text-style-name="P6" svg:width="1.361cm" svg:height="1.283cm" draw:transform="rotate (1.5707963267949) translate (4.88055555555556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4.905cm" svg:y="18.496cm"><draw:text-box><text:p text:style-name="P7"><text:span text:style-name="T3">TVS90-94</text:span></text:p><text:p text:style-name="P8"><text:span text:style-name="T4">AR90-94</text:span></text:p></draw:text-box></draw:frame><draw:custom-shape draw:style-name="gr2" draw:text-style-name="P6" svg:width="1.361cm" svg:height="1.283cm" draw:transform="rotate (1.5707963267949) translate (6.27931944444445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6.304cm" svg:y="18.496cm"><draw:text-box><text:p text:style-name="P7"><text:span text:style-name="T3">TVS90-96</text:span></text:p><text:p text:style-name="P8"><text:span text:style-name="T4">AR90-96</text:span></text:p></draw:text-box></draw:frame><draw:custom-shape draw:style-name="gr2" draw:text-style-name="P6" svg:width="1.361cm" svg:height="1.283cm" draw:transform="rotate (1.5707963267949) translate (7.67984722222222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7.704cm" svg:y="18.496cm"><draw:text-box><text:p text:style-name="P7"><text:span text:style-name="T5">TVS90-98</text:span></text:p><text:p text:style-name="P8"><text:span text:style-name="T6">AR90-98</text:span></text:p></draw:text-box></draw:frame><draw:custom-shape draw:style-name="gr2" draw:text-style-name="P6" svg:width="1.361cm" svg:height="1.283cm" draw:transform="rotate (1.5707963267949) translate (9.07861111111111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9.103cm" svg:y="18.496cm"><draw:text-box><text:p text:style-name="P7"><text:span text:style-name="T3">TVS90-100</text:span></text:p><text:p text:style-name="P8"><text:span text:style-name="T4">AR90-100</text:span></text:p></draw:text-box></draw:frame><draw:custom-shape draw:style-name="gr2" draw:text-style-name="P6" svg:width="1.361cm" svg:height="1.283cm" draw:transform="rotate (1.5707963267949) translate (10.477375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0.502cm" svg:y="18.496cm"><draw:text-box><text:p text:style-name="P7"><text:span text:style-name="T3">TVS90-102</text:span></text:p><text:p text:style-name="P8"><text:span text:style-name="T4">AR90-102</text:span></text:p></draw:text-box></draw:frame><draw:custom-shape draw:style-name="gr2" draw:text-style-name="P6" svg:width="1.361cm" svg:height="1.283cm" draw:transform="rotate (1.5707963267949) translate (11.8779027777778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cm" svg:height="0.638cm" svg:x="11.903cm" svg:y="18.496cm"><draw:text-box><text:p text:style-name="P7"><text:span text:style-name="T3">TVS90-104</text:span></text:p><text:p text:style-name="P8"><text:span text:style-name="T4">AR90-104</text:span></text:p></draw:text-box></draw:frame><draw:custom-shape draw:style-name="gr2" draw:text-style-name="P6" svg:width="1.361cm" svg:height="1.283cm" draw:transform="rotate (1.5707963267949) translate (13.2766666666667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9" svg:width="1.232cm" svg:height="0.638cm" svg:x="13.301cm" svg:y="18.496cm"><draw:text-box><text:p text:style-name="P7"><text:span text:style-name="T3">TVS90-106</text:span></text:p><text:p text:style-name="P8"><text:span text:style-name="T4">AR90-106</text:span></text:p></draw:text-box></draw:frame><draw:line draw:style-name="gr5" draw:text-style-name="P10" svg:x1="6.198cm" svg:y1="3.318cm" svg:x2="0.993cm" svg:y2="3.316cm"><text:p/></draw:line><draw:line draw:style-name="gr5" draw:text-style-name="P10" svg:x1="7.054cm" svg:y1="4.43cm" svg:x2="1.071cm" svg:y2="4.43cm"><text:p/></draw:line><draw:line draw:style-name="gr5" draw:text-style-name="P10" svg:x1="6.198cm" svg:y1="5.52cm" svg:x2="0.993cm" svg:y2="5.52cm"><text:p/></draw:line><draw:line draw:style-name="gr5" draw:text-style-name="P10" svg:x1="2.78cm" svg:y1="6.618cm" svg:x2="0.995cm" svg:y2="6.63cm"><text:p/></draw:line><draw:line draw:style-name="gr5" draw:text-style-name="P10" svg:x1="3.517cm" svg:y1="7.678cm" svg:x2="0.993cm" svg:y2="7.678cm"><text:p/></draw:line><draw:line draw:style-name="gr5" draw:text-style-name="P10" svg:x1="2.607cm" svg:y1="8.814cm" svg:x2="0.993cm" svg:y2="8.814cm"><text:p/></draw:line><draw:line draw:style-name="gr5" draw:text-style-name="P10" svg:x1="3.567cm" svg:y1="9.904cm" svg:x2="0.995cm" svg:y2="9.902cm"><text:p/></draw:line><draw:line draw:style-name="gr5" draw:text-style-name="P10" svg:x1="2.607cm" svg:y1="11.017cm" svg:x2="0.993cm" svg:y2="11.017cm"><text:p/></draw:line><draw:line draw:style-name="gr5" draw:text-style-name="P10" svg:x1="3.567cm" svg:y1="12.13cm" svg:x2="0.995cm" svg:y2="12.128cm"><text:p/></draw:line><draw:line draw:style-name="gr5" draw:text-style-name="P10" svg:x1="2.607cm" svg:y1="13.243cm" svg:x2="0.993cm" svg:y2="13.243cm"><text:p/></draw:line><draw:line draw:style-name="gr5" draw:text-style-name="P10" svg:x1="3.567cm" svg:y1="14.33cm" svg:x2="0.995cm" svg:y2="14.328cm"><text:p/></draw:line><draw:line draw:style-name="gr5" draw:text-style-name="P10" svg:x1="2.607cm" svg:y1="15.446cm" svg:x2="0.993cm" svg:y2="15.446cm"><text:p/></draw:line><draw:line draw:style-name="gr5" draw:text-style-name="P10" svg:x1="3.567cm" svg:y1="16.512cm" svg:x2="0.995cm" svg:y2="16.51cm"><text:p/></draw:line><draw:line draw:style-name="gr5" draw:text-style-name="P10" svg:x1="5.44cm" svg:y1="17.626cm" svg:x2="0.995cm" svg:y2="17.626cm"><text:p/></draw:line><draw:line draw:style-name="gr5" draw:text-style-name="P10" svg:x1="5.059cm" svg:y1="18.711cm" svg:x2="0.993cm" svg:y2="18.711cm"><text:p/></draw:line><draw:frame draw:style-name="gr3" draw:text-style-name="P12" svg:width="0.556cm" svg:height="0.331cm" svg:x="0.499cm" svg:y="3.164cm"><draw:text-box><text:p text:style-name="P11"><text:span text:style-name="T7">76</text:span></text:p><text:p text:style-name="P11"><text:span text:style-name="T8"/></text:p></draw:text-box></draw:frame><draw:frame draw:style-name="gr3" draw:text-style-name="P12" svg:width="0.556cm" svg:height="0.331cm" svg:x="0.499cm" svg:y="4.265cm"><draw:text-box><text:p text:style-name="P11"><text:span text:style-name="T7">77</text:span></text:p><text:p text:style-name="P11"><text:span text:style-name="T8"/></text:p></draw:text-box></draw:frame><draw:frame draw:style-name="gr3" draw:text-style-name="P12" svg:width="0.556cm" svg:height="0.331cm" svg:x="0.499cm" svg:y="5.342cm"><draw:text-box><text:p text:style-name="P11"><text:span text:style-name="T7">78</text:span></text:p><text:p text:style-name="P11"><text:span text:style-name="T8"/></text:p></draw:text-box></draw:frame><draw:frame draw:style-name="gr3" draw:text-style-name="P12" svg:width="0.556cm" svg:height="0.331cm" svg:x="0.499cm" svg:y="6.443cm"><draw:text-box><text:p text:style-name="P11"><text:span text:style-name="T7">79</text:span></text:p><text:p text:style-name="P11"><text:span text:style-name="T8"/></text:p></draw:text-box></draw:frame><draw:frame draw:style-name="gr3" draw:text-style-name="P12" svg:width="0.556cm" svg:height="0.331cm" svg:x="0.499cm" svg:y="7.523cm"><draw:text-box><text:p text:style-name="P11"><text:span text:style-name="T7">80</text:span></text:p><text:p text:style-name="P11"><text:span text:style-name="T8"/></text:p></draw:text-box></draw:frame><draw:frame draw:style-name="gr3" draw:text-style-name="P12" svg:width="0.556cm" svg:height="0.331cm" svg:x="0.499cm" svg:y="8.623cm"><draw:text-box><text:p text:style-name="P11"><text:span text:style-name="T7">81</text:span></text:p><text:p text:style-name="P11"><text:span text:style-name="T8"/></text:p></draw:text-box></draw:frame><draw:frame draw:style-name="gr3" draw:text-style-name="P12" svg:width="0.556cm" svg:height="0.331cm" svg:x="0.499cm" svg:y="9.701cm"><draw:text-box><text:p text:style-name="P11"><text:span text:style-name="T7">82</text:span></text:p><text:p text:style-name="P11"><text:span text:style-name="T8"/></text:p></draw:text-box></draw:frame><draw:frame draw:style-name="gr3" draw:text-style-name="P12" svg:width="0.556cm" svg:height="0.331cm" svg:x="0.499cm" svg:y="10.802cm"><draw:text-box><text:p text:style-name="P11"><text:span text:style-name="T7">83</text:span></text:p><text:p text:style-name="P11"><text:span text:style-name="T8"/></text:p></draw:text-box></draw:frame><draw:frame draw:style-name="gr3" draw:text-style-name="P12" svg:width="0.556cm" svg:height="0.331cm" svg:x="0.499cm" svg:y="11.969cm"><draw:text-box><text:p text:style-name="P11"><text:span text:style-name="T7">84</text:span></text:p><text:p text:style-name="P11"><text:span text:style-name="T8"/></text:p></draw:text-box></draw:frame><draw:frame draw:style-name="gr3" draw:text-style-name="P12" svg:width="0.556cm" svg:height="0.331cm" svg:x="0.499cm" svg:y="13.07cm"><draw:text-box><text:p text:style-name="P11"><text:span text:style-name="T7">85</text:span></text:p><text:p text:style-name="P11"><text:span text:style-name="T8"/></text:p></draw:text-box></draw:frame><draw:frame draw:style-name="gr3" draw:text-style-name="P12" svg:width="0.556cm" svg:height="0.331cm" svg:x="0.499cm" svg:y="14.148cm"><draw:text-box><text:p text:style-name="P11"><text:span text:style-name="T7">86</text:span></text:p><text:p text:style-name="P11"><text:span text:style-name="T8"/></text:p></draw:text-box></draw:frame><draw:frame draw:style-name="gr3" draw:text-style-name="P12" svg:width="0.556cm" svg:height="0.331cm" svg:x="0.499cm" svg:y="15.248cm"><draw:text-box><text:p text:style-name="P11"><text:span text:style-name="T7">87</text:span></text:p><text:p text:style-name="P11"><text:span text:style-name="T8"/></text:p></draw:text-box></draw:frame><draw:frame draw:style-name="gr3" draw:text-style-name="P12" svg:width="0.556cm" svg:height="0.331cm" svg:x="0.499cm" svg:y="16.326cm"><draw:text-box><text:p text:style-name="P11"><text:span text:style-name="T7">88</text:span></text:p><text:p text:style-name="P11"><text:span text:style-name="T8"/></text:p></draw:text-box></draw:frame><draw:frame draw:style-name="gr3" draw:text-style-name="P12" svg:width="0.556cm" svg:height="0.331cm" svg:x="0.499cm" svg:y="17.427cm"><draw:text-box><text:p text:style-name="P11"><text:span text:style-name="T7">89</text:span></text:p><text:p text:style-name="P11"><text:span text:style-name="T8"/></text:p></draw:text-box></draw:frame><draw:frame draw:style-name="gr3" draw:text-style-name="P12" svg:width="0.556cm" svg:height="0.331cm" svg:x="0.499cm" svg:y="18.506cm"><draw:text-box><text:p text:style-name="P11"><text:span text:style-name="T7">90</text:span></text:p><text:p text:style-name="P11"><text:span text:style-name="T8"/></text:p></draw:text-box></draw:frame><draw:line draw:style-name="gr5" draw:text-style-name="P10" svg:x1="4.089cm" svg:y1="6.207cm" svg:x2="4.089cm" svg:y2="2.36cm"><text:p/></draw:line><draw:line draw:style-name="gr5" draw:text-style-name="P10" svg:x1="4.798cm" svg:y1="5.895cm" svg:x2="4.798cm" svg:y2="2.36cm"><text:p/></draw:line><draw:line draw:style-name="gr5" draw:text-style-name="P10" svg:x1="5.54cm" svg:y1="6.286cm" svg:x2="5.54cm" svg:y2="2.36cm"><text:p/></draw:line><draw:line draw:style-name="gr5" draw:text-style-name="P10" svg:x1="6.2cm" svg:y1="5.957cm" svg:x2="6.2cm" svg:y2="2.36cm"><text:p/></draw:line><draw:line draw:style-name="gr5" draw:text-style-name="P10" svg:x1="6.9cm" svg:y1="2.713cm" svg:x2="6.9cm" svg:y2="2.36cm"><text:p/></draw:line><draw:line draw:style-name="gr5" draw:text-style-name="P10" svg:x1="7.593cm" svg:y1="3.036cm" svg:x2="7.593cm" svg:y2="2.36cm"><text:p/></draw:line><draw:line draw:style-name="gr5" draw:text-style-name="P10" svg:x1="8.318cm" svg:y1="2.713cm" svg:x2="8.318cm" svg:y2="2.36cm"><text:p/></draw:line><draw:line draw:style-name="gr5" draw:text-style-name="P10" svg:x1="9.012cm" svg:y1="3.036cm" svg:x2="9.012cm" svg:y2="2.36cm"><text:p/></draw:line><draw:line draw:style-name="gr5" draw:text-style-name="P10" svg:x1="9.705cm" svg:y1="2.713cm" svg:x2="9.705cm" svg:y2="2.36cm"><text:p/></draw:line><draw:line draw:style-name="gr5" draw:text-style-name="P10" svg:x1="10.414cm" svg:y1="3.036cm" svg:x2="10.414cm" svg:y2="2.36cm"><text:p/></draw:line><draw:line draw:style-name="gr5" draw:text-style-name="P10" svg:x1="11.132cm" svg:y1="2.713cm" svg:x2="11.132cm" svg:y2="2.36cm"><text:p/></draw:line><draw:line draw:style-name="gr5" draw:text-style-name="P10" svg:x1="11.823cm" svg:y1="3.036cm" svg:x2="11.823cm" svg:y2="2.36cm"><text:p/></draw:line><draw:line draw:style-name="gr5" draw:text-style-name="P10" svg:x1="12.55cm" svg:y1="2.713cm" svg:x2="12.55cm" svg:y2="2.36cm"><text:p/></draw:line><draw:line draw:style-name="gr5" draw:text-style-name="P10" svg:x1="13.224cm" svg:y1="3.036cm" svg:x2="13.224cm" svg:y2="2.36cm"><text:p/></draw:line><draw:line draw:style-name="gr5" draw:text-style-name="P10" svg:x1="13.917cm" svg:y1="2.713cm" svg:x2="13.917cm" svg:y2="2.36cm"><text:p/></draw:line><draw:frame draw:style-name="gr3" draw:text-style-name="P12" svg:width="0.556cm" svg:height="0.331cm" svg:x="3.833cm" svg:y="1.998cm"><draw:text-box><text:p text:style-name="P11"><text:span text:style-name="T8">92</text:span></text:p><text:p text:style-name="P11"><text:span text:style-name="T8"/></text:p></draw:text-box></draw:frame><draw:frame draw:style-name="gr3" draw:text-style-name="P12" svg:width="0.556cm" svg:height="0.331cm" svg:x="4.505cm" svg:y="1.998cm"><draw:text-box><text:p text:style-name="P11"><text:span text:style-name="T8">93</text:span></text:p><text:p text:style-name="P11"><text:span text:style-name="T8"/></text:p></draw:text-box></draw:frame><draw:frame draw:style-name="gr3" draw:text-style-name="P12" svg:width="0.556cm" svg:height="0.331cm" svg:x="5.177cm" svg:y="1.998cm"><draw:text-box><text:p text:style-name="P11"><text:span text:style-name="T8">94</text:span></text:p><text:p text:style-name="P11"><text:span text:style-name="T8"/></text:p></draw:text-box></draw:frame><draw:frame draw:style-name="gr3" draw:text-style-name="P12" svg:width="0.556cm" svg:height="0.331cm" svg:x="5.877cm" svg:y="1.998cm"><draw:text-box><text:p text:style-name="P11"><text:span text:style-name="T8">95</text:span></text:p><text:p text:style-name="P11"><text:span text:style-name="T8"/></text:p></draw:text-box></draw:frame><draw:frame draw:style-name="gr3" draw:text-style-name="P12" svg:width="0.556cm" svg:height="0.331cm" svg:x="6.616cm" svg:y="1.998cm"><draw:text-box><text:p text:style-name="P11"><text:span text:style-name="T8">96</text:span></text:p><text:p text:style-name="P11"><text:span text:style-name="T8"/></text:p></draw:text-box></draw:frame><draw:frame draw:style-name="gr3" draw:text-style-name="P12" svg:width="0.556cm" svg:height="0.331cm" svg:x="7.338cm" svg:y="1.998cm"><draw:text-box><text:p text:style-name="P11"><text:span text:style-name="T8">97</text:span></text:p><text:p text:style-name="P11"><text:span text:style-name="T8"/></text:p></draw:text-box></draw:frame><draw:frame draw:style-name="gr3" draw:text-style-name="P12" svg:width="0.556cm" svg:height="0.331cm" svg:x="8.068cm" svg:y="1.998cm"><draw:text-box><text:p text:style-name="P11"><text:span text:style-name="T8">98</text:span></text:p><text:p text:style-name="P11"><text:span text:style-name="T8"/></text:p></draw:text-box></draw:frame><draw:frame draw:style-name="gr3" draw:text-style-name="P12" svg:width="0.556cm" svg:height="0.331cm" svg:x="8.74cm" svg:y="1.998cm"><draw:text-box><text:p text:style-name="P11"><text:span text:style-name="T8">99</text:span></text:p><text:p text:style-name="P11"><text:span text:style-name="T8"/></text:p></draw:text-box></draw:frame><draw:frame draw:style-name="gr3" draw:text-style-name="P12" svg:width="0.556cm" svg:height="0.331cm" svg:x="9.41cm" svg:y="1.998cm"><draw:text-box><text:p text:style-name="P11"><text:span text:style-name="T8">100</text:span></text:p><text:p text:style-name="P11"><text:span text:style-name="T8"/></text:p></draw:text-box></draw:frame><draw:frame draw:style-name="gr3" draw:text-style-name="P12" svg:width="0.556cm" svg:height="0.331cm" svg:x="10.121cm" svg:y="1.998cm"><draw:text-box><text:p text:style-name="P11"><text:span text:style-name="T8">101</text:span></text:p><text:p text:style-name="P11"><text:span text:style-name="T8"/></text:p></draw:text-box></draw:frame><draw:frame draw:style-name="gr3" draw:text-style-name="P12" svg:width="0.556cm" svg:height="0.331cm" svg:x="10.791cm" svg:y="1.998cm"><draw:text-box><text:p text:style-name="P11"><text:span text:style-name="T8">102</text:span></text:p><text:p text:style-name="P11"><text:span text:style-name="T8"/></text:p></draw:text-box></draw:frame><draw:frame draw:style-name="gr3" draw:text-style-name="P12" svg:width="0.556cm" svg:height="0.331cm" svg:x="11.463cm" svg:y="1.998cm"><draw:text-box><text:p text:style-name="P11"><text:span text:style-name="T8">103</text:span></text:p><text:p text:style-name="P11"><text:span text:style-name="T8"/></text:p></draw:text-box></draw:frame><draw:frame draw:style-name="gr3" draw:text-style-name="P12" svg:width="0.556cm" svg:height="0.331cm" svg:x="12.164cm" svg:y="1.998cm"><draw:text-box><text:p text:style-name="P11"><text:span text:style-name="T8">104</text:span></text:p><text:p text:style-name="P11"><text:span text:style-name="T8"/></text:p></draw:text-box></draw:frame><draw:frame draw:style-name="gr3" draw:text-style-name="P12" svg:width="0.556cm" svg:height="0.331cm" svg:x="12.97cm" svg:y="1.998cm"><draw:text-box><text:p text:style-name="P11"><text:span text:style-name="T8">105</text:span></text:p><text:p text:style-name="P11"><text:span text:style-name="T8"/></text:p></draw:text-box></draw:frame><draw:frame draw:style-name="gr3" draw:text-style-name="P12" svg:width="0.556cm" svg:height="0.331cm" svg:x="13.642cm" svg:y="1.998cm"><draw:text-box><text:p text:style-name="P11"><text:span text:style-name="T8">106</text:span></text:p><text:p text:style-name="P11"><text:span text:style-name="T8"/></text:p></draw:text-box></draw:frame><draw:line draw:style-name="gr5" draw:text-style-name="P10" svg:x1="3.415cm" svg:y1="5.895cm" svg:x2="3.415cm" svg:y2="2.36cm"><text:p/></draw:line><draw:frame draw:style-name="gr3" draw:text-style-name="P12" svg:width="0.556cm" svg:height="0.331cm" svg:x="3.124cm" svg:y="1.998cm"><draw:text-box><text:p text:style-name="P11"><text:span text:style-name="T8">9</text:span><text:span text:style-name="T7">1</text:span></text:p><text:p text:style-name="P11"><text:span text:style-name="T8"/></text:p></draw:text-box></draw:frame><draw:custom-shape draw:style-name="gr6" draw:text-style-name="P6" svg:width="10.639cm" svg:height="9.575cm" svg:x="18.358cm" svg:y="6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14" svg:width="9.715cm" svg:height="1.25cm" svg:x="18.789cm" svg:y="10.65cm"><draw:text-box><text:p text:style-name="P13"><text:span text:style-name="T9">Универсальное <text:s text:c="2"/>гнездо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5-11-18T15:06:27.822000000</dc:date>
    <meta:editing-duration>PT3H11M45S</meta:editing-duration>
    <meta:editing-cycles>36</meta:editing-cycles>
    <meta:generator>LibreOffice/7.4.4.2$Windows_X86_64 LibreOffice_project/85569322deea74ec9134968a29af2df5663baa21</meta:generator>
    <meta:document-statistic meta:table-count="0" meta:image-count="0" meta:object-count="0" meta:page-count="3" meta:paragraph-count="3" meta:word-count="6" meta:character-count="32" meta:non-whitespace-character-count="27"/>
  </office:meta>
</office:document-meta>
</file>